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2.6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202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Volume</text:p>
          </table:table-cell>
        </table:table-row>
      </table:table>
      <table:table table:name="2021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2021-09-10T00:00+02:00[Europe/Oslo]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2021-09-10T01:00+02:00[Europe/Oslo]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2021-09-10T02:00+02:00[Europe/Oslo]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2021-09-10T03:00+02:00[Europe/Oslo]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1-09-10T04:00+02:00[Europe/Oslo]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2021-09-10T05:00+02:00[Europe/Oslo]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string" calcext:value-type="string">
            <text:p>2021-09-10T06:00+02:00[Europe/Oslo]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2021-09-10T07:00+02:00[Europe/Oslo]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2021-09-10T08:00+02:00[Europe/Oslo]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string" calcext:value-type="string">
            <text:p>2021-09-10T09:00+02:00[Europe/Oslo]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2021-09-10T10:00+02:00[Europe/Oslo]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string" calcext:value-type="string">
            <text:p>2021-09-10T11:00+02:00[Europe/Oslo]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2021-09-10T12:00+02:00[Europe/Oslo]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2021-09-10T13:00+02:00[Europe/Oslo]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2021-09-10T14:00+02:00[Europe/Oslo]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2021-09-10T15:00+02:00[Europe/Oslo]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2021-09-10T16:00+02:00[Europe/Oslo]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2021-09-10T17:00+02:00[Europe/Oslo]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2021-09-10T18:00+02:00[Europe/Oslo]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2021-09-10T19:00+02:00[Europe/Oslo]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2021-09-10T20:00+02:00[Europe/Oslo]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2021-09-10T21:00+02:00[Europe/Oslo]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2021-09-10T22:00+02:00[Europe/Oslo]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1-09-10T23:00+02:00[Europe/Oslo]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2021-09-11T00:00+02:00[Europe/Oslo]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2021-09-11T01:00+02:00[Europe/Oslo]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2021-09-11T02:00+02:00[Europe/Oslo]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2021-09-11T03:00+02:00[Europe/Oslo]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2021-09-11T04:00+02:00[Europe/Oslo]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2021-09-11T05:00+02:00[Europe/Oslo]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2021-09-11T06:00+02:00[Europe/Oslo]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2021-09-11T07:00+02:00[Europe/Oslo]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string" calcext:value-type="string">
            <text:p>2021-09-11T08:00+02:00[Europe/Oslo]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2021-09-11T09:00+02:00[Europe/Oslo]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2021-09-11T10:00+02:00[Europe/Oslo]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2021-09-11T11:00+02:00[Europe/Oslo]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string" calcext:value-type="string">
            <text:p>2021-09-11T12:00+02:00[Europe/Oslo]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2021-09-11T13:00+02:00[Europe/Oslo]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2021-09-11T14:00+02:00[Europe/Oslo]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2021-09-11T15:00+02:00[Europe/Oslo]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2021-09-11T16:00+02:00[Europe/Oslo]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string" calcext:value-type="string">
            <text:p>2021-09-11T17:00+02:00[Europe/Oslo]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2021-09-11T18:00+02:00[Europe/Oslo]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2021-09-11T19:00+02:00[Europe/Oslo]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2021-09-11T20:00+02:00[Europe/Oslo]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2021-09-11T21:00+02:00[Europe/Oslo]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string" calcext:value-type="string">
            <text:p>2021-09-11T22:00+02:00[Europe/Oslo]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2021-09-11T23:00+02:00[Europe/Oslo]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string" calcext:value-type="string">
            <text:p>2021-09-12T00:00+02:00[Europe/Oslo]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2021-09-12T01:00+02:00[Europe/Oslo]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2021-09-12T02:00+02:00[Europe/Oslo]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string" calcext:value-type="string">
            <text:p>2021-09-12T03:00+02:00[Europe/Oslo]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2021-09-12T04:00+02:00[Europe/Oslo]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string" calcext:value-type="string">
            <text:p>2021-09-12T05:00+02:00[Europe/Oslo]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2021-09-12T06:00+02:00[Europe/Oslo]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2021-09-12T07:00+02:00[Europe/Oslo]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2021-09-12T08:00+02:00[Europe/Oslo]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2021-09-12T09:00+02:00[Europe/Oslo]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2021-09-12T10:00+02:00[Europe/Oslo]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2021-09-12T11:00+02:00[Europe/Oslo]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2021-09-12T12:00+02:00[Europe/Oslo]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2021-09-12T13:00+02:00[Europe/Oslo]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string" calcext:value-type="string">
            <text:p>2021-09-12T14:00+02:00[Europe/Oslo]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2021-09-12T15:00+02:00[Europe/Oslo]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2021-09-12T16:00+02:00[Europe/Oslo]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2021-09-12T17:00+02:00[Europe/Oslo]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string" calcext:value-type="string">
            <text:p>2021-09-12T18:00+02:00[Europe/Oslo]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1-09-12T19:00+02:00[Europe/Oslo]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2021-09-12T20:00+02:00[Europe/Oslo]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2021-09-12T21:00+02:00[Europe/Oslo]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2021-09-12T22:00+02:00[Europe/Oslo]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2021-09-12T23:00+02:00[Europe/Oslo]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2021-09-13T00:00+02:00[Europe/Oslo]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2021-09-13T01:00+02:00[Europe/Oslo]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2021-09-13T02:00+02:00[Europe/Oslo]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2021-09-13T03:00+02:00[Europe/Oslo]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2021-09-13T04:00+02:00[Europe/Oslo]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2021-09-13T05:00+02:00[Europe/Oslo]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1-09-13T06:00+02:00[Europe/Oslo]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2021-09-13T07:00+02:00[Europe/Oslo]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2021-09-13T08:00+02:00[Europe/Oslo]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2021-09-13T09:00+02:00[Europe/Oslo]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2021-09-13T10:00+02:00[Europe/Oslo]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2021-09-13T11:00+02:00[Europe/Oslo]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string" calcext:value-type="string">
            <text:p>2021-09-13T12:00+02:00[Europe/Oslo]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2021-09-13T13:00+02:00[Europe/Oslo]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2021-09-13T14:00+02:00[Europe/Oslo]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2021-09-13T15:00+02:00[Europe/Oslo]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2021-09-13T16:00+02:00[Europe/Oslo]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2021-09-13T17:00+02:00[Europe/Oslo]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string" calcext:value-type="string">
            <text:p>2021-09-13T18:00+02:00[Europe/Oslo]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string" calcext:value-type="string">
            <text:p>2021-09-13T19:00+02:00[Europe/Oslo]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2021-09-13T20:00+02:00[Europe/Oslo]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2021-09-13T21:00+02:00[Europe/Oslo]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2021-09-13T22:00+02:00[Europe/Oslo]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2021-09-13T23:00+02:00[Europe/Oslo]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string" calcext:value-type="string">
            <text:p>2021-09-14T00:00+02:00[Europe/Oslo]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 office:value-type="string" calcext:value-type="string">
            <text:p>2021-09-14T01:00+02:00[Europe/Oslo]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2021-09-14T02:00+02:00[Europe/Oslo]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2021-09-14T03:00+02:00[Europe/Oslo]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2021-09-14T04:00+02:00[Europe/Oslo]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2021-09-14T05:00+02:00[Europe/Oslo]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2021-09-14T06:00+02:00[Europe/Oslo]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1-09-14T07:00+02:00[Europe/Oslo]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2021-09-14T08:00+02:00[Europe/Oslo]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2021-09-14T09:00+02:00[Europe/Oslo]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2021-09-14T10:00+02:00[Europe/Oslo]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string" calcext:value-type="string">
            <text:p>2021-09-14T11:00+02:00[Europe/Oslo]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2021-09-14T12:00+02:00[Europe/Oslo]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2021-09-14T13:00+02:00[Europe/Oslo]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2021-09-14T14:00+02:00[Europe/Oslo]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2021-09-14T15:00+02:00[Europe/Oslo]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2021-09-14T16:00+02:00[Europe/Oslo]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string" calcext:value-type="string">
            <text:p>2021-09-14T17:00+02:00[Europe/Oslo]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string" calcext:value-type="string">
            <text:p>2021-09-14T18:00+02:00[Europe/Oslo]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2021-09-14T19:00+02:00[Europe/Oslo]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2021-09-14T20:00+02:00[Europe/Oslo]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2021-09-14T21:00+02:00[Europe/Oslo]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2021-09-14T22:00+02:00[Europe/Oslo]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2021-09-14T23:00+02:00[Europe/Oslo]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2021-09-15T00:00+02:00[Europe/Oslo]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2021-09-15T01:00+02:00[Europe/Oslo]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2021-09-15T02:00+02:00[Europe/Oslo]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2021-09-15T03:00+02:00[Europe/Oslo]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1-09-15T04:00+02:00[Europe/Oslo]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2021-09-15T05:00+02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1-09-15T06:00+02:00[Europe/Oslo]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2021-09-15T07:00+02:00[Europe/Oslo]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2021-09-15T08:00+02:00[Europe/Oslo]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2021-09-15T09:00+02:00[Europe/Oslo]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2021-09-15T10:00+02:00[Europe/Oslo]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2021-09-15T11:00+02:00[Europe/Oslo]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2021-09-15T12:00+02:00[Europe/Oslo]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1-09-15T13:00+02:00[Europe/Oslo]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2021-09-15T14:00+02:00[Europe/Oslo]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2021-09-15T15:00+02:00[Europe/Oslo]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2021-09-15T16:00+02:00[Europe/Oslo]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string" calcext:value-type="string">
            <text:p>2021-09-15T17:00+02:00[Europe/Oslo]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string" calcext:value-type="string">
            <text:p>2021-09-15T18:00+02:00[Europe/Oslo]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1-09-15T19:00+02:00[Europe/Oslo]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2021-09-15T20:00+02:00[Europe/Oslo]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string" calcext:value-type="string">
            <text:p>2021-09-15T21:00+02:00[Europe/Oslo]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string" calcext:value-type="string">
            <text:p>2021-09-15T22:00+02:00[Europe/Oslo]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string" calcext:value-type="string">
            <text:p>2021-09-15T23:00+02:00[Europe/Oslo]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2021-09-16T00:00+02:00[Europe/Oslo]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21-09-16T01:00+02:00[Europe/Oslo]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2021-09-16T02:00+02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1-09-16T03:00+02:00[Europe/Oslo]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2021-09-16T04:00+02:00[Europe/Oslo]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2021-09-16T05:00+02:00[Europe/Oslo]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2021-09-16T06:00+02:00[Europe/Oslo]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2021-09-16T07:00+02:00[Europe/Oslo]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string" calcext:value-type="string">
            <text:p>2021-09-16T08:00+02:00[Europe/Oslo]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2021-09-16T09:00+02:00[Europe/Oslo]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1-09-16T10:00+02:00[Europe/Oslo]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2021-09-16T11:00+02:00[Europe/Oslo]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1-09-16T12:00+02:00[Europe/Oslo]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2021-09-16T13:00+02:00[Europe/Oslo]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2021-09-16T14:00+02:00[Europe/Oslo]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2021-09-16T15:00+02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1-09-16T16:00+02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1-09-16T17:00+02:00[Europe/Oslo]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2021-09-16T18:00+02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1-09-16T19:00+02:00[Europe/Oslo]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2021-09-16T20:00+02:00[Europe/Oslo]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2021-09-16T21:00+02:00[Europe/Oslo]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2021-09-16T22:00+02:00[Europe/Oslo]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2021-09-16T23:00+02:00[Europe/Oslo]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2021-09-17T00:00+02:00[Europe/Oslo]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string" calcext:value-type="string">
            <text:p>2021-09-17T01:00+02:00[Europe/Oslo]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2021-09-17T02:00+02:00[Europe/Oslo]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2021-09-17T03:00+02:00[Europe/Oslo]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2021-09-17T04:00+02:00[Europe/Oslo]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2021-09-17T05:00+02:00[Europe/Oslo]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2021-09-17T06:00+02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1-09-17T07:00+02:00[Europe/Oslo]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2021-09-17T08:00+02:00[Europe/Oslo]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2021-09-17T09:00+02:00[Europe/Oslo]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2021-09-17T10:00+02:00[Europe/Oslo]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2021-09-17T11:00+02:00[Europe/Oslo]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2021-09-17T12:00+02:00[Europe/Oslo]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2021-09-17T13:00+02:00[Europe/Oslo]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string" calcext:value-type="string">
            <text:p>2021-09-17T14:00+02:00[Europe/Oslo]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string" calcext:value-type="string">
            <text:p>2021-09-17T15:00+02:00[Europe/Oslo]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2021-09-17T16:00+02:00[Europe/Oslo]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2021-09-17T17:00+02:00[Europe/Oslo]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2021-09-17T18:00+02:00[Europe/Oslo]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2021-09-17T19:00+02:00[Europe/Oslo]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2021-09-17T20:00+02:00[Europe/Oslo]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2021-09-17T21:00+02:00[Europe/Oslo]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string" calcext:value-type="string">
            <text:p>2021-09-17T22:00+02:00[Europe/Oslo]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2021-09-17T23:00+02:00[Europe/Oslo]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2021-09-18T00:00+02:00[Europe/Oslo]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2021-09-18T01:00+02:00[Europe/Oslo]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2021-09-18T02:00+02:00[Europe/Oslo]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string" calcext:value-type="string">
            <text:p>2021-09-18T03:00+02:00[Europe/Oslo]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2021-09-18T04:00+02:00[Europe/Oslo]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1-09-18T05:00+02:00[Europe/Oslo]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2021-09-18T06:00+02:00[Europe/Oslo]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2021-09-18T07:00+02:00[Europe/Oslo]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2021-09-18T08:00+02:00[Europe/Oslo]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2021-09-18T09:00+02:00[Europe/Oslo]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2021-09-18T10:00+02:00[Europe/Oslo]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2021-09-18T11:00+02:00[Europe/Oslo]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2021-09-18T12:00+02:00[Europe/Oslo]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2021-09-18T13:00+02:00[Europe/Oslo]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2021-09-18T14:00+02:00[Europe/Oslo]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2021-09-18T15:00+02:00[Europe/Oslo]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2021-09-18T16:00+02:00[Europe/Oslo]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2021-09-18T17:00+02:00[Europe/Oslo]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2021-09-18T18:00+02:00[Europe/Oslo]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2021-09-18T19:00+02:00[Europe/Oslo]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2021-09-18T20:00+02:00[Europe/Oslo]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2021-09-18T21:00+02:00[Europe/Oslo]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2021-09-18T22:00+02:00[Europe/Oslo]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2021-09-18T23:00+02:00[Europe/Oslo]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string" calcext:value-type="string">
            <text:p>2021-09-19T00:00+02:00[Europe/Oslo]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string" calcext:value-type="string">
            <text:p>2021-09-19T01:00+02:00[Europe/Oslo]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2021-09-19T02:00+02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1-09-19T03:00+02:00[Europe/Oslo]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2021-09-19T04:00+02:00[Europe/Oslo]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2021-09-19T05:00+02:00[Europe/Oslo]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2021-09-19T06:00+02:00[Europe/Oslo]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2021-09-19T07:00+02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1-09-19T08:00+02:00[Europe/Oslo]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2021-09-19T09:00+02:00[Europe/Oslo]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2021-09-19T10:00+02:00[Europe/Oslo]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1-09-19T11:00+02:00[Europe/Oslo]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2021-09-19T12:00+02:00[Europe/Oslo]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2021-09-19T13:00+02:00[Europe/Oslo]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2021-09-19T14:00+02:00[Europe/Oslo]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string" calcext:value-type="string">
            <text:p>2021-09-19T15:00+02:00[Europe/Oslo]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1-09-19T16:00+02:00[Europe/Oslo]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string" calcext:value-type="string">
            <text:p>2021-09-19T17:00+02:00[Europe/Oslo]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2021-09-19T18:00+02:00[Europe/Oslo]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string" calcext:value-type="string">
            <text:p>2021-09-19T19:00+02:00[Europe/Oslo]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2021-09-19T20:00+02:00[Europe/Oslo]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2021-09-19T21:00+02:00[Europe/Oslo]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string" calcext:value-type="string">
            <text:p>2021-09-19T22:00+02:00[Europe/Oslo]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2021-09-19T23:00+02:00[Europe/Oslo]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2021-09-20T00:00+02:00[Europe/Oslo]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2021-09-20T01:00+02:00[Europe/Oslo]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2021-09-20T02:00+02:00[Europe/Oslo]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2021-09-20T03:00+02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1-09-20T04:00+02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1-09-20T05:00+02:00[Europe/Oslo]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2021-09-20T06:00+02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1-09-20T07:00+02:00[Europe/Oslo]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2021-09-20T08:00+02:00[Europe/Oslo]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2021-09-20T09:00+02:00[Europe/Oslo]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string" calcext:value-type="string">
            <text:p>2021-09-20T10:00+02:00[Europe/Oslo]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string" calcext:value-type="string">
            <text:p>2021-09-20T11:00+02:00[Europe/Oslo]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2021-09-20T12:00+02:00[Europe/Oslo]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string" calcext:value-type="string">
            <text:p>2021-09-20T13:00+02:00[Europe/Oslo]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2021-09-20T14:00+02:00[Europe/Oslo]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2021-09-20T15:00+02:00[Europe/Oslo]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1-09-20T16:00+02:00[Europe/Oslo]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string" calcext:value-type="string">
            <text:p>2021-09-20T17:00+02:00[Europe/Oslo]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string" calcext:value-type="string">
            <text:p>2021-09-20T18:00+02:00[Europe/Oslo]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1-09-20T19:00+02:00[Europe/Oslo]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2021-09-20T20:00+02:00[Europe/Oslo]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1-09-20T21:00+02:00[Europe/Oslo]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2021-09-20T22:00+02:00[Europe/Oslo]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string" calcext:value-type="string">
            <text:p>2021-09-20T23:00+02:00[Europe/Oslo]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2021-09-21T00:00+02:00[Europe/Oslo]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2021-09-21T01:00+02:00[Europe/Oslo]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string" calcext:value-type="string">
            <text:p>2021-09-21T02:00+02:00[Europe/Oslo]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string" calcext:value-type="string">
            <text:p>2021-09-21T03:00+02:00[Europe/Oslo]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2021-09-21T04:00+02:00[Europe/Oslo]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2021-09-21T05:00+02:00[Europe/Oslo]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2021-09-21T06:00+02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1-09-21T07:00+02:00[Europe/Oslo]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2021-09-21T08:00+02:00[Europe/Oslo]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2021-09-21T09:00+02:00[Europe/Oslo]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2021-09-21T10:00+02:00[Europe/Oslo]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2021-09-21T11:00+02:00[Europe/Oslo]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string" calcext:value-type="string">
            <text:p>2021-09-21T12:00+02:00[Europe/Oslo]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2021-09-21T13:00+02:00[Europe/Oslo]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string" calcext:value-type="string">
            <text:p>2021-09-21T14:00+02:00[Europe/Oslo]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1-09-21T15:00+02:00[Europe/Oslo]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string" calcext:value-type="string">
            <text:p>2021-09-21T16:00+02:00[Europe/Oslo]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2021-09-21T17:00+02:00[Europe/Oslo]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2021-09-21T18:00+02:00[Europe/Oslo]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2021-09-21T19:00+02:00[Europe/Oslo]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2021-09-21T20:00+02:00[Europe/Oslo]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2021-09-21T21:00+02:00[Europe/Oslo]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2021-09-21T22:00+02:00[Europe/Oslo]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 office:value-type="string" calcext:value-type="string">
            <text:p>2021-09-21T23:00+02:00[Europe/Oslo]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2021-09-22T00:00+02:00[Europe/Oslo]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string" calcext:value-type="string">
            <text:p>2021-09-22T01:00+02:00[Europe/Oslo]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2021-09-22T02:00+02:00[Europe/Oslo]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2021-09-22T03:00+02:00[Europe/Oslo]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2021-09-22T04:00+02:00[Europe/Oslo]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2021-09-22T05:00+02:00[Europe/Oslo]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2021-09-22T06:00+02:00[Europe/Oslo]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string" calcext:value-type="string">
            <text:p>2021-09-22T07:00+02:00[Europe/Oslo]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2021-09-22T08:00+02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1-09-22T09:00+02:00[Europe/Oslo]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2021-09-22T10:00+02:00[Europe/Oslo]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2021-09-22T11:00+02:00[Europe/Oslo]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2021-09-22T12:00+02:00[Europe/Oslo]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string" calcext:value-type="string">
            <text:p>2021-09-22T13:00+02:00[Europe/Oslo]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2021-09-22T14:00+02:00[Europe/Oslo]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2021-09-22T15:00+02:00[Europe/Oslo]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2021-09-22T16:00+02:00[Europe/Oslo]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2021-09-22T17:00+02:00[Europe/Oslo]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2021-09-22T18:00+02:00[Europe/Oslo]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2021-09-22T19:00+02:00[Europe/Oslo]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string" calcext:value-type="string">
            <text:p>2021-09-22T20:00+02:00[Europe/Oslo]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021-09-22T21:00+02:00[Europe/Oslo]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string" calcext:value-type="string">
            <text:p>2021-09-22T22:00+02:00[Europe/Oslo]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string" calcext:value-type="string">
            <text:p>2021-09-22T23:00+02:00[Europe/Oslo]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2021-09-23T00:00+02:00[Europe/Oslo]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string" calcext:value-type="string">
            <text:p>2021-09-23T01:00+02:00[Europe/Oslo]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2021-09-23T02:00+02:00[Europe/Oslo]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2021-09-23T03:00+02:00[Europe/Oslo]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string" calcext:value-type="string">
            <text:p>2021-09-23T04:00+02:00[Europe/Oslo]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2021-09-23T05:00+02:00[Europe/Oslo]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1-09-23T06:00+02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1-09-23T07:00+02:00[Europe/Oslo]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2021-09-23T08:00+02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1-09-23T09:00+02:00[Europe/Oslo]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2021-09-23T10:00+02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1-09-23T11:00+02:00[Europe/Oslo]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1-09-23T12:00+02:00[Europe/Oslo]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2021-09-23T13:00+02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1-09-23T14:00+02:00[Europe/Oslo]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2021-09-23T15:00+02:00[Europe/Oslo]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2021-09-23T16:00+02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1-09-23T17:00+02:00[Europe/Oslo]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2021-09-23T18:00+02:00[Europe/Oslo]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2021-09-23T19:00+02:00[Europe/Oslo]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2021-09-23T20:00+02:00[Europe/Oslo]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2021-09-23T21:00+02:00[Europe/Oslo]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 office:value-type="string" calcext:value-type="string">
            <text:p>2021-09-23T22:00+02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1-09-23T23:00+02:00[Europe/Oslo]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string" calcext:value-type="string">
            <text:p>2021-09-24T00:00+02:00[Europe/Oslo]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2021-09-24T01:00+02:00[Europe/Oslo]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2021-09-24T02:00+02:00[Europe/Oslo]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2021-09-24T03:00+02:00[Europe/Oslo]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2021-09-24T04:00+02:00[Europe/Oslo]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2021-09-24T05:00+02:00[Europe/Oslo]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2021-09-24T06:00+02:00[Europe/Oslo]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string" calcext:value-type="string">
            <text:p>2021-09-24T07:00+02:00[Europe/Oslo]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string" calcext:value-type="string">
            <text:p>2021-09-24T08:00+02:00[Europe/Oslo]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2021-09-24T09:00+02:00[Europe/Oslo]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2021-09-24T10:00+02:00[Europe/Oslo]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2021-09-24T11:00+02:00[Europe/Oslo]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2021-09-24T12:00+02:00[Europe/Oslo]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2021-09-24T13:00+02:00[Europe/Oslo]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2021-09-24T14:00+02:00[Europe/Oslo]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2021-09-24T15:00+02:00[Europe/Oslo]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2021-09-24T16:00+02:00[Europe/Oslo]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string" calcext:value-type="string">
            <text:p>2021-09-24T17:00+02:00[Europe/Oslo]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string" calcext:value-type="string">
            <text:p>2021-09-24T18:00+02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1-09-24T19:00+02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1-09-24T20:00+02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1-09-24T21:00+02:00[Europe/Oslo]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2021-09-24T22:00+02:00[Europe/Oslo]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string" calcext:value-type="string">
            <text:p>2021-09-24T23:00+02:00[Europe/Oslo]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string" calcext:value-type="string">
            <text:p>2021-09-25T00:00+02:00[Europe/Oslo]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2021-09-25T01:00+02:00[Europe/Oslo]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2021-09-25T02:00+02:00[Europe/Oslo]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string" calcext:value-type="string">
            <text:p>2021-09-25T03:00+02:00[Europe/Oslo]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2021-09-25T04:00+02:00[Europe/Oslo]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1-09-25T05:00+02:00[Europe/Oslo]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2021-09-25T06:00+02:00[Europe/Oslo]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2021-09-25T07:00+02:00[Europe/Oslo]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2021-09-25T08:00+02:00[Europe/Oslo]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office:value-type="string" calcext:value-type="string">
            <text:p>2021-09-25T09:00+02:00[Europe/Oslo]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2021-09-25T10:00+02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1-09-25T11:00+02:00[Europe/Oslo]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2021-09-25T12:00+02:00[Europe/Oslo]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string" calcext:value-type="string">
            <text:p>2021-09-25T13:00+02:00[Europe/Oslo]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2021-09-25T14:00+02:00[Europe/Oslo]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2021-09-25T15:00+02:00[Europe/Oslo]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string" calcext:value-type="string">
            <text:p>2021-09-25T16:00+02:00[Europe/Oslo]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2021-09-25T17:00+02:00[Europe/Oslo]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1-09-25T18:00+02:00[Europe/Oslo]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2021-09-25T19:00+02:00[Europe/Oslo]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2021-09-25T20:00+02:00[Europe/Oslo]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2021-09-25T21:00+02:00[Europe/Oslo]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2021-09-25T22:00+02:00[Europe/Oslo]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2021-09-25T23:00+02:00[Europe/Oslo]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string" calcext:value-type="string">
            <text:p>2021-09-26T00:00+02:00[Europe/Oslo]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string" calcext:value-type="string">
            <text:p>2021-09-26T01:00+02:00[Europe/Oslo]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2021-09-26T02:00+02:00[Europe/Oslo]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21-09-26T03:00+02:00[Europe/Oslo]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2021-09-26T04:00+02:00[Europe/Oslo]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2021-09-26T05:00+02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1-09-26T06:00+02:00[Europe/Oslo]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2021-09-26T07:00+02:00[Europe/Oslo]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string" calcext:value-type="string">
            <text:p>2021-09-26T08:00+02:00[Europe/Oslo]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string" calcext:value-type="string">
            <text:p>2021-09-26T09:00+02:00[Europe/Oslo]</text:p>
          </table:table-cell>
          <table:table-cell office:value-type="float" office:value="2.105" calcext:value-type="float">
            <text:p>2.105</text:p>
          </table:table-cell>
        </table:table-row>
        <table:table-row table:style-name="ro1">
          <table:table-cell office:value-type="string" calcext:value-type="string">
            <text:p>2021-09-26T10:00+02:00[Europe/Oslo]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string" calcext:value-type="string">
            <text:p>2021-09-26T11:00+02:00[Europe/Oslo]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2021-09-26T12:00+02:00[Europe/Oslo]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2021-09-26T13:00+02:00[Europe/Oslo]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2021-09-26T14:00+02:00[Europe/Oslo]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2021-09-26T15:00+02:00[Europe/Oslo]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2021-09-26T16:00+02:00[Europe/Oslo]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office:value-type="string" calcext:value-type="string">
            <text:p>2021-09-26T17:00+02:00[Europe/Oslo]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2021-09-26T18:00+02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1-09-26T19:00+02:00[Europe/Oslo]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2021-09-26T20:00+02:00[Europe/Oslo]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2021-09-26T21:00+02:00[Europe/Oslo]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2021-09-26T22:00+02:00[Europe/Oslo]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2021-09-26T23:00+02:00[Europe/Oslo]</text:p>
          </table:table-cell>
          <table:table-cell office:value-type="float" office:value="1.217" calcext:value-type="float">
            <text:p>1.217</text:p>
          </table:table-cell>
        </table:table-row>
        <table:table-row table:style-name="ro1">
          <table:table-cell office:value-type="string" calcext:value-type="string">
            <text:p>2021-09-27T00:00+02:00[Europe/Oslo]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>
          <table:table-cell office:value-type="string" calcext:value-type="string">
            <text:p>2021-09-27T01:00+02:00[Europe/Oslo]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2021-09-27T02:00+02:00[Europe/Oslo]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1-09-27T03:00+02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1-09-27T04:00+02:00[Europe/Oslo]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2021-09-27T05:00+02:00[Europe/Oslo]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2021-09-27T06:00+02:00[Europe/Oslo]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2021-09-27T07:00+02:00[Europe/Oslo]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2021-09-27T08:00+02:00[Europe/Oslo]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2021-09-27T09:00+02:00[Europe/Oslo]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2021-09-27T10:00+02:00[Europe/Oslo]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2021-09-27T11:00+02:00[Europe/Oslo]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2021-09-27T12:00+02:00[Europe/Oslo]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2021-09-27T13:00+02:00[Europe/Oslo]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2021-09-27T14:00+02:00[Europe/Oslo]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2021-09-27T15:00+02:00[Europe/Oslo]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2021-09-27T16:00+02:00[Europe/Oslo]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string" calcext:value-type="string">
            <text:p>2021-09-27T17:00+02:00[Europe/Oslo]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2021-09-27T18:00+02:00[Europe/Oslo]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2021-09-27T19:00+02:00[Europe/Oslo]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string" calcext:value-type="string">
            <text:p>2021-09-27T20:00+02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1-09-27T21:00+02:00[Europe/Oslo]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2021-09-27T22:00+02:00[Europe/Oslo]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string" calcext:value-type="string">
            <text:p>2021-09-27T23:00+02:00[Europe/Oslo]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string" calcext:value-type="string">
            <text:p>2021-09-28T00:00+02:00[Europe/Oslo]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1-09-28T01:00+02:00[Europe/Oslo]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2021-09-28T02:00+02:00[Europe/Oslo]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2021-09-28T03:00+02:00[Europe/Oslo]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2021-09-28T04:00+02:00[Europe/Oslo]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2021-09-28T05:00+02:00[Europe/Oslo]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2021-09-28T06:00+02:00[Europe/Oslo]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2021-09-28T07:00+02:00[Europe/Oslo]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2021-09-28T08:00+02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1-09-28T09:00+02:00[Europe/Oslo]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021-09-28T10:00+02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1-09-28T11:00+02:00[Europe/Oslo]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2021-09-28T12:00+02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1-09-28T13:00+02:00[Europe/Oslo]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2021-09-28T14:00+02:00[Europe/Oslo]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2021-09-28T15:00+02:00[Europe/Oslo]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string" calcext:value-type="string">
            <text:p>2021-09-28T16:00+02:00[Europe/Oslo]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string" calcext:value-type="string">
            <text:p>2021-09-28T17:00+02:00[Europe/Oslo]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2021-09-28T18:00+02:00[Europe/Oslo]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2021-09-28T19:00+02:00[Europe/Oslo]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2021-09-28T20:00+02:00[Europe/Oslo]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string" calcext:value-type="string">
            <text:p>2021-09-28T21:00+02:00[Europe/Oslo]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string" calcext:value-type="string">
            <text:p>2021-09-28T22:00+02:00[Europe/Oslo]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021-09-28T23:00+02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1-09-29T00:00+02:00[Europe/Oslo]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2021-09-29T01:00+02:00[Europe/Oslo]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2021-09-29T02:00+02:00[Europe/Oslo]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1-09-29T03:00+02:00[Europe/Oslo]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2021-09-29T04:00+02:00[Europe/Oslo]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2021-09-29T05:00+02:00[Europe/Oslo]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2021-09-29T06:00+02:00[Europe/Oslo]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2021-09-29T07:00+02:00[Europe/Oslo]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2021-09-29T08:00+02:00[Europe/Oslo]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2021-09-29T09:00+02:00[Europe/Oslo]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2021-09-29T10:00+02:00[Europe/Oslo]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office:value-type="string" calcext:value-type="string">
            <text:p>2021-09-29T11:00+02:00[Europe/Oslo]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string" calcext:value-type="string">
            <text:p>2021-09-29T12:00+02:00[Europe/Oslo]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2021-09-29T13:00+02:00[Europe/Oslo]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2021-09-29T14:00+02:00[Europe/Oslo]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2021-09-29T15:00+02:00[Europe/Oslo]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2021-09-29T16:00+02:00[Europe/Oslo]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21-09-29T17:00+02:00[Europe/Oslo]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2021-09-29T18:00+02:00[Europe/Oslo]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2021-09-29T19:00+02:00[Europe/Oslo]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21-09-29T20:00+02:00[Europe/Oslo]</text:p>
          </table:table-cell>
          <table:table-cell office:value-type="float" office:value="1.087" calcext:value-type="float">
            <text:p>1.087</text:p>
          </table:table-cell>
        </table:table-row>
        <table:table-row table:style-name="ro1">
          <table:table-cell office:value-type="string" calcext:value-type="string">
            <text:p>2021-09-29T21:00+02:00[Europe/Oslo]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 office:value-type="string" calcext:value-type="string">
            <text:p>2021-09-29T22:00+02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1-09-29T23:00+02:00[Europe/Oslo]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2021-09-30T00:00+02:00[Europe/Oslo]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2021-09-30T01:00+02:00[Europe/Oslo]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2021-09-30T02:00+02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1-09-30T03:00+02:00[Europe/Oslo]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2021-09-30T04:00+02:00[Europe/Oslo]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string" calcext:value-type="string">
            <text:p>2021-09-30T05:00+02:00[Europe/Oslo]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string" calcext:value-type="string">
            <text:p>2021-09-30T06:00+02:00[Europe/Oslo]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2021-09-30T07:00+02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1-09-30T08:00+02:00[Europe/Oslo]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2021-09-30T09:00+02:00[Europe/Oslo]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2021-09-30T10:00+02:00[Europe/Oslo]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2021-09-30T11:00+02:00[Europe/Oslo]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>
          <table:table-cell office:value-type="string" calcext:value-type="string">
            <text:p>2021-09-30T12:00+02:00[Europe/Oslo]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2021-09-30T13:00+02:00[Europe/Oslo]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string" calcext:value-type="string">
            <text:p>2021-09-30T14:00+02:00[Europe/Oslo]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2021-09-30T15:00+02:00[Europe/Oslo]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2021-09-30T16:00+02:00[Europe/Oslo]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2021-09-30T17:00+02:00[Europe/Oslo]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2021-09-30T18:00+02:00[Europe/Oslo]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2021-09-30T19:00+02:00[Europe/Oslo]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2021-09-30T20:00+02:00[Europe/Oslo]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2021-09-30T21:00+02:00[Europe/Oslo]</text:p>
          </table:table-cell>
          <table:table-cell office:value-type="float" office:value="1.178" calcext:value-type="float">
            <text:p>1.178</text:p>
          </table:table-cell>
        </table:table-row>
        <table:table-row table:style-name="ro1">
          <table:table-cell office:value-type="string" calcext:value-type="string">
            <text:p>2021-09-30T22:00+02:00[Europe/Oslo]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table:style-name="ce1" office:value-type="string" calcext:value-type="string">
            <text:p>2021-09-30T23:00+02:00[Europe/Oslo]</text:p>
          </table:table-cell>
          <table:table-cell table:style-name="ce1"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2021-10-01T00:00+02:00[Europe/Oslo]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2021-10-01T01:00+02:00[Europe/Oslo]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2021-10-01T02:00+02:00[Europe/Oslo]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2021-10-01T03:00+02:00[Europe/Oslo]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2021-10-01T04:00+02:00[Europe/Oslo]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string" calcext:value-type="string">
            <text:p>2021-10-01T05:00+02:00[Europe/Oslo]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string" calcext:value-type="string">
            <text:p>2021-10-01T06:00+02:00[Europe/Oslo]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string" calcext:value-type="string">
            <text:p>2021-10-01T07:00+02:00[Europe/Oslo]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2021-10-01T08:00+02:00[Europe/Oslo]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2021-10-01T09:00+02:00[Europe/Oslo]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2021-10-01T10:00+02:00[Europe/Oslo]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string" calcext:value-type="string">
            <text:p>2021-10-01T11:00+02:00[Europe/Oslo]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2021-10-01T12:00+02:00[Europe/Oslo]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2021-10-01T13:00+02:00[Europe/Oslo]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2021-10-01T14:00+02:00[Europe/Oslo]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2021-10-01T15:00+02:00[Europe/Oslo]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2021-10-01T16:00+02:00[Europe/Oslo]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2021-10-01T17:00+02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1-10-01T18:00+02:00[Europe/Oslo]</text:p>
          </table:table-cell>
          <table:table-cell office:value-type="float" office:value="1.439" calcext:value-type="float">
            <text:p>1.439</text:p>
          </table:table-cell>
        </table:table-row>
        <table:table-row table:style-name="ro1">
          <table:table-cell office:value-type="string" calcext:value-type="string">
            <text:p>2021-10-01T19:00+02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1-10-01T20:00+02:00[Europe/Oslo]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2021-10-01T21:00+02:00[Europe/Oslo]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1-10-01T22:00+02:00[Europe/Oslo]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2021-10-01T23:00+02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1-10-02T00:00+02:00[Europe/Oslo]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2021-10-02T01:00+02:00[Europe/Oslo]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2021-10-02T02:00+02:00[Europe/Oslo]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2021-10-02T03:00+02:00[Europe/Oslo]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2021-10-02T04:00+02:00[Europe/Oslo]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2021-10-02T05:00+02:00[Europe/Oslo]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2021-10-02T06:00+02:00[Europe/Oslo]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2021-10-02T07:00+02:00[Europe/Oslo]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1-10-02T08:00+02:00[Europe/Oslo]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2021-10-02T09:00+02:00[Europe/Oslo]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office:value-type="string" calcext:value-type="string">
            <text:p>2021-10-02T10:00+02:00[Europe/Oslo]</text:p>
          </table:table-cell>
          <table:table-cell office:value-type="float" office:value="1.217" calcext:value-type="float">
            <text:p>1.217</text:p>
          </table:table-cell>
        </table:table-row>
        <table:table-row table:style-name="ro1">
          <table:table-cell office:value-type="string" calcext:value-type="string">
            <text:p>2021-10-02T11:00+02:00[Europe/Oslo]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string" calcext:value-type="string">
            <text:p>2021-10-02T12:00+02:00[Europe/Oslo]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21-10-02T13:00+02:00[Europe/Oslo]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2021-10-02T14:00+02:00[Europe/Oslo]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2021-10-02T15:00+02:00[Europe/Oslo]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2021-10-02T16:00+02:00[Europe/Oslo]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2021-10-02T17:00+02:00[Europe/Oslo]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2021-10-02T18:00+02:00[Europe/Oslo]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2021-10-02T19:00+02:00[Europe/Oslo]</text:p>
          </table:table-cell>
          <table:table-cell office:value-type="float" office:value="1.143" calcext:value-type="float">
            <text:p>1.143</text:p>
          </table:table-cell>
        </table:table-row>
        <table:table-row table:style-name="ro1">
          <table:table-cell office:value-type="string" calcext:value-type="string">
            <text:p>2021-10-02T20:00+02:00[Europe/Oslo]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string" calcext:value-type="string">
            <text:p>2021-10-02T21:00+02:00[Europe/Oslo]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2021-10-02T22:00+02:00[Europe/Oslo]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2021-10-02T23:00+02:00[Europe/Oslo]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2021-10-03T00:00+02:00[Europe/Oslo]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2021-10-03T01:00+02:00[Europe/Oslo]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2021-10-03T02:00+02:00[Europe/Oslo]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2021-10-03T03:00+02:00[Europe/Oslo]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string" calcext:value-type="string">
            <text:p>2021-10-03T04:00+02:00[Europe/Oslo]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2021-10-03T05:00+02:00[Europe/Oslo]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string" calcext:value-type="string">
            <text:p>2021-10-03T06:00+02:00[Europe/Oslo]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string" calcext:value-type="string">
            <text:p>2021-10-03T07:00+02:00[Europe/Oslo]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2021-10-03T08:00+02:00[Europe/Oslo]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string" calcext:value-type="string">
            <text:p>2021-10-03T09:00+02:00[Europe/Oslo]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string" calcext:value-type="string">
            <text:p>2021-10-03T10:00+02:00[Europe/Oslo]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string" calcext:value-type="string">
            <text:p>2021-10-03T11:00+02:00[Europe/Oslo]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2021-10-03T12:00+02:00[Europe/Oslo]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2021-10-03T13:00+02:00[Europe/Oslo]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string" calcext:value-type="string">
            <text:p>2021-10-03T14:00+02:00[Europe/Oslo]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2021-10-03T15:00+02:00[Europe/Oslo]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string" calcext:value-type="string">
            <text:p>2021-10-03T16:00+02:00[Europe/Oslo]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2021-10-03T17:00+02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1-10-03T18:00+02:00[Europe/Oslo]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2021-10-03T19:00+02:00[Europe/Oslo]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2021-10-03T20:00+02:00[Europe/Oslo]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2021-10-03T21:00+02:00[Europe/Oslo]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string" calcext:value-type="string">
            <text:p>2021-10-03T22:00+02:00[Europe/Oslo]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 office:value-type="string" calcext:value-type="string">
            <text:p>2021-10-03T23:00+02:00[Europe/Oslo]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2021-10-04T00:00+02:00[Europe/Oslo]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2021-10-04T01:00+02:00[Europe/Oslo]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2021-10-04T02:00+02:00[Europe/Oslo]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2021-10-04T03:00+02:00[Europe/Oslo]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2021-10-04T04:00+02:00[Europe/Oslo]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2021-10-04T05:00+02:00[Europe/Oslo]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2021-10-04T06:00+02:00[Europe/Oslo]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2021-10-04T07:00+02:00[Europe/Oslo]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string" calcext:value-type="string">
            <text:p>2021-10-04T08:00+02:00[Europe/Oslo]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 office:value-type="string" calcext:value-type="string">
            <text:p>2021-10-04T09:00+02:00[Europe/Oslo]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2021-10-04T10:00+02:00[Europe/Oslo]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string" calcext:value-type="string">
            <text:p>2021-10-04T11:00+02:00[Europe/Oslo]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string" calcext:value-type="string">
            <text:p>2021-10-04T12:00+02:00[Europe/Oslo]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2021-10-04T13:00+02:00[Europe/Oslo]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2021-10-04T14:00+02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1-10-04T15:00+02:00[Europe/Oslo]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2021-10-04T16:00+02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1-10-04T17:00+02:00[Europe/Oslo]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2021-10-04T18:00+02:00[Europe/Oslo]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2021-10-04T19:00+02:00[Europe/Oslo]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2021-10-04T20:00+02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1-10-04T21:00+02:00[Europe/Oslo]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2021-10-04T22:00+02:00[Europe/Oslo]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2021-10-04T23:00+02:00[Europe/Oslo]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2021-10-05T00:00+02:00[Europe/Oslo]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2021-10-05T01:00+02:00[Europe/Oslo]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2021-10-05T02:00+02:00[Europe/Oslo]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string" calcext:value-type="string">
            <text:p>2021-10-05T03:00+02:00[Europe/Oslo]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2021-10-05T04:00+02:00[Europe/Oslo]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2021-10-05T05:00+02:00[Europe/Oslo]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string" calcext:value-type="string">
            <text:p>2021-10-05T06:00+02:00[Europe/Oslo]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1-10-05T07:00+02:00[Europe/Oslo]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2021-10-05T08:00+02:00[Europe/Oslo]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2021-10-05T09:00+02:00[Europe/Oslo]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2021-10-05T10:00+02:00[Europe/Oslo]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2021-10-05T11:00+02:00[Europe/Oslo]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1-10-05T12:00+02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1-10-05T13:00+02:00[Europe/Oslo]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2021-10-05T14:00+02:00[Europe/Oslo]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2021-10-05T15:00+02:00[Europe/Oslo]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2021-10-05T16:00+02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1-10-05T17:00+02:00[Europe/Oslo]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2021-10-05T18:00+02:00[Europe/Oslo]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2021-10-05T19:00+02:00[Europe/Oslo]</text:p>
          </table:table-cell>
          <table:table-cell office:value-type="float" office:value="1.337" calcext:value-type="float">
            <text:p>1.337</text:p>
          </table:table-cell>
        </table:table-row>
        <table:table-row table:style-name="ro1">
          <table:table-cell office:value-type="string" calcext:value-type="string">
            <text:p>2021-10-05T20:00+02:00[Europe/Oslo]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string" calcext:value-type="string">
            <text:p>2021-10-05T21:00+02:00[Europe/Oslo]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string" calcext:value-type="string">
            <text:p>2021-10-05T22:00+02:00[Europe/Oslo]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2021-10-05T23:00+02:00[Europe/Oslo]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2021-10-06T00:00+02:00[Europe/Oslo]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1-10-06T01:00+02:00[Europe/Oslo]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2021-10-06T02:00+02:00[Europe/Oslo]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string" calcext:value-type="string">
            <text:p>2021-10-06T03:00+02:00[Europe/Oslo]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2021-10-06T04:00+02:00[Europe/Oslo]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2021-10-06T05:00+02:00[Europe/Oslo]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2021-10-06T06:00+02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1-10-06T07:00+02:00[Europe/Oslo]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1-10-06T08:00+02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1-10-06T09:00+02:00[Europe/Oslo]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>
          <table:table-cell office:value-type="string" calcext:value-type="string">
            <text:p>2021-10-06T10:00+02:00[Europe/Oslo]</text:p>
          </table:table-cell>
          <table:table-cell office:value-type="float" office:value="1.259" calcext:value-type="float">
            <text:p>1.259</text:p>
          </table:table-cell>
        </table:table-row>
        <table:table-row table:style-name="ro1">
          <table:table-cell office:value-type="string" calcext:value-type="string">
            <text:p>2021-10-06T11:00+02:00[Europe/Oslo]</text:p>
          </table:table-cell>
          <table:table-cell office:value-type="float" office:value="1.294" calcext:value-type="float">
            <text:p>1.294</text:p>
          </table:table-cell>
        </table:table-row>
        <table:table-row table:style-name="ro1">
          <table:table-cell office:value-type="string" calcext:value-type="string">
            <text:p>2021-10-06T12:00+02:00[Europe/Oslo]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2021-10-06T13:00+02:00[Europe/Oslo]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2021-10-06T14:00+02:00[Europe/Oslo]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2021-10-06T15:00+02:00[Europe/Oslo]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string" calcext:value-type="string">
            <text:p>2021-10-06T16:00+02:00[Europe/Oslo]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1-10-06T17:00+02:00[Europe/Oslo]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1-10-06T18:00+02:00[Europe/Oslo]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2021-10-06T19:00+02:00[Europe/Oslo]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2021-10-06T20:00+02:00[Europe/Oslo]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2021-10-06T21:00+02:00[Europe/Oslo]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2021-10-06T22:00+02:00[Europe/Oslo]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string" calcext:value-type="string">
            <text:p>2021-10-06T23:00+02:00[Europe/Oslo]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1-10-07T00:00+02:00[Europe/Oslo]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2021-10-07T01:00+02:00[Europe/Oslo]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021-10-07T02:00+02:00[Europe/Oslo]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string" calcext:value-type="string">
            <text:p>2021-10-07T03:00+02:00[Europe/Oslo]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2021-10-07T04:00+02:00[Europe/Oslo]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2021-10-07T05:00+02:00[Europe/Oslo]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2021-10-07T06:00+02:00[Europe/Oslo]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2021-10-07T07:00+02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1-10-07T08:00+02:00[Europe/Oslo]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string" calcext:value-type="string">
            <text:p>2021-10-07T09:00+02:00[Europe/Oslo]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2021-10-07T10:00+02:00[Europe/Oslo]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2021-10-07T11:00+02:00[Europe/Oslo]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2021-10-07T12:00+02:00[Europe/Oslo]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2021-10-07T13:00+02:00[Europe/Oslo]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string" calcext:value-type="string">
            <text:p>2021-10-07T14:00+02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1-10-07T15:00+02:00[Europe/Oslo]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1-10-07T16:00+02:00[Europe/Oslo]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1-10-07T17:00+02:00[Europe/Oslo]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2021-10-07T18:00+02:00[Europe/Oslo]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string" calcext:value-type="string">
            <text:p>2021-10-07T19:00+02:00[Europe/Oslo]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 office:value-type="string" calcext:value-type="string">
            <text:p>2021-10-07T20:00+02:00[Europe/Oslo]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021-10-07T21:00+02:00[Europe/Oslo]</text:p>
          </table:table-cell>
          <table:table-cell office:value-type="float" office:value="1.908" calcext:value-type="float">
            <text:p>1.908</text:p>
          </table:table-cell>
        </table:table-row>
        <table:table-row table:style-name="ro1">
          <table:table-cell office:value-type="string" calcext:value-type="string">
            <text:p>2021-10-07T22:00+02:00[Europe/Oslo]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2021-10-07T23:00+02:00[Europe/Oslo]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2021-10-08T00:00+02:00[Europe/Oslo]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1-10-08T01:00+02:00[Europe/Oslo]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1-10-08T02:00+02:00[Europe/Oslo]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2021-10-08T03:00+02:00[Europe/Oslo]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string" calcext:value-type="string">
            <text:p>2021-10-08T04:00+02:00[Europe/Oslo]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string" calcext:value-type="string">
            <text:p>2021-10-08T05:00+02:00[Europe/Oslo]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2021-10-08T06:00+02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1-10-08T07:00+02:00[Europe/Oslo]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2021-10-08T08:00+02:00[Europe/Oslo]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1-10-08T09:00+02:00[Europe/Oslo]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2021-10-08T10:00+02:00[Europe/Oslo]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1-10-08T11:00+02:00[Europe/Oslo]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2021-10-08T12:00+02:00[Europe/Oslo]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2021-10-08T13:00+02:00[Europe/Oslo]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2021-10-08T14:00+02:00[Europe/Oslo]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string" calcext:value-type="string">
            <text:p>2021-10-08T15:00+02:00[Europe/Oslo]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2021-10-08T16:00+02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1-10-08T17:00+02:00[Europe/Oslo]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2021-10-08T18:00+02:00[Europe/Oslo]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2021-10-08T19:00+02:00[Europe/Oslo]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string" calcext:value-type="string">
            <text:p>2021-10-08T20:00+02:00[Europe/Oslo]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2021-10-08T21:00+02:00[Europe/Oslo]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2021-10-08T22:00+02:00[Europe/Oslo]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21-10-08T23:00+02:00[Europe/Oslo]</text:p>
          </table:table-cell>
          <table:table-cell office:value-type="float" office:value="1.401" calcext:value-type="float">
            <text:p>1.401</text:p>
          </table:table-cell>
        </table:table-row>
        <table:table-row table:style-name="ro1">
          <table:table-cell office:value-type="string" calcext:value-type="string">
            <text:p>2021-10-09T00:00+02:00[Europe/Oslo]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string" calcext:value-type="string">
            <text:p>2021-10-09T01:00+02:00[Europe/Oslo]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2021-10-09T02:00+02:00[Europe/Oslo]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2021-10-09T03:00+02:00[Europe/Oslo]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string" calcext:value-type="string">
            <text:p>2021-10-09T04:00+02:00[Europe/Oslo]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2021-10-09T05:00+02:00[Europe/Oslo]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2021-10-09T06:00+02:00[Europe/Oslo]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string" calcext:value-type="string">
            <text:p>2021-10-09T07:00+02:00[Europe/Oslo]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string" calcext:value-type="string">
            <text:p>2021-10-09T08:00+02:00[Europe/Oslo]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2021-10-09T09:00+02:00[Europe/Oslo]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2021-10-09T10:00+02:00[Europe/Oslo]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2021-10-09T11:00+02:00[Europe/Oslo]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2021-10-09T12:00+02:00[Europe/Oslo]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1-10-09T13:00+02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1-10-09T14:00+02:00[Europe/Oslo]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2021-10-09T15:00+02:00[Europe/Oslo]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2021-10-09T16:00+02:00[Europe/Oslo]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2021-10-09T17:00+02:00[Europe/Oslo]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2021-10-09T18:00+02:00[Europe/Oslo]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string" calcext:value-type="string">
            <text:p>2021-10-09T19:00+02:00[Europe/Oslo]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string" calcext:value-type="string">
            <text:p>2021-10-09T20:00+02:00[Europe/Oslo]</text:p>
          </table:table-cell>
          <table:table-cell office:value-type="float" office:value="1.329" calcext:value-type="float">
            <text:p>1.329</text:p>
          </table:table-cell>
        </table:table-row>
        <table:table-row table:style-name="ro1">
          <table:table-cell office:value-type="string" calcext:value-type="string">
            <text:p>2021-10-09T21:00+02:00[Europe/Oslo]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2021-10-09T22:00+02:00[Europe/Oslo]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2021-10-09T23:00+02:00[Europe/Oslo]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2021-10-10T00:00+02:00[Europe/Oslo]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2021-10-10T01:00+02:00[Europe/Oslo]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string" calcext:value-type="string">
            <text:p>2021-10-10T02:00+02:00[Europe/Oslo]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2021-10-10T03:00+02:00[Europe/Oslo]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string" calcext:value-type="string">
            <text:p>2021-10-10T04:00+02:00[Europe/Oslo]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2021-10-10T05:00+02:00[Europe/Oslo]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2021-10-10T06:00+02:00[Europe/Oslo]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2021-10-10T07:00+02:00[Europe/Oslo]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2021-10-10T08:00+02:00[Europe/Oslo]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2021-10-10T09:00+02:00[Europe/Oslo]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2021-10-10T10:00+02:00[Europe/Oslo]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string" calcext:value-type="string">
            <text:p>2021-10-10T11:00+02:00[Europe/Oslo]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string" calcext:value-type="string">
            <text:p>2021-10-10T12:00+02:00[Europe/Oslo]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string" calcext:value-type="string">
            <text:p>2021-10-10T13:00+02:00[Europe/Oslo]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string" calcext:value-type="string">
            <text:p>2021-10-10T14:00+02:00[Europe/Oslo]</text:p>
          </table:table-cell>
          <table:table-cell office:value-type="float" office:value="1.771" calcext:value-type="float">
            <text:p>1.771</text:p>
          </table:table-cell>
        </table:table-row>
        <table:table-row table:style-name="ro1">
          <table:table-cell office:value-type="string" calcext:value-type="string">
            <text:p>2021-10-10T15:00+02:00[Europe/Oslo]</text:p>
          </table:table-cell>
          <table:table-cell office:value-type="float" office:value="2.203" calcext:value-type="float">
            <text:p>2.203</text:p>
          </table:table-cell>
        </table:table-row>
        <table:table-row table:style-name="ro1">
          <table:table-cell office:value-type="string" calcext:value-type="string">
            <text:p>2021-10-10T16:00+02:00[Europe/Oslo]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string" calcext:value-type="string">
            <text:p>2021-10-10T17:00+02:00[Europe/Oslo]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string" calcext:value-type="string">
            <text:p>2021-10-10T18:00+02:00[Europe/Oslo]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2021-10-10T19:00+02:00[Europe/Oslo]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string" calcext:value-type="string">
            <text:p>2021-10-10T20:00+02:00[Europe/Oslo]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string" calcext:value-type="string">
            <text:p>2021-10-10T21:00+02:00[Europe/Oslo]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2021-10-10T22:00+02:00[Europe/Oslo]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2021-10-10T23:00+02:00[Europe/Oslo]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string" calcext:value-type="string">
            <text:p>2021-10-11T00:00+02:00[Europe/Oslo]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2021-10-11T01:00+02:00[Europe/Oslo]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2021-10-11T02:00+02:00[Europe/Oslo]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string" calcext:value-type="string">
            <text:p>2021-10-11T03:00+02:00[Europe/Oslo]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2021-10-11T04:00+02:00[Europe/Oslo]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2021-10-11T05:00+02:00[Europe/Oslo]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2021-10-11T06:00+02:00[Europe/Oslo]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2021-10-11T07:00+02:00[Europe/Oslo]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2021-10-11T08:00+02:00[Europe/Oslo]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string" calcext:value-type="string">
            <text:p>2021-10-11T09:00+02:00[Europe/Oslo]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2021-10-11T10:00+02:00[Europe/Oslo]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2021-10-11T11:00+02:00[Europe/Oslo]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2021-10-11T12:00+02:00[Europe/Oslo]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2021-10-11T13:00+02:00[Europe/Oslo]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1-10-11T14:00+02:00[Europe/Oslo]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2021-10-11T15:00+02:00[Europe/Oslo]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2021-10-11T16:00+02:00[Europe/Oslo]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string" calcext:value-type="string">
            <text:p>2021-10-11T17:00+02:00[Europe/Oslo]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2021-10-11T18:00+02:00[Europe/Oslo]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string" calcext:value-type="string">
            <text:p>2021-10-11T19:00+02:00[Europe/Oslo]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 office:value-type="string" calcext:value-type="string">
            <text:p>2021-10-11T20:00+02:00[Europe/Oslo]</text:p>
          </table:table-cell>
          <table:table-cell office:value-type="float" office:value="1.751" calcext:value-type="float">
            <text:p>1.751</text:p>
          </table:table-cell>
        </table:table-row>
        <table:table-row table:style-name="ro1">
          <table:table-cell office:value-type="string" calcext:value-type="string">
            <text:p>2021-10-11T21:00+02:00[Europe/Oslo]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2021-10-11T22:00+02:00[Europe/Oslo]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string" calcext:value-type="string">
            <text:p>2021-10-11T23:00+02:00[Europe/Oslo]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2021-10-12T00:00+02:00[Europe/Oslo]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2021-10-12T01:00+02:00[Europe/Oslo]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2021-10-12T02:00+02:00[Europe/Oslo]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1-10-12T03:00+02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1-10-12T04:00+02:00[Europe/Oslo]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2021-10-12T05:00+02:00[Europe/Oslo]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2021-10-12T06:00+02:00[Europe/Oslo]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2021-10-12T07:00+02:00[Europe/Oslo]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string" calcext:value-type="string">
            <text:p>2021-10-12T08:00+02:00[Europe/Oslo]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string" calcext:value-type="string">
            <text:p>2021-10-12T09:00+02:00[Europe/Oslo]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2021-10-12T10:00+02:00[Europe/Oslo]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2021-10-12T11:00+02:00[Europe/Oslo]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2021-10-12T12:00+02:00[Europe/Oslo]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2021-10-12T13:00+02:00[Europe/Oslo]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2021-10-12T14:00+02:00[Europe/Oslo]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string" calcext:value-type="string">
            <text:p>2021-10-12T15:00+02:00[Europe/Oslo]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2021-10-12T16:00+02:00[Europe/Oslo]</text:p>
          </table:table-cell>
          <table:table-cell office:value-type="float" office:value="2.422" calcext:value-type="float">
            <text:p>2.422</text:p>
          </table:table-cell>
        </table:table-row>
        <table:table-row table:style-name="ro1">
          <table:table-cell office:value-type="string" calcext:value-type="string">
            <text:p>2021-10-12T17:00+02:00[Europe/Oslo]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string" calcext:value-type="string">
            <text:p>2021-10-12T18:00+02:00[Europe/Oslo]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string" calcext:value-type="string">
            <text:p>2021-10-12T19:00+02:00[Europe/Oslo]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 office:value-type="string" calcext:value-type="string">
            <text:p>2021-10-12T20:00+02:00[Europe/Oslo]</text:p>
          </table:table-cell>
          <table:table-cell office:value-type="float" office:value="1.969" calcext:value-type="float">
            <text:p>1.969</text:p>
          </table:table-cell>
        </table:table-row>
        <table:table-row table:style-name="ro1">
          <table:table-cell office:value-type="string" calcext:value-type="string">
            <text:p>2021-10-12T21:00+02:00[Europe/Oslo]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string" calcext:value-type="string">
            <text:p>2021-10-12T22:00+02:00[Europe/Oslo]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string" calcext:value-type="string">
            <text:p>2021-10-12T23:00+02:00[Europe/Oslo]</text:p>
          </table:table-cell>
          <table:table-cell office:value-type="float" office:value="1.325" calcext:value-type="float">
            <text:p>1.325</text:p>
          </table:table-cell>
        </table:table-row>
        <table:table-row table:style-name="ro1">
          <table:table-cell office:value-type="string" calcext:value-type="string">
            <text:p>2021-10-13T00:00+02:00[Europe/Oslo]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string" calcext:value-type="string">
            <text:p>2021-10-13T01:00+02:00[Europe/Oslo]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string" calcext:value-type="string">
            <text:p>2021-10-13T02:00+02:00[Europe/Oslo]</text:p>
          </table:table-cell>
          <table:table-cell office:value-type="float" office:value="1.137" calcext:value-type="float">
            <text:p>1.137</text:p>
          </table:table-cell>
        </table:table-row>
        <table:table-row table:style-name="ro1">
          <table:table-cell office:value-type="string" calcext:value-type="string">
            <text:p>2021-10-13T03:00+02:00[Europe/Oslo]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string" calcext:value-type="string">
            <text:p>2021-10-13T04:00+02:00[Europe/Oslo]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string" calcext:value-type="string">
            <text:p>2021-10-13T05:00+02:00[Europe/Oslo]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2021-10-13T06:00+02:00[Europe/Oslo]</text:p>
          </table:table-cell>
          <table:table-cell office:value-type="float" office:value="1.264" calcext:value-type="float">
            <text:p>1.264</text:p>
          </table:table-cell>
        </table:table-row>
        <table:table-row table:style-name="ro1">
          <table:table-cell office:value-type="string" calcext:value-type="string">
            <text:p>2021-10-13T07:00+02:00[Europe/Oslo]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string" calcext:value-type="string">
            <text:p>2021-10-13T08:00+02:00[Europe/Oslo]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string" calcext:value-type="string">
            <text:p>2021-10-13T09:00+02:00[Europe/Oslo]</text:p>
          </table:table-cell>
          <table:table-cell office:value-type="float" office:value="1.405" calcext:value-type="float">
            <text:p>1.405</text:p>
          </table:table-cell>
        </table:table-row>
        <table:table-row table:style-name="ro1">
          <table:table-cell office:value-type="string" calcext:value-type="string">
            <text:p>2021-10-13T10:00+02:00[Europe/Oslo]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2021-10-13T11:00+02:00[Europe/Oslo]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2021-10-13T12:00+02:00[Europe/Oslo]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2021-10-13T13:00+02:00[Europe/Oslo]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2021-10-13T14:00+02:00[Europe/Oslo]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string" calcext:value-type="string">
            <text:p>2021-10-13T15:00+02:00[Europe/Oslo]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string" calcext:value-type="string">
            <text:p>2021-10-13T16:00+02:00[Europe/Oslo]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string" calcext:value-type="string">
            <text:p>2021-10-13T17:00+02:00[Europe/Oslo]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string" calcext:value-type="string">
            <text:p>2021-10-13T18:00+02:00[Europe/Oslo]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 office:value-type="string" calcext:value-type="string">
            <text:p>2021-10-13T19:00+02:00[Europe/Oslo]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2021-10-13T20:00+02:00[Europe/Oslo]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string" calcext:value-type="string">
            <text:p>2021-10-13T21:00+02:00[Europe/Oslo]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string" calcext:value-type="string">
            <text:p>2021-10-13T22:00+02:00[Europe/Oslo]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string" calcext:value-type="string">
            <text:p>2021-10-13T23:00+02:00[Europe/Oslo]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021-10-14T00:00+02:00[Europe/Oslo]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2021-10-14T01:00+02:00[Europe/Oslo]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string" calcext:value-type="string">
            <text:p>2021-10-14T02:00+02:00[Europe/Oslo]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2021-10-14T03:00+02:00[Europe/Oslo]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string" calcext:value-type="string">
            <text:p>2021-10-14T04:00+02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1-10-14T05:00+02:00[Europe/Oslo]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2021-10-14T06:00+02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1-10-14T07:00+02:00[Europe/Oslo]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2021-10-14T08:00+02:00[Europe/Oslo]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2021-10-14T09:00+02:00[Europe/Oslo]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2021-10-14T10:00+02:00[Europe/Oslo]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2021-10-14T11:00+02:00[Europe/Oslo]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2021-10-14T12:00+02:00[Europe/Oslo]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2021-10-14T13:00+02:00[Europe/Oslo]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2021-10-14T14:00+02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1-10-14T15:00+02:00[Europe/Oslo]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2021-10-14T16:00+02:00[Europe/Oslo]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2021-10-14T17:00+02:00[Europe/Oslo]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string" calcext:value-type="string">
            <text:p>2021-10-14T18:00+02:00[Europe/Oslo]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string" calcext:value-type="string">
            <text:p>2021-10-14T19:00+02:00[Europe/Oslo]</text:p>
          </table:table-cell>
          <table:table-cell office:value-type="float" office:value="1.255" calcext:value-type="float">
            <text:p>1.255</text:p>
          </table:table-cell>
        </table:table-row>
        <table:table-row table:style-name="ro1">
          <table:table-cell office:value-type="string" calcext:value-type="string">
            <text:p>2021-10-14T20:00+02:00[Europe/Oslo]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string" calcext:value-type="string">
            <text:p>2021-10-14T21:00+02:00[Europe/Oslo]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string" calcext:value-type="string">
            <text:p>2021-10-14T22:00+02:00[Europe/Oslo]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2021-10-14T23:00+02:00[Europe/Oslo]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2021-10-15T00:00+02:00[Europe/Oslo]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2021-10-15T01:00+02:00[Europe/Oslo]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1-10-15T02:00+02:00[Europe/Oslo]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2021-10-15T03:00+02:00[Europe/Oslo]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2021-10-15T04:00+02:00[Europe/Oslo]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2021-10-15T05:00+02:00[Europe/Oslo]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string" calcext:value-type="string">
            <text:p>2021-10-15T06:00+02:00[Europe/Oslo]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string" calcext:value-type="string">
            <text:p>2021-10-15T07:00+02:00[Europe/Oslo]</text:p>
          </table:table-cell>
          <table:table-cell office:value-type="float" office:value="1.289" calcext:value-type="float">
            <text:p>1.289</text:p>
          </table:table-cell>
        </table:table-row>
        <table:table-row table:style-name="ro1">
          <table:table-cell office:value-type="string" calcext:value-type="string">
            <text:p>2021-10-15T08:00+02:00[Europe/Oslo]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string" calcext:value-type="string">
            <text:p>2021-10-15T09:00+02:00[Europe/Oslo]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2021-10-15T10:00+02:00[Europe/Oslo]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2021-10-15T11:00+02:00[Europe/Oslo]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2021-10-15T12:00+02:00[Europe/Oslo]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1-10-15T13:00+02:00[Europe/Oslo]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2021-10-15T14:00+02:00[Europe/Oslo]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2021-10-15T15:00+02:00[Europe/Oslo]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string" calcext:value-type="string">
            <text:p>2021-10-15T16:00+02:00[Europe/Oslo]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string" calcext:value-type="string">
            <text:p>2021-10-15T17:00+02:00[Europe/Oslo]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string" calcext:value-type="string">
            <text:p>2021-10-15T18:00+02:00[Europe/Oslo]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string" calcext:value-type="string">
            <text:p>2021-10-15T19:00+02:00[Europe/Oslo]</text:p>
          </table:table-cell>
          <table:table-cell office:value-type="float" office:value="1.281" calcext:value-type="float">
            <text:p>1.281</text:p>
          </table:table-cell>
        </table:table-row>
        <table:table-row table:style-name="ro1">
          <table:table-cell office:value-type="string" calcext:value-type="string">
            <text:p>2021-10-15T20:00+02:00[Europe/Oslo]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string" calcext:value-type="string">
            <text:p>2021-10-15T21:00+02:00[Europe/Oslo]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string" calcext:value-type="string">
            <text:p>2021-10-15T22:00+02:00[Europe/Oslo]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string" calcext:value-type="string">
            <text:p>2021-10-15T23:00+02:00[Europe/Oslo]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2021-10-16T00:00+02:00[Europe/Oslo]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21-10-16T01:00+02:00[Europe/Oslo]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2021-10-16T02:00+02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1-10-16T03:00+02:00[Europe/Oslo]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2021-10-16T04:00+02:00[Europe/Oslo]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1-10-16T05:00+02:00[Europe/Oslo]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1-10-16T06:00+02:00[Europe/Oslo]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2021-10-16T07:00+02:00[Europe/Oslo]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2021-10-16T08:00+02:00[Europe/Oslo]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1-10-16T09:00+02:00[Europe/Oslo]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string" calcext:value-type="string">
            <text:p>2021-10-16T10:00+02:00[Europe/Oslo]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2021-10-16T11:00+02:00[Europe/Oslo]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2021-10-16T12:00+02:00[Europe/Oslo]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2021-10-16T13:00+02:00[Europe/Oslo]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2021-10-16T14:00+02:00[Europe/Oslo]</text:p>
          </table:table-cell>
          <table:table-cell office:value-type="float" office:value="2.546" calcext:value-type="float">
            <text:p>2.546</text:p>
          </table:table-cell>
        </table:table-row>
        <table:table-row table:style-name="ro1">
          <table:table-cell office:value-type="string" calcext:value-type="string">
            <text:p>2021-10-16T15:00+02:00[Europe/Oslo]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string" calcext:value-type="string">
            <text:p>2021-10-16T16:00+02:00[Europe/Oslo]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string" calcext:value-type="string">
            <text:p>2021-10-16T17:00+02:00[Europe/Oslo]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string" calcext:value-type="string">
            <text:p>2021-10-16T18:00+02:00[Europe/Oslo]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office:value-type="string" calcext:value-type="string">
            <text:p>2021-10-16T19:00+02:00[Europe/Oslo]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string" calcext:value-type="string">
            <text:p>2021-10-16T20:00+02:00[Europe/Oslo]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>
          <table:table-cell office:value-type="string" calcext:value-type="string">
            <text:p>2021-10-16T21:00+02:00[Europe/Oslo]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string" calcext:value-type="string">
            <text:p>2021-10-16T22:00+02:00[Europe/Oslo]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string" calcext:value-type="string">
            <text:p>2021-10-16T23:00+02:00[Europe/Oslo]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string" calcext:value-type="string">
            <text:p>2021-10-17T00:00+02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1-10-17T01:00+02:00[Europe/Oslo]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2021-10-17T02:00+02:00[Europe/Oslo]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2021-10-17T03:00+02:00[Europe/Oslo]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2021-10-17T04:00+02:00[Europe/Oslo]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2021-10-17T05:00+02:00[Europe/Oslo]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2021-10-17T06:00+02:00[Europe/Oslo]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2021-10-17T07:00+02:00[Europe/Oslo]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21-10-17T08:00+02:00[Europe/Oslo]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1-10-17T09:00+02:00[Europe/Oslo]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string" calcext:value-type="string">
            <text:p>2021-10-17T10:00+02:00[Europe/Oslo]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2021-10-17T11:00+02:00[Europe/Oslo]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string" calcext:value-type="string">
            <text:p>2021-10-17T12:00+02:00[Europe/Oslo]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string" calcext:value-type="string">
            <text:p>2021-10-17T13:00+02:00[Europe/Oslo]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string" calcext:value-type="string">
            <text:p>2021-10-17T14:00+02:00[Europe/Oslo]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string" calcext:value-type="string">
            <text:p>2021-10-17T15:00+02:00[Europe/Oslo]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2021-10-17T16:00+02:00[Europe/Oslo]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string" calcext:value-type="string">
            <text:p>2021-10-17T17:00+02:00[Europe/Oslo]</text:p>
          </table:table-cell>
          <table:table-cell office:value-type="float" office:value="2.967" calcext:value-type="float">
            <text:p>2.967</text:p>
          </table:table-cell>
        </table:table-row>
        <table:table-row table:style-name="ro1">
          <table:table-cell office:value-type="string" calcext:value-type="string">
            <text:p>2021-10-17T18:00+02:00[Europe/Oslo]</text:p>
          </table:table-cell>
          <table:table-cell office:value-type="float" office:value="1.274" calcext:value-type="float">
            <text:p>1.274</text:p>
          </table:table-cell>
        </table:table-row>
        <table:table-row table:style-name="ro1">
          <table:table-cell office:value-type="string" calcext:value-type="string">
            <text:p>2021-10-17T19:00+02:00[Europe/Oslo]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 office:value-type="string" calcext:value-type="string">
            <text:p>2021-10-17T20:00+02:00[Europe/Oslo]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string" calcext:value-type="string">
            <text:p>2021-10-17T21:00+02:00[Europe/Oslo]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string" calcext:value-type="string">
            <text:p>2021-10-17T22:00+02:00[Europe/Oslo]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021-10-17T23:00+02:00[Europe/Oslo]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2021-10-18T00:00+02:00[Europe/Oslo]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2021-10-18T01:00+02:00[Europe/Oslo]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1-10-18T02:00+02:00[Europe/Oslo]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21-10-18T03:00+02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1-10-18T04:00+02:00[Europe/Oslo]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2021-10-18T05:00+02:00[Europe/Oslo]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2021-10-18T06:00+02:00[Europe/Oslo]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2021-10-18T07:00+02:00[Europe/Oslo]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string" calcext:value-type="string">
            <text:p>2021-10-18T08:00+02:00[Europe/Oslo]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string" calcext:value-type="string">
            <text:p>2021-10-18T09:00+02:00[Europe/Oslo]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2021-10-18T10:00+02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1-10-18T11:00+02:00[Europe/Oslo]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2021-10-18T12:00+02:00[Europe/Oslo]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2021-10-18T13:00+02:00[Europe/Oslo]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1-10-18T14:00+02:00[Europe/Oslo]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2021-10-18T15:00+02:00[Europe/Oslo]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2021-10-18T16:00+02:00[Europe/Oslo]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2021-10-18T17:00+02:00[Europe/Oslo]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2021-10-18T18:00+02:00[Europe/Oslo]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2021-10-18T19:00+02:00[Europe/Oslo]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string" calcext:value-type="string">
            <text:p>2021-10-18T20:00+02:00[Europe/Oslo]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2021-10-18T21:00+02:00[Europe/Oslo]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string" calcext:value-type="string">
            <text:p>2021-10-18T22:00+02:00[Europe/Oslo]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2021-10-18T23:00+02:00[Europe/Oslo]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2021-10-19T00:00+02:00[Europe/Oslo]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2021-10-19T01:00+02:00[Europe/Oslo]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2021-10-19T02:00+02:00[Europe/Oslo]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2021-10-19T03:00+02:00[Europe/Oslo]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2021-10-19T04:00+02:00[Europe/Oslo]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2021-10-19T05:00+02:00[Europe/Oslo]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string" calcext:value-type="string">
            <text:p>2021-10-19T06:00+02:00[Europe/Oslo]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string" calcext:value-type="string">
            <text:p>2021-10-19T07:00+02:00[Europe/Oslo]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2021-10-19T08:00+02:00[Europe/Oslo]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2021-10-19T09:00+02:00[Europe/Oslo]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2021-10-19T10:00+02:00[Europe/Oslo]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2021-10-19T11:00+02:00[Europe/Oslo]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2021-10-19T12:00+02:00[Europe/Oslo]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2021-10-19T13:00+02:00[Europe/Oslo]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2021-10-19T14:00+02:00[Europe/Oslo]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2021-10-19T15:00+02:00[Europe/Oslo]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2021-10-19T16:00+02:00[Europe/Oslo]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2021-10-19T17:00+02:00[Europe/Oslo]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2021-10-19T18:00+02:00[Europe/Oslo]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2021-10-19T19:00+02:00[Europe/Oslo]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string" calcext:value-type="string">
            <text:p>2021-10-19T20:00+02:00[Europe/Oslo]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string" calcext:value-type="string">
            <text:p>2021-10-19T21:00+02:00[Europe/Oslo]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string" calcext:value-type="string">
            <text:p>2021-10-19T22:00+02:00[Europe/Oslo]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2021-10-19T23:00+02:00[Europe/Oslo]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2021-10-20T00:00+02:00[Europe/Oslo]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2021-10-20T01:00+02:00[Europe/Oslo]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2021-10-20T02:00+02:00[Europe/Oslo]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2021-10-20T03:00+02:00[Europe/Oslo]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1-10-20T04:00+02:00[Europe/Oslo]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2021-10-20T05:00+02:00[Europe/Oslo]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2021-10-20T06:00+02:00[Europe/Oslo]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2021-10-20T07:00+02:00[Europe/Oslo]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string" calcext:value-type="string">
            <text:p>2021-10-20T08:00+02:00[Europe/Oslo]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string" calcext:value-type="string">
            <text:p>2021-10-20T09:00+02:00[Europe/Oslo]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 office:value-type="string" calcext:value-type="string">
            <text:p>2021-10-20T10:00+02:00[Europe/Oslo]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string" calcext:value-type="string">
            <text:p>2021-10-20T11:00+02:00[Europe/Oslo]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2021-10-20T12:00+02:00[Europe/Oslo]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string" calcext:value-type="string">
            <text:p>2021-10-20T13:00+02:00[Europe/Oslo]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2021-10-20T14:00+02:00[Europe/Oslo]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2021-10-20T15:00+02:00[Europe/Oslo]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2021-10-20T16:00+02:00[Europe/Oslo]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string" calcext:value-type="string">
            <text:p>2021-10-20T17:00+02:00[Europe/Oslo]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2021-10-20T18:00+02:00[Europe/Oslo]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2021-10-20T19:00+02:00[Europe/Oslo]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 office:value-type="string" calcext:value-type="string">
            <text:p>2021-10-20T20:00+02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1-10-20T21:00+02:00[Europe/Oslo]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1-10-20T22:00+02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1-10-20T23:00+02:00[Europe/Oslo]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2021-10-21T00:00+02:00[Europe/Oslo]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2021-10-21T01:00+02:00[Europe/Oslo]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2021-10-21T02:00+02:00[Europe/Oslo]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2021-10-21T03:00+02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1-10-21T04:00+02:00[Europe/Oslo]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2021-10-21T05:00+02:00[Europe/Oslo]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021-10-21T06:00+02:00[Europe/Oslo]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office:value-type="string" calcext:value-type="string">
            <text:p>2021-10-21T07:00+02:00[Europe/Oslo]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2021-10-21T08:00+02:00[Europe/Oslo]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2021-10-21T09:00+02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1-10-21T10:00+02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1-10-21T11:00+02:00[Europe/Oslo]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2021-10-21T12:00+02:00[Europe/Oslo]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2021-10-21T13:00+02:00[Europe/Oslo]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2021-10-21T14:00+02:00[Europe/Oslo]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2021-10-21T15:00+02:00[Europe/Oslo]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2021-10-21T16:00+02:00[Europe/Oslo]</text:p>
          </table:table-cell>
          <table:table-cell office:value-type="float" office:value="1.835" calcext:value-type="float">
            <text:p>1.835</text:p>
          </table:table-cell>
        </table:table-row>
        <table:table-row table:style-name="ro1">
          <table:table-cell office:value-type="string" calcext:value-type="string">
            <text:p>2021-10-21T17:00+02:00[Europe/Oslo]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string" calcext:value-type="string">
            <text:p>2021-10-21T18:00+02:00[Europe/Oslo]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1-10-21T19:00+02:00[Europe/Oslo]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2021-10-21T20:00+02:00[Europe/Oslo]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string" calcext:value-type="string">
            <text:p>2021-10-21T21:00+02:00[Europe/Oslo]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2021-10-21T22:00+02:00[Europe/Oslo]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string" calcext:value-type="string">
            <text:p>2021-10-21T23:00+02:00[Europe/Oslo]</text:p>
          </table:table-cell>
          <table:table-cell office:value-type="float" office:value="1.393" calcext:value-type="float">
            <text:p>1.393</text:p>
          </table:table-cell>
        </table:table-row>
        <table:table-row table:style-name="ro1">
          <table:table-cell office:value-type="string" calcext:value-type="string">
            <text:p>2021-10-22T00:00+02:00[Europe/Oslo]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2021-10-22T01:00+02:00[Europe/Oslo]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2021-10-22T02:00+02:00[Europe/Oslo]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2021-10-22T03:00+02:00[Europe/Oslo]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2021-10-22T04:00+02:00[Europe/Oslo]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2021-10-22T05:00+02:00[Europe/Oslo]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2021-10-22T06:00+02:00[Europe/Oslo]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2021-10-22T07:00+02:00[Europe/Oslo]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2021-10-22T08:00+02:00[Europe/Oslo]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2021-10-22T09:00+02:00[Europe/Oslo]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2021-10-22T10:00+02:00[Europe/Oslo]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2021-10-22T11:00+02:00[Europe/Oslo]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2021-10-22T12:00+02:00[Europe/Oslo]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2021-10-22T13:00+02:00[Europe/Oslo]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2021-10-22T14:00+02:00[Europe/Oslo]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2021-10-22T15:00+02:00[Europe/Oslo]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2021-10-22T16:00+02:00[Europe/Oslo]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2021-10-22T17:00+02:00[Europe/Oslo]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2021-10-22T18:00+02:00[Europe/Oslo]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string" calcext:value-type="string">
            <text:p>2021-10-22T19:00+02:00[Europe/Oslo]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string" calcext:value-type="string">
            <text:p>2021-10-22T20:00+02:00[Europe/Oslo]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string" calcext:value-type="string">
            <text:p>2021-10-22T21:00+02:00[Europe/Oslo]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string" calcext:value-type="string">
            <text:p>2021-10-22T22:00+02:00[Europe/Oslo]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string" calcext:value-type="string">
            <text:p>2021-10-22T23:00+02:00[Europe/Oslo]</text:p>
          </table:table-cell>
          <table:table-cell office:value-type="float" office:value="1.448" calcext:value-type="float">
            <text:p>1.448</text:p>
          </table:table-cell>
        </table:table-row>
        <table:table-row table:style-name="ro1">
          <table:table-cell office:value-type="string" calcext:value-type="string">
            <text:p>2021-10-23T00:00+02:00[Europe/Oslo]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string" calcext:value-type="string">
            <text:p>2021-10-23T01:00+02:00[Europe/Oslo]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2021-10-23T02:00+02:00[Europe/Oslo]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string" calcext:value-type="string">
            <text:p>2021-10-23T03:00+02:00[Europe/Oslo]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2021-10-23T04:00+02:00[Europe/Oslo]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1-10-23T05:00+02:00[Europe/Oslo]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string" calcext:value-type="string">
            <text:p>2021-10-23T06:00+02:00[Europe/Oslo]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2021-10-23T07:00+02:00[Europe/Oslo]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2021-10-23T08:00+02:00[Europe/Oslo]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string" calcext:value-type="string">
            <text:p>2021-10-23T09:00+02:00[Europe/Oslo]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2021-10-23T10:00+02:00[Europe/Oslo]</text:p>
          </table:table-cell>
          <table:table-cell office:value-type="float" office:value="1.165" calcext:value-type="float">
            <text:p>1.165</text:p>
          </table:table-cell>
        </table:table-row>
        <table:table-row table:style-name="ro1">
          <table:table-cell office:value-type="string" calcext:value-type="string">
            <text:p>2021-10-23T11:00+02:00[Europe/Oslo]</text:p>
          </table:table-cell>
          <table:table-cell office:value-type="float" office:value="1.137" calcext:value-type="float">
            <text:p>1.137</text:p>
          </table:table-cell>
        </table:table-row>
        <table:table-row table:style-name="ro1">
          <table:table-cell office:value-type="string" calcext:value-type="string">
            <text:p>2021-10-23T12:00+02:00[Europe/Oslo]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string" calcext:value-type="string">
            <text:p>2021-10-23T13:00+02:00[Europe/Oslo]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string" calcext:value-type="string">
            <text:p>2021-10-23T14:00+02:00[Europe/Oslo]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2021-10-23T15:00+02:00[Europe/Oslo]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2021-10-23T16:00+02:00[Europe/Oslo]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2021-10-23T17:00+02:00[Europe/Oslo]</text:p>
          </table:table-cell>
          <table:table-cell office:value-type="float" office:value="1.646" calcext:value-type="float">
            <text:p>1.646</text:p>
          </table:table-cell>
        </table:table-row>
        <table:table-row table:style-name="ro1">
          <table:table-cell office:value-type="string" calcext:value-type="string">
            <text:p>2021-10-23T18:00+02:00[Europe/Oslo]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 office:value-type="string" calcext:value-type="string">
            <text:p>2021-10-23T19:00+02:00[Europe/Oslo]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string" calcext:value-type="string">
            <text:p>2021-10-23T20:00+02:00[Europe/Oslo]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string" calcext:value-type="string">
            <text:p>2021-10-23T21:00+02:00[Europe/Oslo]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021-10-23T22:00+02:00[Europe/Oslo]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2021-10-23T23:00+02:00[Europe/Oslo]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2021-10-24T00:00+02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1-10-24T01:00+02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1-10-24T02:00+02:00[Europe/Oslo]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2021-10-24T03:00+02:00[Europe/Oslo]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2021-10-24T04:00+02:00[Europe/Oslo]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21-10-24T05:00+02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1-10-24T06:00+02:00[Europe/Oslo]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2021-10-24T07:00+02:00[Europe/Oslo]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2021-10-24T08:00+02:00[Europe/Oslo]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 office:value-type="string" calcext:value-type="string">
            <text:p>2021-10-24T09:00+02:00[Europe/Oslo]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string" calcext:value-type="string">
            <text:p>2021-10-24T10:00+02:00[Europe/Oslo]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2021-10-24T11:00+02:00[Europe/Oslo]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string" calcext:value-type="string">
            <text:p>2021-10-24T12:00+02:00[Europe/Oslo]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string" calcext:value-type="string">
            <text:p>2021-10-24T13:00+02:00[Europe/Oslo]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2021-10-24T14:00+02:00[Europe/Oslo]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string" calcext:value-type="string">
            <text:p>2021-10-24T15:00+02:00[Europe/Oslo]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string" calcext:value-type="string">
            <text:p>2021-10-24T16:00+02:00[Europe/Oslo]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string" calcext:value-type="string">
            <text:p>2021-10-24T17:00+02:00[Europe/Oslo]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2021-10-24T18:00+02:00[Europe/Oslo]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2021-10-24T19:00+02:00[Europe/Oslo]</text:p>
          </table:table-cell>
          <table:table-cell office:value-type="float" office:value="1.325" calcext:value-type="float">
            <text:p>1.325</text:p>
          </table:table-cell>
        </table:table-row>
        <table:table-row table:style-name="ro1">
          <table:table-cell office:value-type="string" calcext:value-type="string">
            <text:p>2021-10-24T20:00+02:00[Europe/Oslo]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2021-10-24T21:00+02:00[Europe/Oslo]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2021-10-24T22:00+02:00[Europe/Oslo]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2021-10-24T23:00+02:00[Europe/Oslo]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2021-10-25T00:00+02:00[Europe/Oslo]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2021-10-25T01:00+02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1-10-25T02:00+02:00[Europe/Oslo]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1-10-25T03:00+02:00[Europe/Oslo]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2021-10-25T04:00+02:00[Europe/Oslo]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string" calcext:value-type="string">
            <text:p>2021-10-25T05:00+02:00[Europe/Oslo]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2021-10-25T06:00+02:00[Europe/Oslo]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string" calcext:value-type="string">
            <text:p>2021-10-25T07:00+02:00[Europe/Oslo]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string" calcext:value-type="string">
            <text:p>2021-10-25T08:00+02:00[Europe/Oslo]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string" calcext:value-type="string">
            <text:p>2021-10-25T09:00+02:00[Europe/Oslo]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string" calcext:value-type="string">
            <text:p>2021-10-25T10:00+02:00[Europe/Oslo]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string" calcext:value-type="string">
            <text:p>2021-10-25T11:00+02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1-10-25T12:00+02:00[Europe/Oslo]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2021-10-25T13:00+02:00[Europe/Oslo]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2021-10-25T14:00+02:00[Europe/Oslo]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2021-10-25T15:00+02:00[Europe/Oslo]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2021-10-25T16:00+02:00[Europe/Oslo]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>
          <table:table-cell office:value-type="string" calcext:value-type="string">
            <text:p>2021-10-25T17:00+02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1-10-25T18:00+02:00[Europe/Oslo]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string" calcext:value-type="string">
            <text:p>2021-10-25T19:00+02:00[Europe/Oslo]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1-10-25T20:00+02:00[Europe/Oslo]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2021-10-25T21:00+02:00[Europe/Oslo]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string" calcext:value-type="string">
            <text:p>2021-10-25T22:00+02:00[Europe/Oslo]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string" calcext:value-type="string">
            <text:p>2021-10-25T23:00+02:00[Europe/Oslo]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21-10-26T00:00+02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1-10-26T01:00+02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1-10-26T02:00+02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1-10-26T03:00+02:00[Europe/Oslo]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1-10-26T04:00+02:00[Europe/Oslo]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2021-10-26T05:00+02:00[Europe/Oslo]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2021-10-26T06:00+02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1-10-26T07:00+02:00[Europe/Oslo]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21-10-26T08:00+02:00[Europe/Oslo]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2021-10-26T09:00+02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1-10-26T10:00+02:00[Europe/Oslo]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2021-10-26T11:00+02:00[Europe/Oslo]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2021-10-26T12:00+02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1-10-26T13:00+02:00[Europe/Oslo]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2021-10-26T14:00+02:00[Europe/Oslo]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2021-10-26T15:00+02:00[Europe/Oslo]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2021-10-26T16:00+02:00[Europe/Oslo]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2021-10-26T17:00+02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1-10-26T18:00+02:00[Europe/Oslo]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string" calcext:value-type="string">
            <text:p>2021-10-26T19:00+02:00[Europe/Oslo]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2021-10-26T20:00+02:00[Europe/Oslo]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 office:value-type="string" calcext:value-type="string">
            <text:p>2021-10-26T21:00+02:00[Europe/Oslo]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1">
          <table:table-cell office:value-type="string" calcext:value-type="string">
            <text:p>2021-10-26T22:00+02:00[Europe/Oslo]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string" calcext:value-type="string">
            <text:p>2021-10-26T23:00+02:00[Europe/Oslo]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2021-10-27T00:00+02:00[Europe/Oslo]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2021-10-27T01:00+02:00[Europe/Oslo]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2021-10-27T02:00+02:00[Europe/Oslo]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2021-10-27T03:00+02:00[Europe/Oslo]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string" calcext:value-type="string">
            <text:p>2021-10-27T04:00+02:00[Europe/Oslo]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2021-10-27T05:00+02:00[Europe/Oslo]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string" calcext:value-type="string">
            <text:p>2021-10-27T06:00+02:00[Europe/Oslo]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2021-10-27T07:00+02:00[Europe/Oslo]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2021-10-27T08:00+02:00[Europe/Oslo]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2021-10-27T09:00+02:00[Europe/Oslo]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2021-10-27T10:00+02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1-10-27T11:00+02:00[Europe/Oslo]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2021-10-27T12:00+02:00[Europe/Oslo]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2021-10-27T13:00+02:00[Europe/Oslo]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2021-10-27T14:00+02:00[Europe/Oslo]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2021-10-27T15:00+02:00[Europe/Oslo]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2021-10-27T16:00+02:00[Europe/Oslo]</text:p>
          </table:table-cell>
          <table:table-cell office:value-type="float" office:value="1.259" calcext:value-type="float">
            <text:p>1.259</text:p>
          </table:table-cell>
        </table:table-row>
        <table:table-row table:style-name="ro1">
          <table:table-cell office:value-type="string" calcext:value-type="string">
            <text:p>2021-10-27T17:00+02:00[Europe/Oslo]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string" calcext:value-type="string">
            <text:p>2021-10-27T18:00+02:00[Europe/Oslo]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string" calcext:value-type="string">
            <text:p>2021-10-27T19:00+02:00[Europe/Oslo]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2021-10-27T20:00+02:00[Europe/Oslo]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2021-10-27T21:00+02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1-10-27T22:00+02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1-10-27T23:00+02:00[Europe/Oslo]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2021-10-28T00:00+02:00[Europe/Oslo]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2021-10-28T01:00+02:00[Europe/Oslo]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string" calcext:value-type="string">
            <text:p>2021-10-28T02:00+02:00[Europe/Oslo]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2021-10-28T03:00+02:00[Europe/Oslo]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2021-10-28T04:00+02:00[Europe/Oslo]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2021-10-28T05:00+02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1-10-28T06:00+02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1-10-28T07:00+02:00[Europe/Oslo]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21-10-28T08:00+02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1-10-28T09:00+02:00[Europe/Oslo]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2021-10-28T10:00+02:00[Europe/Oslo]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2021-10-28T11:00+02:00[Europe/Oslo]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2021-10-28T12:00+02:00[Europe/Oslo]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2021-10-28T13:00+02:00[Europe/Oslo]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1-10-28T14:00+02:00[Europe/Oslo]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2021-10-28T15:00+02:00[Europe/Oslo]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string" calcext:value-type="string">
            <text:p>2021-10-28T16:00+02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1-10-28T17:00+02:00[Europe/Oslo]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string" calcext:value-type="string">
            <text:p>2021-10-28T18:00+02:00[Europe/Oslo]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string" calcext:value-type="string">
            <text:p>2021-10-28T19:00+02:00[Europe/Oslo]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string" calcext:value-type="string">
            <text:p>2021-10-28T20:00+02:00[Europe/Oslo]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2021-10-28T21:00+02:00[Europe/Oslo]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2021-10-28T22:00+02:00[Europe/Oslo]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2021-10-28T23:00+02:00[Europe/Oslo]</text:p>
          </table:table-cell>
          <table:table-cell office:value-type="float" office:value="1.447" calcext:value-type="float">
            <text:p>1.447</text:p>
          </table:table-cell>
        </table:table-row>
        <table:table-row table:style-name="ro1">
          <table:table-cell office:value-type="string" calcext:value-type="string">
            <text:p>2021-10-29T00:00+02:00[Europe/Oslo]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string" calcext:value-type="string">
            <text:p>2021-10-29T01:00+02:00[Europe/Oslo]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2021-10-29T02:00+02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1-10-29T03:00+02:00[Europe/Oslo]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2021-10-29T04:00+02:00[Europe/Oslo]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2021-10-29T05:00+02:00[Europe/Oslo]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2021-10-29T06:00+02:00[Europe/Oslo]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string" calcext:value-type="string">
            <text:p>2021-10-29T07:00+02:00[Europe/Oslo]</text:p>
          </table:table-cell>
          <table:table-cell office:value-type="float" office:value="1.251" calcext:value-type="float">
            <text:p>1.251</text:p>
          </table:table-cell>
        </table:table-row>
        <table:table-row table:style-name="ro1">
          <table:table-cell office:value-type="string" calcext:value-type="string">
            <text:p>2021-10-29T08:00+02:00[Europe/Oslo]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2021-10-29T09:00+02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1-10-29T10:00+02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1-10-29T11:00+02:00[Europe/Oslo]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2021-10-29T12:00+02:00[Europe/Oslo]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2021-10-29T13:00+02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1-10-29T14:00+02:00[Europe/Oslo]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2021-10-29T15:00+02:00[Europe/Oslo]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2021-10-29T16:00+02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1-10-29T17:00+02:00[Europe/Oslo]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>
          <table:table-cell office:value-type="string" calcext:value-type="string">
            <text:p>2021-10-29T18:00+02:00[Europe/Oslo]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2021-10-29T19:00+02:00[Europe/Oslo]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string" calcext:value-type="string">
            <text:p>2021-10-29T20:00+02:00[Europe/Oslo]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string" calcext:value-type="string">
            <text:p>2021-10-29T21:00+02:00[Europe/Oslo]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string" calcext:value-type="string">
            <text:p>2021-10-29T22:00+02:00[Europe/Oslo]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string" calcext:value-type="string">
            <text:p>2021-10-29T23:00+02:00[Europe/Oslo]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2021-10-30T00:00+02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1-10-30T01:00+02:00[Europe/Oslo]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2021-10-30T02:00+02:00[Europe/Oslo]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2021-10-30T03:00+02:00[Europe/Oslo]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2021-10-30T04:00+02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1-10-30T05:00+02:00[Europe/Oslo]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2021-10-30T06:00+02:00[Europe/Oslo]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2021-10-30T07:00+02:00[Europe/Oslo]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2021-10-30T08:00+02:00[Europe/Oslo]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2021-10-30T09:00+02:00[Europe/Oslo]</text:p>
          </table:table-cell>
          <table:table-cell office:value-type="float" office:value="1.187" calcext:value-type="float">
            <text:p>1.187</text:p>
          </table:table-cell>
        </table:table-row>
        <table:table-row table:style-name="ro1">
          <table:table-cell office:value-type="string" calcext:value-type="string">
            <text:p>2021-10-30T10:00+02:00[Europe/Oslo]</text:p>
          </table:table-cell>
          <table:table-cell office:value-type="float" office:value="1.996" calcext:value-type="float">
            <text:p>1.996</text:p>
          </table:table-cell>
        </table:table-row>
        <table:table-row table:style-name="ro1">
          <table:table-cell office:value-type="string" calcext:value-type="string">
            <text:p>2021-10-30T11:00+02:00[Europe/Oslo]</text:p>
          </table:table-cell>
          <table:table-cell office:value-type="float" office:value="1.284" calcext:value-type="float">
            <text:p>1.284</text:p>
          </table:table-cell>
        </table:table-row>
        <table:table-row table:style-name="ro1">
          <table:table-cell office:value-type="string" calcext:value-type="string">
            <text:p>2021-10-30T12:00+02:00[Europe/Oslo]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2021-10-30T13:00+02:00[Europe/Oslo]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2021-10-30T14:00+02:00[Europe/Oslo]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2021-10-30T15:00+02:00[Europe/Oslo]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2021-10-30T16:00+02:00[Europe/Oslo]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2021-10-30T17:00+02:00[Europe/Oslo]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2021-10-30T18:00+02:00[Europe/Oslo]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2021-10-30T19:00+02:00[Europe/Oslo]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1">
          <table:table-cell office:value-type="string" calcext:value-type="string">
            <text:p>2021-10-30T20:00+02:00[Europe/Oslo]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2021-10-30T21:00+02:00[Europe/Oslo]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string" calcext:value-type="string">
            <text:p>2021-10-30T22:00+02:00[Europe/Oslo]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2021-10-30T23:00+02:00[Europe/Oslo]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2021-10-31T00:00+02:00[Europe/Oslo]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2021-10-31T01:00+02:00[Europe/Oslo]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2021-10-31T02:00+02:00[Europe/Oslo]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2021-10-31T03:00+01:00[Europe/Oslo]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2021-10-31T04:00+01:00[Europe/Oslo]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2021-10-31T05:00+01:00[Europe/Oslo]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2021-10-31T06:00+01:00[Europe/Oslo]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2021-10-31T07:00+01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1-10-31T08:00+01:00[Europe/Oslo]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2021-10-31T09:00+01:00[Europe/Oslo]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string" calcext:value-type="string">
            <text:p>2021-10-31T10:00+01:00[Europe/Oslo]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2021-10-31T11:00+01:00[Europe/Oslo]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string" calcext:value-type="string">
            <text:p>2021-10-31T12:00+01:00[Europe/Oslo]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string" calcext:value-type="string">
            <text:p>2021-10-31T13:00+01:00[Europe/Oslo]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string" calcext:value-type="string">
            <text:p>2021-10-31T14:00+01:00[Europe/Oslo]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 office:value-type="string" calcext:value-type="string">
            <text:p>2021-10-31T15:00+01:00[Europe/Oslo]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2021-10-31T16:00+01:00[Europe/Oslo]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2021-10-31T17:00+01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1-10-31T18:00+01:00[Europe/Oslo]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string" calcext:value-type="string">
            <text:p>2021-10-31T19:00+01:00[Europe/Oslo]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2021-10-31T20:00+01:00[Europe/Oslo]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string" calcext:value-type="string">
            <text:p>2021-10-31T21:00+01:00[Europe/Oslo]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2021-10-31T22:00+01:00[Europe/Oslo]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style-name="ce1" office:value-type="string" calcext:value-type="string">
            <text:p>2021-10-31T23:00+01:00[Europe/Oslo]</text:p>
          </table:table-cell>
          <table:table-cell table:style-name="ce1"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1-11-01T00:00+01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1-11-01T01:00+01:00[Europe/Oslo]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2021-11-01T02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1-11-01T03:00+01:00[Europe/Oslo]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2021-11-01T04:00+01:00[Europe/Oslo]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2021-11-01T05:00+01:00[Europe/Oslo]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2021-11-01T06:00+01:00[Europe/Oslo]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2021-11-01T07:00+01:00[Europe/Oslo]</text:p>
          </table:table-cell>
          <table:table-cell office:value-type="float" office:value="1.906" calcext:value-type="float">
            <text:p>1.906</text:p>
          </table:table-cell>
        </table:table-row>
        <table:table-row table:style-name="ro1">
          <table:table-cell office:value-type="string" calcext:value-type="string">
            <text:p>2021-11-01T08:00+01:00[Europe/Oslo]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 office:value-type="string" calcext:value-type="string">
            <text:p>2021-11-01T09:00+01:00[Europe/Oslo]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2021-11-01T10:00+01:00[Europe/Oslo]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2021-11-01T11:00+01:00[Europe/Oslo]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2021-11-01T12:00+01:00[Europe/Oslo]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2021-11-01T13:00+01:00[Europe/Oslo]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string" calcext:value-type="string">
            <text:p>2021-11-01T14:00+01:00[Europe/Oslo]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string" calcext:value-type="string">
            <text:p>2021-11-01T15:00+01:00[Europe/Oslo]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2021-11-01T16:00+01:00[Europe/Oslo]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string" calcext:value-type="string">
            <text:p>2021-11-01T17:00+01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1-11-01T18:00+01:00[Europe/Oslo]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2021-11-01T19:00+01:00[Europe/Oslo]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2021-11-01T20:00+01:00[Europe/Oslo]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2021-11-01T21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1-11-01T22:00+01:00[Europe/Oslo]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2021-11-01T23:00+01:00[Europe/Oslo]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2021-11-02T00:00+01:00[Europe/Oslo]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2021-11-02T01:00+01:00[Europe/Oslo]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2021-11-02T02:00+01:00[Europe/Oslo]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2021-11-02T03:00+01:00[Europe/Oslo]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2021-11-02T04:00+01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1-11-02T05:00+01:00[Europe/Oslo]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2021-11-02T06:00+01:00[Europe/Oslo]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2021-11-02T07:00+01:00[Europe/Oslo]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2021-11-02T08:00+01:00[Europe/Oslo]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2021-11-02T09:00+01:00[Europe/Oslo]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2021-11-02T10:00+01:00[Europe/Oslo]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2021-11-02T11:00+01:00[Europe/Oslo]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string" calcext:value-type="string">
            <text:p>2021-11-02T12:00+01:00[Europe/Oslo]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string" calcext:value-type="string">
            <text:p>2021-11-02T13:00+01:00[Europe/Oslo]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string" calcext:value-type="string">
            <text:p>2021-11-02T14:00+01:00[Europe/Oslo]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2021-11-02T15:00+01:00[Europe/Oslo]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2021-11-02T16:00+01:00[Europe/Oslo]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2021-11-02T17:00+01:00[Europe/Oslo]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2021-11-02T18:00+01:00[Europe/Oslo]</text:p>
          </table:table-cell>
          <table:table-cell office:value-type="float" office:value="1.275" calcext:value-type="float">
            <text:p>1.275</text:p>
          </table:table-cell>
        </table:table-row>
        <table:table-row table:style-name="ro1">
          <table:table-cell office:value-type="string" calcext:value-type="string">
            <text:p>2021-11-02T19:00+01:00[Europe/Oslo]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string" calcext:value-type="string">
            <text:p>2021-11-02T20:00+01:00[Europe/Oslo]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2021-11-02T21:00+01:00[Europe/Oslo]</text:p>
          </table:table-cell>
          <table:table-cell office:value-type="float" office:value="2.299" calcext:value-type="float">
            <text:p>2.299</text:p>
          </table:table-cell>
        </table:table-row>
        <table:table-row table:style-name="ro1">
          <table:table-cell office:value-type="string" calcext:value-type="string">
            <text:p>2021-11-02T22:00+01:00[Europe/Oslo]</text:p>
          </table:table-cell>
          <table:table-cell office:value-type="float" office:value="2.128" calcext:value-type="float">
            <text:p>2.128</text:p>
          </table:table-cell>
        </table:table-row>
        <table:table-row table:style-name="ro1">
          <table:table-cell office:value-type="string" calcext:value-type="string">
            <text:p>2021-11-02T23:00+01:00[Europe/Oslo]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021-11-03T00:00+01:00[Europe/Oslo]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2021-11-03T01:00+01:00[Europe/Oslo]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1-11-03T02:00+01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1-11-03T03:00+01:00[Europe/Oslo]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2021-11-03T04:00+01:00[Europe/Oslo]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2021-11-03T05:00+01:00[Europe/Oslo]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string" calcext:value-type="string">
            <text:p>2021-11-03T06:00+01:00[Europe/Oslo]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2021-11-03T07:00+01:00[Europe/Oslo]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string" calcext:value-type="string">
            <text:p>2021-11-03T08:00+01:00[Europe/Oslo]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2021-11-03T09:00+01:00[Europe/Oslo]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2021-11-03T10:00+01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1-11-03T11:00+01:00[Europe/Oslo]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2021-11-03T12:00+01:00[Europe/Oslo]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2021-11-03T13:00+01:00[Europe/Oslo]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2021-11-03T14:00+01:00[Europe/Oslo]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2021-11-03T15:00+01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1-11-03T16:00+01:00[Europe/Oslo]</text:p>
          </table:table-cell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string" calcext:value-type="string">
            <text:p>2021-11-03T17:00+01:00[Europe/Oslo]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string" calcext:value-type="string">
            <text:p>2021-11-03T18:00+01:00[Europe/Oslo]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string" calcext:value-type="string">
            <text:p>2021-11-03T19:00+01:00[Europe/Oslo]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2021-11-03T20:00+01:00[Europe/Oslo]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 office:value-type="string" calcext:value-type="string">
            <text:p>2021-11-03T21:00+01:00[Europe/Oslo]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office:value-type="string" calcext:value-type="string">
            <text:p>2021-11-03T22:00+01:00[Europe/Oslo]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 office:value-type="string" calcext:value-type="string">
            <text:p>2021-11-03T23:00+01:00[Europe/Oslo]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2021-11-04T00:00+01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1-11-04T01:00+01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1-11-04T02:00+01:00[Europe/Oslo]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2021-11-04T03:00+01:00[Europe/Oslo]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2021-11-04T04:00+01:00[Europe/Oslo]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string" calcext:value-type="string">
            <text:p>2021-11-04T05:00+01:00[Europe/Oslo]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2021-11-04T06:00+01:00[Europe/Oslo]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string" calcext:value-type="string">
            <text:p>2021-11-04T07:00+01:00[Europe/Oslo]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2021-11-04T08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1-11-04T09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1-11-04T10:00+01:00[Europe/Oslo]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2021-11-04T11:00+01:00[Europe/Oslo]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2021-11-04T12:00+01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1-11-04T13:00+01:00[Europe/Oslo]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2021-11-04T14:00+01:00[Europe/Oslo]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2021-11-04T15:00+01:00[Europe/Oslo]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2021-11-04T16:00+01:00[Europe/Oslo]</text:p>
          </table:table-cell>
          <table:table-cell office:value-type="float" office:value="1.417" calcext:value-type="float">
            <text:p>1.417</text:p>
          </table:table-cell>
        </table:table-row>
        <table:table-row table:style-name="ro1">
          <table:table-cell office:value-type="string" calcext:value-type="string">
            <text:p>2021-11-04T17:00+01:00[Europe/Oslo]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2021-11-04T18:00+01:00[Europe/Oslo]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 office:value-type="string" calcext:value-type="string">
            <text:p>2021-11-04T19:00+01:00[Europe/Oslo]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string" calcext:value-type="string">
            <text:p>2021-11-04T20:00+01:00[Europe/Oslo]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021-11-04T21:00+01:00[Europe/Oslo]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 office:value-type="string" calcext:value-type="string">
            <text:p>2021-11-04T22:00+01:00[Europe/Oslo]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2021-11-04T23:00+01:00[Europe/Oslo]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string" calcext:value-type="string">
            <text:p>2021-11-05T00:00+01:00[Europe/Oslo]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string" calcext:value-type="string">
            <text:p>2021-11-05T01:00+01:00[Europe/Oslo]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2021-11-05T02:00+01:00[Europe/Oslo]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2021-11-05T03:00+01:00[Europe/Oslo]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2021-11-05T04:00+01:00[Europe/Oslo]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2021-11-05T05:00+01:00[Europe/Oslo]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string" calcext:value-type="string">
            <text:p>2021-11-05T06:00+01:00[Europe/Oslo]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1-11-05T07:00+01:00[Europe/Oslo]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office:value-type="string" calcext:value-type="string">
            <text:p>2021-11-05T08:00+01:00[Europe/Oslo]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string" calcext:value-type="string">
            <text:p>2021-11-05T09:00+01:00[Europe/Oslo]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 office:value-type="string" calcext:value-type="string">
            <text:p>2021-11-05T10:00+01:00[Europe/Oslo]</text:p>
          </table:table-cell>
          <table:table-cell office:value-type="float" office:value="1.646" calcext:value-type="float">
            <text:p>1.646</text:p>
          </table:table-cell>
        </table:table-row>
        <table:table-row table:style-name="ro1">
          <table:table-cell office:value-type="string" calcext:value-type="string">
            <text:p>2021-11-05T11:00+01:00[Europe/Oslo]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string" calcext:value-type="string">
            <text:p>2021-11-05T12:00+01:00[Europe/Oslo]</text:p>
          </table:table-cell>
          <table:table-cell office:value-type="float" office:value="1.424" calcext:value-type="float">
            <text:p>1.424</text:p>
          </table:table-cell>
        </table:table-row>
        <table:table-row table:style-name="ro1">
          <table:table-cell office:value-type="string" calcext:value-type="string">
            <text:p>2021-11-05T13:00+01:00[Europe/Oslo]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2021-11-05T14:00+01:00[Europe/Oslo]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1-11-05T15:00+01:00[Europe/Oslo]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2021-11-05T16:00+01:00[Europe/Oslo]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2021-11-05T17:00+01:00[Europe/Oslo]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string" calcext:value-type="string">
            <text:p>2021-11-05T18:00+01:00[Europe/Oslo]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 office:value-type="string" calcext:value-type="string">
            <text:p>2021-11-05T19:00+01:00[Europe/Oslo]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2021-11-05T20:00+01:00[Europe/Oslo]</text:p>
          </table:table-cell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string" calcext:value-type="string">
            <text:p>2021-11-05T21:00+01:00[Europe/Oslo]</text:p>
          </table:table-cell>
          <table:table-cell office:value-type="float" office:value="2.376" calcext:value-type="float">
            <text:p>2.376</text:p>
          </table:table-cell>
        </table:table-row>
        <table:table-row table:style-name="ro1">
          <table:table-cell office:value-type="string" calcext:value-type="string">
            <text:p>2021-11-05T22:00+01:00[Europe/Oslo]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string" calcext:value-type="string">
            <text:p>2021-11-05T23:00+01:00[Europe/Oslo]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 office:value-type="string" calcext:value-type="string">
            <text:p>2021-11-06T00:00+01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1-11-06T01:00+01:00[Europe/Oslo]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2021-11-06T02:00+01:00[Europe/Oslo]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021-11-06T03:00+01:00[Europe/Oslo]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2021-11-06T04:00+01:00[Europe/Oslo]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2021-11-06T05:00+01:00[Europe/Oslo]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2021-11-06T06:00+01:00[Europe/Oslo]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2021-11-06T07:00+01:00[Europe/Oslo]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2021-11-06T08:00+01:00[Europe/Oslo]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string" calcext:value-type="string">
            <text:p>2021-11-06T09:00+01:00[Europe/Oslo]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 office:value-type="string" calcext:value-type="string">
            <text:p>2021-11-06T10:00+01:00[Europe/Oslo]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string" calcext:value-type="string">
            <text:p>2021-11-06T11:00+01:00[Europe/Oslo]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2021-11-06T12:00+01:00[Europe/Oslo]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2021-11-06T13:00+01:00[Europe/Oslo]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string" calcext:value-type="string">
            <text:p>2021-11-06T14:00+01:00[Europe/Oslo]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021-11-06T15:00+01:00[Europe/Oslo]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office:value-type="string" calcext:value-type="string">
            <text:p>2021-11-06T16:00+01:00[Europe/Oslo]</text:p>
          </table:table-cell>
          <table:table-cell office:value-type="float" office:value="1.199" calcext:value-type="float">
            <text:p>1.199</text:p>
          </table:table-cell>
        </table:table-row>
        <table:table-row table:style-name="ro1">
          <table:table-cell office:value-type="string" calcext:value-type="string">
            <text:p>2021-11-06T17:00+01:00[Europe/Oslo]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string" calcext:value-type="string">
            <text:p>2021-11-06T18:00+01:00[Europe/Oslo]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2021-11-06T19:00+01:00[Europe/Oslo]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string" calcext:value-type="string">
            <text:p>2021-11-06T20:00+01:00[Europe/Oslo]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 office:value-type="string" calcext:value-type="string">
            <text:p>2021-11-06T21:00+01:00[Europe/Oslo]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2021-11-06T22:00+01:00[Europe/Oslo]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string" calcext:value-type="string">
            <text:p>2021-11-06T23:00+01:00[Europe/Oslo]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string" calcext:value-type="string">
            <text:p>2021-11-07T00:00+01:00[Europe/Oslo]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office:value-type="string" calcext:value-type="string">
            <text:p>2021-11-07T01:00+01:00[Europe/Oslo]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string" calcext:value-type="string">
            <text:p>2021-11-07T02:00+01:00[Europe/Oslo]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2021-11-07T03:00+01:00[Europe/Oslo]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string" calcext:value-type="string">
            <text:p>2021-11-07T04:00+01:00[Europe/Oslo]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1-11-07T05:00+01:00[Europe/Oslo]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1-11-07T06:00+01:00[Europe/Oslo]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2021-11-07T07:00+01:00[Europe/Oslo]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string" calcext:value-type="string">
            <text:p>2021-11-07T08:00+01:00[Europe/Oslo]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2021-11-07T09:00+01:00[Europe/Oslo]</text:p>
          </table:table-cell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string" calcext:value-type="string">
            <text:p>2021-11-07T10:00+01:00[Europe/Oslo]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string" calcext:value-type="string">
            <text:p>2021-11-07T11:00+01:00[Europe/Oslo]</text:p>
          </table:table-cell>
          <table:table-cell office:value-type="float" office:value="1.345" calcext:value-type="float">
            <text:p>1.345</text:p>
          </table:table-cell>
        </table:table-row>
        <table:table-row table:style-name="ro1">
          <table:table-cell office:value-type="string" calcext:value-type="string">
            <text:p>2021-11-07T12:00+01:00[Europe/Oslo]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string" calcext:value-type="string">
            <text:p>2021-11-07T13:00+01:00[Europe/Oslo]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 office:value-type="string" calcext:value-type="string">
            <text:p>2021-11-07T14:00+01:00[Europe/Oslo]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string" calcext:value-type="string">
            <text:p>2021-11-07T15:00+01:00[Europe/Oslo]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string" calcext:value-type="string">
            <text:p>2021-11-07T16:00+01:00[Europe/Oslo]</text:p>
          </table:table-cell>
          <table:table-cell office:value-type="float" office:value="1.385" calcext:value-type="float">
            <text:p>1.385</text:p>
          </table:table-cell>
        </table:table-row>
        <table:table-row table:style-name="ro1">
          <table:table-cell office:value-type="string" calcext:value-type="string">
            <text:p>2021-11-07T17:00+01:00[Europe/Oslo]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 office:value-type="string" calcext:value-type="string">
            <text:p>2021-11-07T18:00+01:00[Europe/Oslo]</text:p>
          </table:table-cell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string" calcext:value-type="string">
            <text:p>2021-11-07T19:00+01:00[Europe/Oslo]</text:p>
          </table:table-cell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string" calcext:value-type="string">
            <text:p>2021-11-07T20:00+01:00[Europe/Oslo]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1">
          <table:table-cell office:value-type="string" calcext:value-type="string">
            <text:p>2021-11-07T21:00+01:00[Europe/Oslo]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2021-11-07T22:00+01:00[Europe/Oslo]</text:p>
          </table:table-cell>
          <table:table-cell office:value-type="float" office:value="2.396" calcext:value-type="float">
            <text:p>2.396</text:p>
          </table:table-cell>
        </table:table-row>
        <table:table-row table:style-name="ro1">
          <table:table-cell office:value-type="string" calcext:value-type="string">
            <text:p>2021-11-07T23:00+01:00[Europe/Oslo]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string" calcext:value-type="string">
            <text:p>2021-11-08T00:00+01:00[Europe/Oslo]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string" calcext:value-type="string">
            <text:p>2021-11-08T01:00+01:00[Europe/Oslo]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2021-11-08T02:00+01:00[Europe/Oslo]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string" calcext:value-type="string">
            <text:p>2021-11-08T03:00+01:00[Europe/Oslo]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2021-11-08T04:00+01:00[Europe/Oslo]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string" calcext:value-type="string">
            <text:p>2021-11-08T05:00+01:00[Europe/Oslo]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string" calcext:value-type="string">
            <text:p>2021-11-08T06:00+01:00[Europe/Oslo]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021-11-08T07:00+01:00[Europe/Oslo]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string" calcext:value-type="string">
            <text:p>2021-11-08T08:00+01:00[Europe/Oslo]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2021-11-08T09:00+01:00[Europe/Oslo]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string" calcext:value-type="string">
            <text:p>2021-11-08T10:00+01:00[Europe/Oslo]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string" calcext:value-type="string">
            <text:p>2021-11-08T11:00+01:00[Europe/Oslo]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2021-11-08T12:00+01:00[Europe/Oslo]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2021-11-08T13:00+01:00[Europe/Oslo]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2021-11-08T14:00+01:00[Europe/Oslo]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2021-11-08T15:00+01:00[Europe/Oslo]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string" calcext:value-type="string">
            <text:p>2021-11-08T16:00+01:00[Europe/Oslo]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string" calcext:value-type="string">
            <text:p>2021-11-08T17:00+01:00[Europe/Oslo]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string" calcext:value-type="string">
            <text:p>2021-11-08T18:00+01:00[Europe/Oslo]</text:p>
          </table:table-cell>
          <table:table-cell office:value-type="float" office:value="1.157" calcext:value-type="float">
            <text:p>1.157</text:p>
          </table:table-cell>
        </table:table-row>
        <table:table-row table:style-name="ro1">
          <table:table-cell office:value-type="string" calcext:value-type="string">
            <text:p>2021-11-08T19:00+01:00[Europe/Oslo]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 office:value-type="string" calcext:value-type="string">
            <text:p>2021-11-08T20:00+01:00[Europe/Oslo]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string" calcext:value-type="string">
            <text:p>2021-11-08T21:00+01:00[Europe/Oslo]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string" calcext:value-type="string">
            <text:p>2021-11-08T22:00+01:00[Europe/Oslo]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2021-11-08T23:00+01:00[Europe/Oslo]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2021-11-09T00:00+01:00[Europe/Oslo]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2021-11-09T01:00+01:00[Europe/Oslo]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string" calcext:value-type="string">
            <text:p>2021-11-09T02:00+01:00[Europe/Oslo]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2021-11-09T03:00+01:00[Europe/Oslo]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2021-11-09T04:00+01:00[Europe/Oslo]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2021-11-09T05:00+01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1-11-09T06:00+01:00[Europe/Oslo]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1-11-09T07:00+01:00[Europe/Oslo]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string" calcext:value-type="string">
            <text:p>2021-11-09T08:00+01:00[Europe/Oslo]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2021-11-09T09:00+01:00[Europe/Oslo]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string" calcext:value-type="string">
            <text:p>2021-11-09T10:00+01:00[Europe/Oslo]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2021-11-09T11:00+01:00[Europe/Oslo]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2021-11-09T12:00+01:00[Europe/Oslo]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2021-11-09T13:00+01:00[Europe/Oslo]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1-11-09T14:00+01:00[Europe/Oslo]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2021-11-09T15:00+01:00[Europe/Oslo]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2021-11-09T16:00+01:00[Europe/Oslo]</text:p>
          </table:table-cell>
          <table:table-cell office:value-type="float" office:value="1.063" calcext:value-type="float">
            <text:p>1.063</text:p>
          </table:table-cell>
        </table:table-row>
        <table:table-row table:style-name="ro1">
          <table:table-cell office:value-type="string" calcext:value-type="string">
            <text:p>2021-11-09T17:00+01:00[Europe/Oslo]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2021-11-09T18:00+01:00[Europe/Oslo]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1">
          <table:table-cell office:value-type="string" calcext:value-type="string">
            <text:p>2021-11-09T19:00+01:00[Europe/Oslo]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string" calcext:value-type="string">
            <text:p>2021-11-09T20:00+01:00[Europe/Oslo]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2021-11-09T21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1-11-09T22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1-11-09T23:00+01:00[Europe/Oslo]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2021-11-10T00:00+01:00[Europe/Oslo]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2021-11-10T01:00+01:00[Europe/Oslo]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2021-11-10T02:00+01:00[Europe/Oslo]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2021-11-10T03:00+01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1-11-10T04:00+01:00[Europe/Oslo]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2021-11-10T05:00+01:00[Europe/Oslo]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string" calcext:value-type="string">
            <text:p>2021-11-10T06:00+01:00[Europe/Oslo]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2021-11-10T07:00+01:00[Europe/Oslo]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021-11-10T08:00+01:00[Europe/Oslo]</text:p>
          </table:table-cell>
          <table:table-cell office:value-type="float" office:value="1.165" calcext:value-type="float">
            <text:p>1.165</text:p>
          </table:table-cell>
        </table:table-row>
        <table:table-row table:style-name="ro1">
          <table:table-cell office:value-type="string" calcext:value-type="string">
            <text:p>2021-11-10T09:00+01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1-11-10T10:00+01:00[Europe/Oslo]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2021-11-10T11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1-11-10T12:00+01:00[Europe/Oslo]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2021-11-10T13:00+01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1-11-10T14:00+01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1-11-10T15:00+01:00[Europe/Oslo]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2021-11-10T16:00+01:00[Europe/Oslo]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>
          <table:table-cell office:value-type="string" calcext:value-type="string">
            <text:p>2021-11-10T17:00+01:00[Europe/Oslo]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2021-11-10T18:00+01:00[Europe/Oslo]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2021-11-10T19:00+01:00[Europe/Oslo]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office:value-type="string" calcext:value-type="string">
            <text:p>2021-11-10T20:00+01:00[Europe/Oslo]</text:p>
          </table:table-cell>
          <table:table-cell office:value-type="float" office:value="2.355" calcext:value-type="float">
            <text:p>2.355</text:p>
          </table:table-cell>
        </table:table-row>
        <table:table-row table:style-name="ro1">
          <table:table-cell office:value-type="string" calcext:value-type="string">
            <text:p>2021-11-10T21:00+01:00[Europe/Oslo]</text:p>
          </table:table-cell>
          <table:table-cell office:value-type="float" office:value="1.667" calcext:value-type="float">
            <text:p>1.667</text:p>
          </table:table-cell>
        </table:table-row>
        <table:table-row table:style-name="ro1">
          <table:table-cell office:value-type="string" calcext:value-type="string">
            <text:p>2021-11-10T22:00+01:00[Europe/Oslo]</text:p>
          </table:table-cell>
          <table:table-cell office:value-type="float" office:value="1.413" calcext:value-type="float">
            <text:p>1.413</text:p>
          </table:table-cell>
        </table:table-row>
        <table:table-row table:style-name="ro1">
          <table:table-cell office:value-type="string" calcext:value-type="string">
            <text:p>2021-11-10T23:00+01:00[Europe/Oslo]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2021-11-11T00:00+01:00[Europe/Oslo]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2021-11-11T01:00+01:00[Europe/Oslo]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2021-11-11T02:00+01:00[Europe/Oslo]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string" calcext:value-type="string">
            <text:p>2021-11-11T03:00+01:00[Europe/Oslo]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2021-11-11T04:00+01:00[Europe/Oslo]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2021-11-11T05:00+01:00[Europe/Oslo]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1-11-11T06:00+01:00[Europe/Oslo]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2021-11-11T07:00+01:00[Europe/Oslo]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string" calcext:value-type="string">
            <text:p>2021-11-11T08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1-11-11T09:00+01:00[Europe/Oslo]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2021-11-11T10:00+01:00[Europe/Oslo]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2021-11-11T11:00+01:00[Europe/Oslo]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string" calcext:value-type="string">
            <text:p>2021-11-11T12:00+01:00[Europe/Oslo]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2021-11-11T13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1-11-11T14:00+01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1-11-11T15:00+01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1-11-11T16:00+01:00[Europe/Oslo]</text:p>
          </table:table-cell>
          <table:table-cell office:value-type="float" office:value="1.358" calcext:value-type="float">
            <text:p>1.358</text:p>
          </table:table-cell>
        </table:table-row>
        <table:table-row table:style-name="ro1">
          <table:table-cell office:value-type="string" calcext:value-type="string">
            <text:p>2021-11-11T17:00+01:00[Europe/Oslo]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2021-11-11T18:00+01:00[Europe/Oslo]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string" calcext:value-type="string">
            <text:p>2021-11-11T19:00+01:00[Europe/Oslo]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2021-11-11T20:00+01:00[Europe/Oslo]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string" calcext:value-type="string">
            <text:p>2021-11-11T21:00+01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1-11-11T22:00+01:00[Europe/Oslo]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2021-11-11T23:00+01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1-11-12T00:00+01:00[Europe/Oslo]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2021-11-12T01:00+01:00[Europe/Oslo]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string" calcext:value-type="string">
            <text:p>2021-11-12T02:00+01:00[Europe/Oslo]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2021-11-12T03:00+01:00[Europe/Oslo]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2021-11-12T04:00+01:00[Europe/Oslo]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2021-11-12T05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1-11-12T06:00+01:00[Europe/Oslo]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2021-11-12T07:00+01:00[Europe/Oslo]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2021-11-12T08:00+01:00[Europe/Oslo]</text:p>
          </table:table-cell>
          <table:table-cell office:value-type="float" office:value="2.359" calcext:value-type="float">
            <text:p>2.359</text:p>
          </table:table-cell>
        </table:table-row>
        <table:table-row table:style-name="ro1">
          <table:table-cell office:value-type="string" calcext:value-type="string">
            <text:p>2021-11-12T09:00+01:00[Europe/Oslo]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2021-11-12T10:00+01:00[Europe/Oslo]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2021-11-12T11:00+01:00[Europe/Oslo]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string" calcext:value-type="string">
            <text:p>2021-11-12T12:00+01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1-11-12T13:00+01:00[Europe/Oslo]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2021-11-12T14:00+01:00[Europe/Oslo]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2021-11-12T15:00+01:00[Europe/Oslo]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string" calcext:value-type="string">
            <text:p>2021-11-12T16:00+01:00[Europe/Oslo]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string" calcext:value-type="string">
            <text:p>2021-11-12T17:00+01:00[Europe/Oslo]</text:p>
          </table:table-cell>
          <table:table-cell office:value-type="float" office:value="1.106" calcext:value-type="float">
            <text:p>1.106</text:p>
          </table:table-cell>
        </table:table-row>
        <table:table-row table:style-name="ro1">
          <table:table-cell office:value-type="string" calcext:value-type="string">
            <text:p>2021-11-12T18:00+01:00[Europe/Oslo]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2021-11-12T19:00+01:00[Europe/Oslo]</text:p>
          </table:table-cell>
          <table:table-cell office:value-type="float" office:value="1.293" calcext:value-type="float">
            <text:p>1.293</text:p>
          </table:table-cell>
        </table:table-row>
        <table:table-row table:style-name="ro1">
          <table:table-cell office:value-type="string" calcext:value-type="string">
            <text:p>2021-11-12T20:00+01:00[Europe/Oslo]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string" calcext:value-type="string">
            <text:p>2021-11-12T21:00+01:00[Europe/Oslo]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string" calcext:value-type="string">
            <text:p>2021-11-12T22:00+01:00[Europe/Oslo]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2021-11-12T23:00+01:00[Europe/Oslo]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2021-11-13T00:00+01:00[Europe/Oslo]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2021-11-13T01:00+01:00[Europe/Oslo]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2021-11-13T02:00+01:00[Europe/Oslo]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2021-11-13T03:00+01:00[Europe/Oslo]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string" calcext:value-type="string">
            <text:p>2021-11-13T04:00+01:00[Europe/Oslo]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string" calcext:value-type="string">
            <text:p>2021-11-13T05:00+01:00[Europe/Oslo]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2021-11-13T06:00+01:00[Europe/Oslo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-11-13T07:00+01:00[Europe/Oslo]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2021-11-13T08:00+01:00[Europe/Oslo]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 office:value-type="string" calcext:value-type="string">
            <text:p>2021-11-13T09:00+01:00[Europe/Oslo]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string" calcext:value-type="string">
            <text:p>2021-11-13T10:00+01:00[Europe/Oslo]</text:p>
          </table:table-cell>
          <table:table-cell office:value-type="float" office:value="1.143" calcext:value-type="float">
            <text:p>1.143</text:p>
          </table:table-cell>
        </table:table-row>
        <table:table-row table:style-name="ro1">
          <table:table-cell office:value-type="string" calcext:value-type="string">
            <text:p>2021-11-13T11:00+01:00[Europe/Oslo]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 office:value-type="string" calcext:value-type="string">
            <text:p>2021-11-13T12:00+01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1-11-13T13:00+01:00[Europe/Oslo]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string" calcext:value-type="string">
            <text:p>2021-11-13T14:00+01:00[Europe/Oslo]</text:p>
          </table:table-cell>
          <table:table-cell office:value-type="float" office:value="1.031" calcext:value-type="float">
            <text:p>1.031</text:p>
          </table:table-cell>
        </table:table-row>
        <table:table-row table:style-name="ro1">
          <table:table-cell office:value-type="string" calcext:value-type="string">
            <text:p>2021-11-13T15:00+01:00[Europe/Oslo]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2021-11-13T16:00+01:00[Europe/Oslo]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string" calcext:value-type="string">
            <text:p>2021-11-13T17:00+01:00[Europe/Oslo]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string" calcext:value-type="string">
            <text:p>2021-11-13T18:00+01:00[Europe/Oslo]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string" calcext:value-type="string">
            <text:p>2021-11-13T19:00+01:00[Europe/Oslo]</text:p>
          </table:table-cell>
          <table:table-cell office:value-type="float" office:value="2.495" calcext:value-type="float">
            <text:p>2.495</text:p>
          </table:table-cell>
        </table:table-row>
        <table:table-row table:style-name="ro1">
          <table:table-cell office:value-type="string" calcext:value-type="string">
            <text:p>2021-11-13T20:00+01:00[Europe/Oslo]</text:p>
          </table:table-cell>
          <table:table-cell office:value-type="float" office:value="2.453" calcext:value-type="float">
            <text:p>2.453</text:p>
          </table:table-cell>
        </table:table-row>
        <table:table-row table:style-name="ro1">
          <table:table-cell office:value-type="string" calcext:value-type="string">
            <text:p>2021-11-13T21:00+01:00[Europe/Oslo]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string" calcext:value-type="string">
            <text:p>2021-11-13T22:00+01:00[Europe/Oslo]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string" calcext:value-type="string">
            <text:p>2021-11-13T23:00+01:00[Europe/Oslo]</text:p>
          </table:table-cell>
          <table:table-cell office:value-type="float" office:value="1.683" calcext:value-type="float">
            <text:p>1.683</text:p>
          </table:table-cell>
        </table:table-row>
        <table:table-row table:style-name="ro1">
          <table:table-cell office:value-type="string" calcext:value-type="string">
            <text:p>2021-11-14T00:00+01:00[Europe/Oslo]</text:p>
          </table:table-cell>
          <table:table-cell office:value-type="float" office:value="1.685" calcext:value-type="float">
            <text:p>1.685</text:p>
          </table:table-cell>
        </table:table-row>
        <table:table-row table:style-name="ro1">
          <table:table-cell office:value-type="string" calcext:value-type="string">
            <text:p>2021-11-14T01:00+01:00[Europe/Oslo]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string" calcext:value-type="string">
            <text:p>2021-11-14T02:00+01:00[Europe/Oslo]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string" calcext:value-type="string">
            <text:p>2021-11-14T03:00+01:00[Europe/Oslo]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string" calcext:value-type="string">
            <text:p>2021-11-14T04:00+01:00[Europe/Oslo]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2021-11-14T05:00+01:00[Europe/Oslo]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string" calcext:value-type="string">
            <text:p>2021-11-14T06:00+01:00[Europe/Oslo]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2021-11-14T07:00+01:00[Europe/Oslo]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string" calcext:value-type="string">
            <text:p>2021-11-14T08:00+01:00[Europe/Oslo]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>
          <table:table-cell office:value-type="string" calcext:value-type="string">
            <text:p>2021-11-14T09:00+01:00[Europe/Oslo]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string" calcext:value-type="string">
            <text:p>2021-11-14T10:00+01:00[Europe/Oslo]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1">
          <table:table-cell office:value-type="string" calcext:value-type="string">
            <text:p>2021-11-14T11:00+01:00[Europe/Oslo]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string" calcext:value-type="string">
            <text:p>2021-11-14T12:00+01:00[Europe/Oslo]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string" calcext:value-type="string">
            <text:p>2021-11-14T13:00+01:00[Europe/Oslo]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2021-11-14T14:00+01:00[Europe/Oslo]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string" calcext:value-type="string">
            <text:p>2021-11-14T15:00+01:00[Europe/Oslo]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string" calcext:value-type="string">
            <text:p>2021-11-14T16:00+01:00[Europe/Oslo]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string" calcext:value-type="string">
            <text:p>2021-11-14T17:00+01:00[Europe/Oslo]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 office:value-type="string" calcext:value-type="string">
            <text:p>2021-11-14T18:00+01:00[Europe/Oslo]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 office:value-type="string" calcext:value-type="string">
            <text:p>2021-11-14T19:00+01:00[Europe/Oslo]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string" calcext:value-type="string">
            <text:p>2021-11-14T20:00+01:00[Europe/Oslo]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2021-11-14T21:00+01:00[Europe/Oslo]</text:p>
          </table:table-cell>
          <table:table-cell office:value-type="float" office:value="1.785" calcext:value-type="float">
            <text:p>1.785</text:p>
          </table:table-cell>
        </table:table-row>
        <table:table-row table:style-name="ro1">
          <table:table-cell office:value-type="string" calcext:value-type="string">
            <text:p>2021-11-14T22:00+01:00[Europe/Oslo]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string" calcext:value-type="string">
            <text:p>2021-11-14T23:00+01:00[Europe/Oslo]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2021-11-15T00:00+01:00[Europe/Oslo]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2021-11-15T01:00+01:00[Europe/Oslo]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string" calcext:value-type="string">
            <text:p>2021-11-15T02:00+01:00[Europe/Oslo]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2021-11-15T03:00+01:00[Europe/Oslo]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2021-11-15T04:00+01:00[Europe/Oslo]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string" calcext:value-type="string">
            <text:p>2021-11-15T05:00+01:00[Europe/Oslo]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2021-11-15T06:00+01:00[Europe/Oslo]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2021-11-15T07:00+01:00[Europe/Oslo]</text:p>
          </table:table-cell>
          <table:table-cell office:value-type="float" office:value="1.307" calcext:value-type="float">
            <text:p>1.307</text:p>
          </table:table-cell>
        </table:table-row>
        <table:table-row table:style-name="ro1">
          <table:table-cell office:value-type="string" calcext:value-type="string">
            <text:p>2021-11-15T08:00+01:00[Europe/Oslo]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2021-11-15T09:00+01:00[Europe/Oslo]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string" calcext:value-type="string">
            <text:p>2021-11-15T10:00+01:00[Europe/Oslo]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2021-11-15T11:00+01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1-11-15T12:00+01:00[Europe/Oslo]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2021-11-15T13:00+01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1-11-15T14:00+01:00[Europe/Oslo]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2021-11-15T15:00+01:00[Europe/Oslo]</text:p>
          </table:table-cell>
          <table:table-cell office:value-type="float" office:value="1.303" calcext:value-type="float">
            <text:p>1.303</text:p>
          </table:table-cell>
        </table:table-row>
        <table:table-row table:style-name="ro1">
          <table:table-cell office:value-type="string" calcext:value-type="string">
            <text:p>2021-11-15T16:00+01:00[Europe/Oslo]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 office:value-type="string" calcext:value-type="string">
            <text:p>2021-11-15T17:00+01:00[Europe/Oslo]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21-11-15T18:00+01:00[Europe/Oslo]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string" calcext:value-type="string">
            <text:p>2021-11-15T19:00+01:00[Europe/Oslo]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string" calcext:value-type="string">
            <text:p>2021-11-15T20:00+01:00[Europe/Oslo]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string" calcext:value-type="string">
            <text:p>2021-11-15T21:00+01:00[Europe/Oslo]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2021-11-15T22:00+01:00[Europe/Oslo]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2021-11-15T23:00+01:00[Europe/Oslo]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string" calcext:value-type="string">
            <text:p>2021-11-16T00:00+01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1-11-16T01:00+01:00[Europe/Oslo]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2021-11-16T02:00+01:00[Europe/Oslo]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2021-11-16T03:00+01:00[Europe/Oslo]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string" calcext:value-type="string">
            <text:p>2021-11-16T04:00+01:00[Europe/Oslo]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2021-11-16T05:00+01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1-11-16T06:00+01:00[Europe/Oslo]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2021-11-16T07:00+01:00[Europe/Oslo]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string" calcext:value-type="string">
            <text:p>2021-11-16T08:00+01:00[Europe/Oslo]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2021-11-16T09:00+01:00[Europe/Oslo]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2021-11-16T10:00+01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1-11-16T11:00+01:00[Europe/Oslo]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2021-11-16T12:00+01:00[Europe/Oslo]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2021-11-16T13:00+01:00[Europe/Oslo]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2021-11-16T14:00+01:00[Europe/Oslo]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2021-11-16T15:00+01:00[Europe/Oslo]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string" calcext:value-type="string">
            <text:p>2021-11-16T16:00+01:00[Europe/Oslo]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021-11-16T17:00+01:00[Europe/Oslo]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2021-11-16T18:00+01:00[Europe/Oslo]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2021-11-16T19:00+01:00[Europe/Oslo]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string" calcext:value-type="string">
            <text:p>2021-11-16T20:00+01:00[Europe/Oslo]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2021-11-16T21:00+01:00[Europe/Oslo]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 office:value-type="string" calcext:value-type="string">
            <text:p>2021-11-16T22:00+01:00[Europe/Oslo]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string" calcext:value-type="string">
            <text:p>2021-11-16T23:00+01:00[Europe/Oslo]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2021-11-17T00:00+01:00[Europe/Oslo]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2021-11-17T01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1-11-17T02:00+01:00[Europe/Oslo]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2021-11-17T03:00+01:00[Europe/Oslo]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string" calcext:value-type="string">
            <text:p>2021-11-17T04:00+01:00[Europe/Oslo]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2021-11-17T05:00+01:00[Europe/Oslo]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2021-11-17T06:00+01:00[Europe/Oslo]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1-11-17T07:00+01:00[Europe/Oslo]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1-11-17T08:00+01:00[Europe/Oslo]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2021-11-17T09:00+01:00[Europe/Oslo]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1-11-17T10:00+01:00[Europe/Oslo]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2021-11-17T11:00+01:00[Europe/Oslo]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2021-11-17T12:00+01:00[Europe/Oslo]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2021-11-17T13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1-11-17T14:00+01:00[Europe/Oslo]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2021-11-17T15:00+01:00[Europe/Oslo]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021-11-17T16:00+01:00[Europe/Oslo]</text:p>
          </table:table-cell>
          <table:table-cell office:value-type="float" office:value="1.401" calcext:value-type="float">
            <text:p>1.401</text:p>
          </table:table-cell>
        </table:table-row>
        <table:table-row table:style-name="ro1">
          <table:table-cell office:value-type="string" calcext:value-type="string">
            <text:p>2021-11-17T17:00+01:00[Europe/Oslo]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2021-11-17T18:00+01:00[Europe/Oslo]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string" calcext:value-type="string">
            <text:p>2021-11-17T19:00+01:00[Europe/Oslo]</text:p>
          </table:table-cell>
          <table:table-cell office:value-type="float" office:value="1.479" calcext:value-type="float">
            <text:p>1.479</text:p>
          </table:table-cell>
        </table:table-row>
        <table:table-row table:style-name="ro1">
          <table:table-cell office:value-type="string" calcext:value-type="string">
            <text:p>2021-11-17T20:00+01:00[Europe/Oslo]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2021-11-17T21:00+01:00[Europe/Oslo]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1-11-17T22:00+01:00[Europe/Oslo]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string" calcext:value-type="string">
            <text:p>2021-11-17T23:00+01:00[Europe/Oslo]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2021-11-18T00:00+01:00[Europe/Oslo]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string" calcext:value-type="string">
            <text:p>2021-11-18T01:00+01:00[Europe/Oslo]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1-11-18T02:00+01:00[Europe/Oslo]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1-11-18T03:00+01:00[Europe/Oslo]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2021-11-18T04:00+01:00[Europe/Oslo]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21-11-18T05:00+01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1-11-18T06:00+01:00[Europe/Oslo]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2021-11-18T07:00+01:00[Europe/Oslo]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string" calcext:value-type="string">
            <text:p>2021-11-18T08:00+01:00[Europe/Oslo]</text:p>
          </table:table-cell>
          <table:table-cell office:value-type="float" office:value="1.107" calcext:value-type="float">
            <text:p>1.107</text:p>
          </table:table-cell>
        </table:table-row>
        <table:table-row table:style-name="ro1">
          <table:table-cell office:value-type="string" calcext:value-type="string">
            <text:p>2021-11-18T09:00+01:00[Europe/Oslo]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string" calcext:value-type="string">
            <text:p>2021-11-18T10:00+01:00[Europe/Oslo]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2021-11-18T11:00+01:00[Europe/Oslo]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2021-11-18T12:00+01:00[Europe/Oslo]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2021-11-18T13:00+01:00[Europe/Oslo]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2021-11-18T14:00+01:00[Europe/Oslo]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2021-11-18T15:00+01:00[Europe/Oslo]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2021-11-18T16:00+01:00[Europe/Oslo]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string" calcext:value-type="string">
            <text:p>2021-11-18T17:00+01:00[Europe/Oslo]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021-11-18T18:00+01:00[Europe/Oslo]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string" calcext:value-type="string">
            <text:p>2021-11-18T19:00+01:00[Europe/Oslo]</text:p>
          </table:table-cell>
          <table:table-cell office:value-type="float" office:value="2.447" calcext:value-type="float">
            <text:p>2.447</text:p>
          </table:table-cell>
        </table:table-row>
        <table:table-row table:style-name="ro1">
          <table:table-cell office:value-type="string" calcext:value-type="string">
            <text:p>2021-11-18T20:00+01:00[Europe/Oslo]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string" calcext:value-type="string">
            <text:p>2021-11-18T21:00+01:00[Europe/Oslo]</text:p>
          </table:table-cell>
          <table:table-cell office:value-type="float" office:value="1.063" calcext:value-type="float">
            <text:p>1.063</text:p>
          </table:table-cell>
        </table:table-row>
        <table:table-row table:style-name="ro1">
          <table:table-cell office:value-type="string" calcext:value-type="string">
            <text:p>2021-11-18T22:00+01:00[Europe/Oslo]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1-11-18T23:00+01:00[Europe/Oslo]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string" calcext:value-type="string">
            <text:p>2021-11-19T00:00+01:00[Europe/Oslo]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2021-11-19T01:00+01:00[Europe/Oslo]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21-11-19T02:00+01:00[Europe/Oslo]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2021-11-19T03:00+01:00[Europe/Oslo]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2021-11-19T04:00+01:00[Europe/Oslo]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2021-11-19T05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1-11-19T06:00+01:00[Europe/Oslo]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2021-11-19T07:00+01:00[Europe/Oslo]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string" calcext:value-type="string">
            <text:p>2021-11-19T08:00+01:00[Europe/Oslo]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2021-11-19T09:00+01:00[Europe/Oslo]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2021-11-19T10:00+01:00[Europe/Oslo]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2021-11-19T11:00+01:00[Europe/Oslo]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2021-11-19T12:00+01:00[Europe/Oslo]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2021-11-19T13:00+01:00[Europe/Oslo]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2021-11-19T14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1-11-19T15:00+01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1-11-19T16:00+01:00[Europe/Oslo]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2021-11-19T17:00+01:00[Europe/Oslo]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2021-11-19T18:00+01:00[Europe/Oslo]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2021-11-19T19:00+01:00[Europe/Oslo]</text:p>
          </table:table-cell>
          <table:table-cell office:value-type="float" office:value="1.278" calcext:value-type="float">
            <text:p>1.278</text:p>
          </table:table-cell>
        </table:table-row>
        <table:table-row table:style-name="ro1">
          <table:table-cell office:value-type="string" calcext:value-type="string">
            <text:p>2021-11-19T20:00+01:00[Europe/Oslo]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string" calcext:value-type="string">
            <text:p>2021-11-19T21:00+01:00[Europe/Oslo]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2021-11-19T22:00+01:00[Europe/Oslo]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2021-11-19T23:00+01:00[Europe/Oslo]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1-11-20T00:00+01:00[Europe/Oslo]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2021-11-20T01:00+01:00[Europe/Oslo]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2021-11-20T02:00+01:00[Europe/Oslo]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2021-11-20T03:00+01:00[Europe/Oslo]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2021-11-20T04:00+01:00[Europe/Oslo]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2021-11-20T05:00+01:00[Europe/Oslo]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2021-11-20T06:00+01:00[Europe/Oslo]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2021-11-20T07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1-11-20T08:00+01:00[Europe/Oslo]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2021-11-20T09:00+01:00[Europe/Oslo]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2021-11-20T10:00+01:00[Europe/Oslo]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 office:value-type="string" calcext:value-type="string">
            <text:p>2021-11-20T11:00+01:00[Europe/Oslo]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string" calcext:value-type="string">
            <text:p>2021-11-20T12:00+01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1-11-20T13:00+01:00[Europe/Oslo]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2021-11-20T14:00+01:00[Europe/Oslo]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2021-11-20T15:00+01:00[Europe/Oslo]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2021-11-20T16:00+01:00[Europe/Oslo]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2021-11-20T17:00+01:00[Europe/Oslo]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string" calcext:value-type="string">
            <text:p>2021-11-20T18:00+01:00[Europe/Oslo]</text:p>
          </table:table-cell>
          <table:table-cell office:value-type="float" office:value="1.154" calcext:value-type="float">
            <text:p>1.154</text:p>
          </table:table-cell>
        </table:table-row>
        <table:table-row table:style-name="ro1">
          <table:table-cell office:value-type="string" calcext:value-type="string">
            <text:p>2021-11-20T19:00+01:00[Europe/Oslo]</text:p>
          </table:table-cell>
          <table:table-cell office:value-type="float" office:value="1.858" calcext:value-type="float">
            <text:p>1.858</text:p>
          </table:table-cell>
        </table:table-row>
        <table:table-row table:style-name="ro1">
          <table:table-cell office:value-type="string" calcext:value-type="string">
            <text:p>2021-11-20T20:00+01:00[Europe/Oslo]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string" calcext:value-type="string">
            <text:p>2021-11-20T21:00+01:00[Europe/Oslo]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string" calcext:value-type="string">
            <text:p>2021-11-20T22:00+01:00[Europe/Oslo]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2021-11-20T23:00+01:00[Europe/Oslo]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string" calcext:value-type="string">
            <text:p>2021-11-21T00:00+01:00[Europe/Oslo]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2021-11-21T01:00+01:00[Europe/Oslo]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2021-11-21T02:00+01:00[Europe/Oslo]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2021-11-21T03:00+01:00[Europe/Oslo]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2021-11-21T04:00+01:00[Europe/Oslo]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2021-11-21T05:00+01:00[Europe/Oslo]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2021-11-21T06:00+01:00[Europe/Oslo]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2021-11-21T07:00+01:00[Europe/Oslo]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2021-11-21T08:00+01:00[Europe/Oslo]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1-11-21T09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1-11-21T10:00+01:00[Europe/Oslo]</text:p>
          </table:table-cell>
          <table:table-cell office:value-type="float" office:value="1.807" calcext:value-type="float">
            <text:p>1.807</text:p>
          </table:table-cell>
        </table:table-row>
        <table:table-row table:style-name="ro1">
          <table:table-cell office:value-type="string" calcext:value-type="string">
            <text:p>2021-11-21T11:00+01:00[Europe/Oslo]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 office:value-type="string" calcext:value-type="string">
            <text:p>2021-11-21T12:00+01:00[Europe/Oslo]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string" calcext:value-type="string">
            <text:p>2021-11-21T13:00+01:00[Europe/Oslo]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2021-11-21T14:00+01:00[Europe/Oslo]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>
          <table:table-cell office:value-type="string" calcext:value-type="string">
            <text:p>2021-11-21T15:00+01:00[Europe/Oslo]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2021-11-21T16:00+01:00[Europe/Oslo]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2021-11-21T17:00+01:00[Europe/Oslo]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2021-11-21T18:00+01:00[Europe/Oslo]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021-11-21T19:00+01:00[Europe/Oslo]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string" calcext:value-type="string">
            <text:p>2021-11-21T20:00+01:00[Europe/Oslo]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string" calcext:value-type="string">
            <text:p>2021-11-21T21:00+01:00[Europe/Oslo]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string" calcext:value-type="string">
            <text:p>2021-11-21T22:00+01:00[Europe/Oslo]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2021-11-21T23:00+01:00[Europe/Oslo]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string" calcext:value-type="string">
            <text:p>2021-11-22T00:00+01:00[Europe/Oslo]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string" calcext:value-type="string">
            <text:p>2021-11-22T01:00+01:00[Europe/Oslo]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2021-11-22T02:00+01:00[Europe/Oslo]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2021-11-22T03:00+01:00[Europe/Oslo]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string" calcext:value-type="string">
            <text:p>2021-11-22T04:00+01:00[Europe/Oslo]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2021-11-22T05:00+01:00[Europe/Oslo]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21-11-22T06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1-11-22T07:00+01:00[Europe/Oslo]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2021-11-22T08:00+01:00[Europe/Oslo]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2021-11-22T09:00+01:00[Europe/Oslo]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2021-11-22T10:00+01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1-11-22T11:00+01:00[Europe/Oslo]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2021-11-22T12:00+01:00[Europe/Oslo]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2021-11-22T13:00+01:00[Europe/Oslo]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2021-11-22T14:00+01:00[Europe/Oslo]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2021-11-22T15:00+01:00[Europe/Oslo]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2021-11-22T16:00+01:00[Europe/Oslo]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2021-11-22T17:00+01:00[Europe/Oslo]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2021-11-22T18:00+01:00[Europe/Oslo]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2021-11-22T19:00+01:00[Europe/Oslo]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2021-11-22T20:00+01:00[Europe/Oslo]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2021-11-22T21:00+01:00[Europe/Oslo]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2021-11-22T22:00+01:00[Europe/Oslo]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2021-11-22T23:00+01:00[Europe/Oslo]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2021-11-23T00:00+01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1-11-23T01:00+01:00[Europe/Oslo]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string" calcext:value-type="string">
            <text:p>2021-11-23T02:00+01:00[Europe/Oslo]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2021-11-23T03:00+01:00[Europe/Oslo]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2021-11-23T04:00+01:00[Europe/Oslo]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2021-11-23T05:00+01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1-11-23T06:00+01:00[Europe/Oslo]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2021-11-23T07:00+01:00[Europe/Oslo]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2021-11-23T08:00+01:00[Europe/Oslo]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2021-11-23T09:00+01:00[Europe/Oslo]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2021-11-23T10:00+01:00[Europe/Oslo]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2021-11-23T11:00+01:00[Europe/Oslo]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string" calcext:value-type="string">
            <text:p>2021-11-23T12:00+01:00[Europe/Oslo]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2021-11-23T13:00+01:00[Europe/Oslo]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021-11-23T14:00+01:00[Europe/Oslo]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1-11-23T15:00+01:00[Europe/Oslo]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2021-11-23T16:00+01:00[Europe/Oslo]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string" calcext:value-type="string">
            <text:p>2021-11-23T17:00+01:00[Europe/Oslo]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2021-11-23T18:00+01:00[Europe/Oslo]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2021-11-23T19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1-11-23T20:00+01:00[Europe/Oslo]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021-11-23T21:00+01:00[Europe/Oslo]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 office:value-type="string" calcext:value-type="string">
            <text:p>2021-11-23T22:00+01:00[Europe/Oslo]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string" calcext:value-type="string">
            <text:p>2021-11-23T23:00+01:00[Europe/Oslo]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2021-11-24T00:00+01:00[Europe/Oslo]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2021-11-24T01:00+01:00[Europe/Oslo]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2021-11-24T02:00+01:00[Europe/Oslo]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2021-11-24T03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1-11-24T04:00+01:00[Europe/Oslo]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2021-11-24T05:00+01:00[Europe/Oslo]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2021-11-24T06:00+01:00[Europe/Oslo]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1-11-24T07:00+01:00[Europe/Oslo]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2021-11-24T08:00+01:00[Europe/Oslo]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2021-11-24T09:00+01:00[Europe/Oslo]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2021-11-24T10:00+01:00[Europe/Oslo]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2021-11-24T11:00+01:00[Europe/Oslo]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1-11-24T12:00+01:00[Europe/Oslo]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2021-11-24T13:00+01:00[Europe/Oslo]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2021-11-24T14:00+01:00[Europe/Oslo]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2021-11-24T15:00+01:00[Europe/Oslo]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2021-11-24T16:00+01:00[Europe/Oslo]</text:p>
          </table:table-cell>
          <table:table-cell office:value-type="float" office:value="1.131" calcext:value-type="float">
            <text:p>1.131</text:p>
          </table:table-cell>
        </table:table-row>
        <table:table-row table:style-name="ro1">
          <table:table-cell office:value-type="string" calcext:value-type="string">
            <text:p>2021-11-24T17:00+01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1-11-24T18:00+01:00[Europe/Oslo]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string" calcext:value-type="string">
            <text:p>2021-11-24T19:00+01:00[Europe/Oslo]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string" calcext:value-type="string">
            <text:p>2021-11-24T20:00+01:00[Europe/Oslo]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2021-11-24T21:00+01:00[Europe/Oslo]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 office:value-type="string" calcext:value-type="string">
            <text:p>2021-11-24T22:00+01:00[Europe/Oslo]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string" calcext:value-type="string">
            <text:p>2021-11-24T23:00+01:00[Europe/Oslo]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2021-11-25T00:00+01:00[Europe/Oslo]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string" calcext:value-type="string">
            <text:p>2021-11-25T01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1-11-25T02:00+01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1-11-25T03:00+01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1-11-25T04:00+01:00[Europe/Oslo]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2021-11-25T05:00+01:00[Europe/Oslo]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2021-11-25T06:00+01:00[Europe/Oslo]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2021-11-25T07:00+01:00[Europe/Oslo]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string" calcext:value-type="string">
            <text:p>2021-11-25T08:00+01:00[Europe/Oslo]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string" calcext:value-type="string">
            <text:p>2021-11-25T09:00+01:00[Europe/Oslo]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2021-11-25T10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1-11-25T11:00+01:00[Europe/Oslo]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2021-11-25T12:00+01:00[Europe/Oslo]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2021-11-25T13:00+01:00[Europe/Oslo]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2021-11-25T14:00+01:00[Europe/Oslo]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string" calcext:value-type="string">
            <text:p>2021-11-25T15:00+01:00[Europe/Oslo]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021-11-25T16:00+01:00[Europe/Oslo]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2021-11-25T17:00+01:00[Europe/Oslo]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021-11-25T18:00+01:00[Europe/Oslo]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string" calcext:value-type="string">
            <text:p>2021-11-25T19:00+01:00[Europe/Oslo]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office:value-type="string" calcext:value-type="string">
            <text:p>2021-11-25T20:00+01:00[Europe/Oslo]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2021-11-25T21:00+01:00[Europe/Oslo]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string" calcext:value-type="string">
            <text:p>2021-11-25T22:00+01:00[Europe/Oslo]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1">
          <table:table-cell office:value-type="string" calcext:value-type="string">
            <text:p>2021-11-25T23:00+01:00[Europe/Oslo]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2021-11-26T00:00+01:00[Europe/Oslo]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2021-11-26T01:00+01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1-11-26T02:00+01:00[Europe/Oslo]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2021-11-26T03:00+01:00[Europe/Oslo]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2021-11-26T04:00+01:00[Europe/Oslo]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string" calcext:value-type="string">
            <text:p>2021-11-26T05:00+01:00[Europe/Oslo]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office:value-type="string" calcext:value-type="string">
            <text:p>2021-11-26T06:00+01:00[Europe/Oslo]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string" calcext:value-type="string">
            <text:p>2021-11-26T07:00+01:00[Europe/Oslo]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string" calcext:value-type="string">
            <text:p>2021-11-26T08:00+01:00[Europe/Oslo]</text:p>
          </table:table-cell>
          <table:table-cell office:value-type="float" office:value="1.227" calcext:value-type="float">
            <text:p>1.227</text:p>
          </table:table-cell>
        </table:table-row>
        <table:table-row table:style-name="ro1">
          <table:table-cell office:value-type="string" calcext:value-type="string">
            <text:p>2021-11-26T09:00+01:00[Europe/Oslo]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2021-11-26T10:00+01:00[Europe/Oslo]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2021-11-26T11:00+01:00[Europe/Oslo]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2021-11-26T12:00+01:00[Europe/Oslo]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1-11-26T13:00+01:00[Europe/Oslo]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021-11-26T14:00+01:00[Europe/Oslo]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2021-11-26T15:00+01:00[Europe/Oslo]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2021-11-26T16:00+01:00[Europe/Oslo]</text:p>
          </table:table-cell>
          <table:table-cell office:value-type="float" office:value="1.362" calcext:value-type="float">
            <text:p>1.362</text:p>
          </table:table-cell>
        </table:table-row>
        <table:table-row table:style-name="ro1">
          <table:table-cell office:value-type="string" calcext:value-type="string">
            <text:p>2021-11-26T17:00+01:00[Europe/Oslo]</text:p>
          </table:table-cell>
          <table:table-cell office:value-type="float" office:value="1.063" calcext:value-type="float">
            <text:p>1.063</text:p>
          </table:table-cell>
        </table:table-row>
        <table:table-row table:style-name="ro1">
          <table:table-cell office:value-type="string" calcext:value-type="string">
            <text:p>2021-11-26T18:00+01:00[Europe/Oslo]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021-11-26T19:00+01:00[Europe/Oslo]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2021-11-26T20:00+01:00[Europe/Oslo]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string" calcext:value-type="string">
            <text:p>2021-11-26T21:00+01:00[Europe/Oslo]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string" calcext:value-type="string">
            <text:p>2021-11-26T22:00+01:00[Europe/Oslo]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string" calcext:value-type="string">
            <text:p>2021-11-26T23:00+01:00[Europe/Oslo]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string" calcext:value-type="string">
            <text:p>2021-11-27T00:00+01:00[Europe/Oslo]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string" calcext:value-type="string">
            <text:p>2021-11-27T01:00+01:00[Europe/Oslo]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2021-11-27T02:00+01:00[Europe/Oslo]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string" calcext:value-type="string">
            <text:p>2021-11-27T03:00+01:00[Europe/Oslo]</text:p>
          </table:table-cell>
          <table:table-cell office:value-type="float" office:value="1.158" calcext:value-type="float">
            <text:p>1.158</text:p>
          </table:table-cell>
        </table:table-row>
        <table:table-row table:style-name="ro1">
          <table:table-cell office:value-type="string" calcext:value-type="string">
            <text:p>2021-11-27T04:00+01:00[Europe/Oslo]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string" calcext:value-type="string">
            <text:p>2021-11-27T05:00+01:00[Europe/Oslo]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office:value-type="string" calcext:value-type="string">
            <text:p>2021-11-27T06:00+01:00[Europe/Oslo]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021-11-27T07:00+01:00[Europe/Oslo]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2021-11-27T08:00+01:00[Europe/Oslo]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string" calcext:value-type="string">
            <text:p>2021-11-27T09:00+01:00[Europe/Oslo]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string" calcext:value-type="string">
            <text:p>2021-11-27T10:00+01:00[Europe/Oslo]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string" calcext:value-type="string">
            <text:p>2021-11-27T11:00+01:00[Europe/Oslo]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2021-11-27T12:00+01:00[Europe/Oslo]</text:p>
          </table:table-cell>
          <table:table-cell office:value-type="float" office:value="2.789" calcext:value-type="float">
            <text:p>2.789</text:p>
          </table:table-cell>
        </table:table-row>
        <table:table-row table:style-name="ro1">
          <table:table-cell office:value-type="string" calcext:value-type="string">
            <text:p>2021-11-27T13:00+01:00[Europe/Oslo]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string" calcext:value-type="string">
            <text:p>2021-11-27T14:00+01:00[Europe/Oslo]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string" calcext:value-type="string">
            <text:p>2021-11-27T15:00+01:00[Europe/Oslo]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string" calcext:value-type="string">
            <text:p>2021-11-27T16:00+01:00[Europe/Oslo]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string" calcext:value-type="string">
            <text:p>2021-11-27T17:00+01:00[Europe/Oslo]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office:value-type="string" calcext:value-type="string">
            <text:p>2021-11-27T18:00+01:00[Europe/Oslo]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 office:value-type="string" calcext:value-type="string">
            <text:p>2021-11-27T19:00+01:00[Europe/Oslo]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string" calcext:value-type="string">
            <text:p>2021-11-27T20:00+01:00[Europe/Oslo]</text:p>
          </table:table-cell>
          <table:table-cell office:value-type="float" office:value="1.222" calcext:value-type="float">
            <text:p>1.222</text:p>
          </table:table-cell>
        </table:table-row>
        <table:table-row table:style-name="ro1">
          <table:table-cell office:value-type="string" calcext:value-type="string">
            <text:p>2021-11-27T21:00+01:00[Europe/Oslo]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2021-11-27T22:00+01:00[Europe/Oslo]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string" calcext:value-type="string">
            <text:p>2021-11-27T23:00+01:00[Europe/Oslo]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string" calcext:value-type="string">
            <text:p>2021-11-28T00:00+01:00[Europe/Oslo]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 office:value-type="string" calcext:value-type="string">
            <text:p>2021-11-28T01:00+01:00[Europe/Oslo]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 office:value-type="string" calcext:value-type="string">
            <text:p>2021-11-28T02:00+01:00[Europe/Oslo]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string" calcext:value-type="string">
            <text:p>2021-11-28T03:00+01:00[Europe/Oslo]</text:p>
          </table:table-cell>
          <table:table-cell office:value-type="float" office:value="1.309" calcext:value-type="float">
            <text:p>1.309</text:p>
          </table:table-cell>
        </table:table-row>
        <table:table-row table:style-name="ro1">
          <table:table-cell office:value-type="string" calcext:value-type="string">
            <text:p>2021-11-28T04:00+01:00[Europe/Oslo]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string" calcext:value-type="string">
            <text:p>2021-11-28T05:00+01:00[Europe/Oslo]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string" calcext:value-type="string">
            <text:p>2021-11-28T06:00+01:00[Europe/Oslo]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2021-11-28T07:00+01:00[Europe/Oslo]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2021-11-28T08:00+01:00[Europe/Oslo]</text:p>
          </table:table-cell>
          <table:table-cell office:value-type="float" office:value="1.337" calcext:value-type="float">
            <text:p>1.337</text:p>
          </table:table-cell>
        </table:table-row>
        <table:table-row table:style-name="ro1">
          <table:table-cell office:value-type="string" calcext:value-type="string">
            <text:p>2021-11-28T09:00+01:00[Europe/Oslo]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string" calcext:value-type="string">
            <text:p>2021-11-28T10:00+01:00[Europe/Oslo]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string" calcext:value-type="string">
            <text:p>2021-11-28T11:00+01:00[Europe/Oslo]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2021-11-28T12:00+01:00[Europe/Oslo]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string" calcext:value-type="string">
            <text:p>2021-11-28T13:00+01:00[Europe/Oslo]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 office:value-type="string" calcext:value-type="string">
            <text:p>2021-11-28T14:00+01:00[Europe/Oslo]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2021-11-28T15:00+01:00[Europe/Oslo]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2021-11-28T16:00+01:00[Europe/Oslo]</text:p>
          </table:table-cell>
          <table:table-cell office:value-type="float" office:value="2.261" calcext:value-type="float">
            <text:p>2.261</text:p>
          </table:table-cell>
        </table:table-row>
        <table:table-row table:style-name="ro1">
          <table:table-cell office:value-type="string" calcext:value-type="string">
            <text:p>2021-11-28T17:00+01:00[Europe/Oslo]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 office:value-type="string" calcext:value-type="string">
            <text:p>2021-11-28T18:00+01:00[Europe/Oslo]</text:p>
          </table:table-cell>
          <table:table-cell office:value-type="float" office:value="1.474" calcext:value-type="float">
            <text:p>1.474</text:p>
          </table:table-cell>
        </table:table-row>
        <table:table-row table:style-name="ro1">
          <table:table-cell office:value-type="string" calcext:value-type="string">
            <text:p>2021-11-28T19:00+01:00[Europe/Oslo]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office:value-type="string" calcext:value-type="string">
            <text:p>2021-11-28T20:00+01:00[Europe/Oslo]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string" calcext:value-type="string">
            <text:p>2021-11-28T21:00+01:00[Europe/Oslo]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2021-11-28T22:00+01:00[Europe/Oslo]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string" calcext:value-type="string">
            <text:p>2021-11-28T23:00+01:00[Europe/Oslo]</text:p>
          </table:table-cell>
          <table:table-cell office:value-type="float" office:value="1.865" calcext:value-type="float">
            <text:p>1.865</text:p>
          </table:table-cell>
        </table:table-row>
        <table:table-row table:style-name="ro1">
          <table:table-cell office:value-type="string" calcext:value-type="string">
            <text:p>2021-11-29T00:00+01:00[Europe/Oslo]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 office:value-type="string" calcext:value-type="string">
            <text:p>2021-11-29T01:00+01:00[Europe/Oslo]</text:p>
          </table:table-cell>
          <table:table-cell office:value-type="float" office:value="1.137" calcext:value-type="float">
            <text:p>1.137</text:p>
          </table:table-cell>
        </table:table-row>
        <table:table-row table:style-name="ro1">
          <table:table-cell office:value-type="string" calcext:value-type="string">
            <text:p>2021-11-29T02:00+01:00[Europe/Oslo]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string" calcext:value-type="string">
            <text:p>2021-11-29T03:00+01:00[Europe/Oslo]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021-11-29T04:00+01:00[Europe/Oslo]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string" calcext:value-type="string">
            <text:p>2021-11-29T05:00+01:00[Europe/Oslo]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string" calcext:value-type="string">
            <text:p>2021-11-29T06:00+01:00[Europe/Oslo]</text:p>
          </table:table-cell>
          <table:table-cell office:value-type="float" office:value="1.178" calcext:value-type="float">
            <text:p>1.178</text:p>
          </table:table-cell>
        </table:table-row>
        <table:table-row table:style-name="ro1">
          <table:table-cell office:value-type="string" calcext:value-type="string">
            <text:p>2021-11-29T07:00+01:00[Europe/Oslo]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1">
          <table:table-cell office:value-type="string" calcext:value-type="string">
            <text:p>2021-11-29T08:00+01:00[Europe/Oslo]</text:p>
          </table:table-cell>
          <table:table-cell office:value-type="float" office:value="2.079" calcext:value-type="float">
            <text:p>2.079</text:p>
          </table:table-cell>
        </table:table-row>
        <table:table-row table:style-name="ro1">
          <table:table-cell office:value-type="string" calcext:value-type="string">
            <text:p>2021-11-29T09:00+01:00[Europe/Oslo]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string" calcext:value-type="string">
            <text:p>2021-11-29T10:00+01:00[Europe/Oslo]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2021-11-29T11:00+01:00[Europe/Oslo]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021-11-29T12:00+01:00[Europe/Oslo]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2021-11-29T13:00+01:00[Europe/Oslo]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021-11-29T14:00+01:00[Europe/Oslo]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2021-11-29T15:00+01:00[Europe/Oslo]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2021-11-29T16:00+01:00[Europe/Oslo]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2021-11-29T17:00+01:00[Europe/Oslo]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2021-11-29T18:00+01:00[Europe/Oslo]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string" calcext:value-type="string">
            <text:p>2021-11-29T19:00+01:00[Europe/Oslo]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string" calcext:value-type="string">
            <text:p>2021-11-29T20:00+01:00[Europe/Oslo]</text:p>
          </table:table-cell>
          <table:table-cell office:value-type="float" office:value="1.949" calcext:value-type="float">
            <text:p>1.949</text:p>
          </table:table-cell>
        </table:table-row>
        <table:table-row table:style-name="ro1">
          <table:table-cell office:value-type="string" calcext:value-type="string">
            <text:p>2021-11-29T21:00+01:00[Europe/Oslo]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string" calcext:value-type="string">
            <text:p>2021-11-29T22:00+01:00[Europe/Oslo]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 office:value-type="string" calcext:value-type="string">
            <text:p>2021-11-29T23:00+01:00[Europe/Oslo]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office:value-type="string" calcext:value-type="string">
            <text:p>2021-11-30T00:00+01:00[Europe/Oslo]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2021-11-30T01:00+01:00[Europe/Oslo]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2021-11-30T02:00+01:00[Europe/Oslo]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2021-11-30T03:00+01:00[Europe/Oslo]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string" calcext:value-type="string">
            <text:p>2021-11-30T04:00+01:00[Europe/Oslo]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2021-11-30T05:00+01:00[Europe/Oslo]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21-11-30T06:00+01:00[Europe/Oslo]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string" calcext:value-type="string">
            <text:p>2021-11-30T07:00+01:00[Europe/Oslo]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string" calcext:value-type="string">
            <text:p>2021-11-30T08:00+01:00[Europe/Oslo]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string" calcext:value-type="string">
            <text:p>2021-11-30T09:00+01:00[Europe/Oslo]</text:p>
          </table:table-cell>
          <table:table-cell office:value-type="float" office:value="1.178" calcext:value-type="float">
            <text:p>1.178</text:p>
          </table:table-cell>
        </table:table-row>
        <table:table-row table:style-name="ro1">
          <table:table-cell office:value-type="string" calcext:value-type="string">
            <text:p>2021-11-30T10:00+01:00[Europe/Oslo]</text:p>
          </table:table-cell>
          <table:table-cell office:value-type="float" office:value="1.122" calcext:value-type="float">
            <text:p>1.122</text:p>
          </table:table-cell>
        </table:table-row>
        <table:table-row table:style-name="ro1">
          <table:table-cell office:value-type="string" calcext:value-type="string">
            <text:p>2021-11-30T11:00+01:00[Europe/Oslo]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021-11-30T12:00+01:00[Europe/Oslo]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string" calcext:value-type="string">
            <text:p>2021-11-30T13:00+01:00[Europe/Oslo]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2021-11-30T14:00+01:00[Europe/Oslo]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string" calcext:value-type="string">
            <text:p>2021-11-30T15:00+01:00[Europe/Oslo]</text:p>
          </table:table-cell>
          <table:table-cell office:value-type="float" office:value="1.107" calcext:value-type="float">
            <text:p>1.107</text:p>
          </table:table-cell>
        </table:table-row>
        <table:table-row table:style-name="ro1">
          <table:table-cell office:value-type="string" calcext:value-type="string">
            <text:p>2021-11-30T16:00+01:00[Europe/Oslo]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string" calcext:value-type="string">
            <text:p>2021-11-30T17:00+01:00[Europe/Oslo]</text:p>
          </table:table-cell>
          <table:table-cell office:value-type="float" office:value="1.247" calcext:value-type="float">
            <text:p>1.247</text:p>
          </table:table-cell>
        </table:table-row>
        <table:table-row table:style-name="ro1">
          <table:table-cell office:value-type="string" calcext:value-type="string">
            <text:p>2021-11-30T18:00+01:00[Europe/Oslo]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string" calcext:value-type="string">
            <text:p>2021-11-30T19:00+01:00[Europe/Oslo]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string" calcext:value-type="string">
            <text:p>2021-11-30T20:00+01:00[Europe/Oslo]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string" calcext:value-type="string">
            <text:p>2021-11-30T21:00+01:00[Europe/Oslo]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string" calcext:value-type="string">
            <text:p>2021-11-30T22:00+01:00[Europe/Oslo]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table:style-name="ce1" office:value-type="string" calcext:value-type="string">
            <text:p>2021-11-30T23:00+01:00[Europe/Oslo]</text:p>
          </table:table-cell>
          <table:table-cell table:style-name="ce1"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2021-12-01T00:00+01:00[Europe/Oslo]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2021-12-01T01:00+01:00[Europe/Oslo]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2021-12-01T02:00+01:00[Europe/Oslo]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string" calcext:value-type="string">
            <text:p>2021-12-01T03:00+01:00[Europe/Oslo]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string" calcext:value-type="string">
            <text:p>2021-12-01T04:00+01:00[Europe/Oslo]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2021-12-01T05:00+01:00[Europe/Oslo]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string" calcext:value-type="string">
            <text:p>2021-12-01T06:00+01:00[Europe/Oslo]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string" calcext:value-type="string">
            <text:p>2021-12-01T07:00+01:00[Europe/Oslo]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2021-12-01T08:00+01:00[Europe/Oslo]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2021-12-01T09:00+01:00[Europe/Oslo]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string" calcext:value-type="string">
            <text:p>2021-12-01T10:00+01:00[Europe/Oslo]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2021-12-01T11:00+01:00[Europe/Oslo]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021-12-01T12:00+01:00[Europe/Oslo]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string" calcext:value-type="string">
            <text:p>2021-12-01T13:00+01:00[Europe/Oslo]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2021-12-01T14:00+01:00[Europe/Oslo]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2021-12-01T15:00+01:00[Europe/Oslo]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021-12-01T16:00+01:00[Europe/Oslo]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string" calcext:value-type="string">
            <text:p>2021-12-01T17:00+01:00[Europe/Oslo]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string" calcext:value-type="string">
            <text:p>2021-12-01T18:00+01:00[Europe/Oslo]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021-12-01T19:00+01:00[Europe/Oslo]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 office:value-type="string" calcext:value-type="string">
            <text:p>2021-12-01T20:00+01:00[Europe/Oslo]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office:value-type="string" calcext:value-type="string">
            <text:p>2021-12-01T21:00+01:00[Europe/Oslo]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string" calcext:value-type="string">
            <text:p>2021-12-01T22:00+01:00[Europe/Oslo]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2021-12-01T23:00+01:00[Europe/Oslo]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string" calcext:value-type="string">
            <text:p>2021-12-02T00:00+01:00[Europe/Oslo]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2021-12-02T01:00+01:00[Europe/Oslo]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2021-12-02T02:00+01:00[Europe/Oslo]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2021-12-02T03:00+01:00[Europe/Oslo]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2021-12-02T04:00+01:00[Europe/Oslo]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2021-12-02T05:00+01:00[Europe/Oslo]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2021-12-02T06:00+01:00[Europe/Oslo]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string" calcext:value-type="string">
            <text:p>2021-12-02T07:00+01:00[Europe/Oslo]</text:p>
          </table:table-cell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string" calcext:value-type="string">
            <text:p>2021-12-02T08:00+01:00[Europe/Oslo]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string" calcext:value-type="string">
            <text:p>2021-12-02T09:00+01:00[Europe/Oslo]</text:p>
          </table:table-cell>
          <table:table-cell office:value-type="float" office:value="1.694" calcext:value-type="float">
            <text:p>1.694</text:p>
          </table:table-cell>
        </table:table-row>
        <table:table-row table:style-name="ro1">
          <table:table-cell office:value-type="string" calcext:value-type="string">
            <text:p>2021-12-02T10:00+01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1-12-02T11:00+01:00[Europe/Oslo]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2021-12-02T12:00+01:00[Europe/Oslo]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1-12-02T13:00+01:00[Europe/Oslo]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string" calcext:value-type="string">
            <text:p>2021-12-02T14:00+01:00[Europe/Oslo]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2021-12-02T15:00+01:00[Europe/Oslo]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string" calcext:value-type="string">
            <text:p>2021-12-02T16:00+01:00[Europe/Oslo]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string" calcext:value-type="string">
            <text:p>2021-12-02T17:00+01:00[Europe/Oslo]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string" calcext:value-type="string">
            <text:p>2021-12-02T18:00+01:00[Europe/Oslo]</text:p>
          </table:table-cell>
          <table:table-cell office:value-type="float" office:value="1.302" calcext:value-type="float">
            <text:p>1.302</text:p>
          </table:table-cell>
        </table:table-row>
        <table:table-row table:style-name="ro1">
          <table:table-cell office:value-type="string" calcext:value-type="string">
            <text:p>2021-12-02T19:00+01:00[Europe/Oslo]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string" calcext:value-type="string">
            <text:p>2021-12-02T20:00+01:00[Europe/Oslo]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string" calcext:value-type="string">
            <text:p>2021-12-02T21:00+01:00[Europe/Oslo]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2021-12-02T22:00+01:00[Europe/Oslo]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string" calcext:value-type="string">
            <text:p>2021-12-02T23:00+01:00[Europe/Oslo]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string" calcext:value-type="string">
            <text:p>2021-12-03T00:00+01:00[Europe/Oslo]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string" calcext:value-type="string">
            <text:p>2021-12-03T01:00+01:00[Europe/Oslo]</text:p>
          </table:table-cell>
          <table:table-cell office:value-type="float" office:value="1.184" calcext:value-type="float">
            <text:p>1.184</text:p>
          </table:table-cell>
        </table:table-row>
        <table:table-row table:style-name="ro1">
          <table:table-cell office:value-type="string" calcext:value-type="string">
            <text:p>2021-12-03T02:00+01:00[Europe/Oslo]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021-12-03T03:00+01:00[Europe/Oslo]</text:p>
          </table:table-cell>
          <table:table-cell office:value-type="float" office:value="1.192" calcext:value-type="float">
            <text:p>1.192</text:p>
          </table:table-cell>
        </table:table-row>
        <table:table-row table:style-name="ro1">
          <table:table-cell office:value-type="string" calcext:value-type="string">
            <text:p>2021-12-03T04:00+01:00[Europe/Oslo]</text:p>
          </table:table-cell>
          <table:table-cell office:value-type="float" office:value="1.233" calcext:value-type="float">
            <text:p>1.233</text:p>
          </table:table-cell>
        </table:table-row>
        <table:table-row table:style-name="ro1">
          <table:table-cell office:value-type="string" calcext:value-type="string">
            <text:p>2021-12-03T05:00+01:00[Europe/Oslo]</text:p>
          </table:table-cell>
          <table:table-cell office:value-type="float" office:value="1.217" calcext:value-type="float">
            <text:p>1.217</text:p>
          </table:table-cell>
        </table:table-row>
        <table:table-row table:style-name="ro1">
          <table:table-cell office:value-type="string" calcext:value-type="string">
            <text:p>2021-12-03T06:00+01:00[Europe/Oslo]</text:p>
          </table:table-cell>
          <table:table-cell office:value-type="float" office:value="1.227" calcext:value-type="float">
            <text:p>1.227</text:p>
          </table:table-cell>
        </table:table-row>
        <table:table-row table:style-name="ro1">
          <table:table-cell office:value-type="string" calcext:value-type="string">
            <text:p>2021-12-03T07:00+01:00[Europe/Oslo]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string" calcext:value-type="string">
            <text:p>2021-12-03T08:00+01:00[Europe/Oslo]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string" calcext:value-type="string">
            <text:p>2021-12-03T09:00+01:00[Europe/Oslo]</text:p>
          </table:table-cell>
          <table:table-cell office:value-type="float" office:value="1.233" calcext:value-type="float">
            <text:p>1.233</text:p>
          </table:table-cell>
        </table:table-row>
        <table:table-row table:style-name="ro1">
          <table:table-cell office:value-type="string" calcext:value-type="string">
            <text:p>2021-12-03T10:00+01:00[Europe/Oslo]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string" calcext:value-type="string">
            <text:p>2021-12-03T11:00+01:00[Europe/Oslo]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string" calcext:value-type="string">
            <text:p>2021-12-03T12:00+01:00[Europe/Oslo]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string" calcext:value-type="string">
            <text:p>2021-12-03T13:00+01:00[Europe/Oslo]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string" calcext:value-type="string">
            <text:p>2021-12-03T14:00+01:00[Europe/Oslo]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string" calcext:value-type="string">
            <text:p>2021-12-03T15:00+01:00[Europe/Oslo]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string" calcext:value-type="string">
            <text:p>2021-12-03T16:00+01:00[Europe/Oslo]</text:p>
          </table:table-cell>
          <table:table-cell office:value-type="float" office:value="1.769" calcext:value-type="float">
            <text:p>1.769</text:p>
          </table:table-cell>
        </table:table-row>
        <table:table-row table:style-name="ro1">
          <table:table-cell office:value-type="string" calcext:value-type="string">
            <text:p>2021-12-03T17:00+01:00[Europe/Oslo]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string" calcext:value-type="string">
            <text:p>2021-12-03T18:00+01:00[Europe/Oslo]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string" calcext:value-type="string">
            <text:p>2021-12-03T19:00+01:00[Europe/Oslo]</text:p>
          </table:table-cell>
          <table:table-cell office:value-type="float" office:value="1.373" calcext:value-type="float">
            <text:p>1.373</text:p>
          </table:table-cell>
        </table:table-row>
        <table:table-row table:style-name="ro1">
          <table:table-cell office:value-type="string" calcext:value-type="string">
            <text:p>2021-12-03T20:00+01:00[Europe/Oslo]</text:p>
          </table:table-cell>
          <table:table-cell office:value-type="float" office:value="1.303" calcext:value-type="float">
            <text:p>1.303</text:p>
          </table:table-cell>
        </table:table-row>
        <table:table-row table:style-name="ro1">
          <table:table-cell office:value-type="string" calcext:value-type="string">
            <text:p>2021-12-03T21:00+01:00[Europe/Oslo]</text:p>
          </table:table-cell>
          <table:table-cell office:value-type="float" office:value="1.193" calcext:value-type="float">
            <text:p>1.193</text:p>
          </table:table-cell>
        </table:table-row>
        <table:table-row table:style-name="ro1">
          <table:table-cell office:value-type="string" calcext:value-type="string">
            <text:p>2021-12-03T22:00+01:00[Europe/Oslo]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string" calcext:value-type="string">
            <text:p>2021-12-03T23:00+01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1-12-04T00:00+01:00[Europe/Oslo]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 office:value-type="string" calcext:value-type="string">
            <text:p>2021-12-04T01:00+01:00[Europe/Oslo]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2021-12-04T02:00+01:00[Europe/Oslo]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string" calcext:value-type="string">
            <text:p>2021-12-04T03:00+01:00[Europe/Oslo]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2021-12-04T04:00+01:00[Europe/Oslo]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string" calcext:value-type="string">
            <text:p>2021-12-04T05:00+01:00[Europe/Oslo]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2021-12-04T06:00+01:00[Europe/Oslo]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string" calcext:value-type="string">
            <text:p>2021-12-04T07:00+01:00[Europe/Oslo]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string" calcext:value-type="string">
            <text:p>2021-12-04T08:00+01:00[Europe/Oslo]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2021-12-04T09:00+01:00[Europe/Oslo]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>
          <table:table-cell office:value-type="string" calcext:value-type="string">
            <text:p>2021-12-04T10:00+01:00[Europe/Oslo]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 office:value-type="string" calcext:value-type="string">
            <text:p>2021-12-04T11:00+01:00[Europe/Oslo]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2021-12-04T12:00+01:00[Europe/Oslo]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string" calcext:value-type="string">
            <text:p>2021-12-04T13:00+01:00[Europe/Oslo]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string" calcext:value-type="string">
            <text:p>2021-12-04T14:00+01:00[Europe/Oslo]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string" calcext:value-type="string">
            <text:p>2021-12-04T15:00+01:00[Europe/Oslo]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string" calcext:value-type="string">
            <text:p>2021-12-04T16:00+01:00[Europe/Oslo]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2021-12-04T17:00+01:00[Europe/Oslo]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string" calcext:value-type="string">
            <text:p>2021-12-04T18:00+01:00[Europe/Oslo]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string" calcext:value-type="string">
            <text:p>2021-12-04T19:00+01:00[Europe/Oslo]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string" calcext:value-type="string">
            <text:p>2021-12-04T20:00+01:00[Europe/Oslo]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021-12-04T21:00+01:00[Europe/Oslo]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2021-12-04T22:00+01:00[Europe/Oslo]</text:p>
          </table:table-cell>
          <table:table-cell office:value-type="float" office:value="1.701" calcext:value-type="float">
            <text:p>1.701</text:p>
          </table:table-cell>
        </table:table-row>
        <table:table-row table:style-name="ro1">
          <table:table-cell office:value-type="string" calcext:value-type="string">
            <text:p>2021-12-04T23:00+01:00[Europe/Oslo]</text:p>
          </table:table-cell>
          <table:table-cell office:value-type="float" office:value="1.782" calcext:value-type="float">
            <text:p>1.782</text:p>
          </table:table-cell>
        </table:table-row>
        <table:table-row table:style-name="ro1">
          <table:table-cell office:value-type="string" calcext:value-type="string">
            <text:p>2021-12-05T00:00+01:00[Europe/Oslo]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1">
          <table:table-cell office:value-type="string" calcext:value-type="string">
            <text:p>2021-12-05T01:00+01:00[Europe/Oslo]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2021-12-05T02:00+01:00[Europe/Oslo]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2021-12-05T03:00+01:00[Europe/Oslo]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string" calcext:value-type="string">
            <text:p>2021-12-05T04:00+01:00[Europe/Oslo]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2021-12-05T05:00+01:00[Europe/Oslo]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2021-12-05T06:00+01:00[Europe/Oslo]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2021-12-05T07:00+01:00[Europe/Oslo]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string" calcext:value-type="string">
            <text:p>2021-12-05T08:00+01:00[Europe/Oslo]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2021-12-05T09:00+01:00[Europe/Oslo]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 office:value-type="string" calcext:value-type="string">
            <text:p>2021-12-05T10:00+01:00[Europe/Oslo]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2021-12-05T11:00+01:00[Europe/Oslo]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string" calcext:value-type="string">
            <text:p>2021-12-05T12:00+01:00[Europe/Oslo]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string" calcext:value-type="string">
            <text:p>2021-12-05T13:00+01:00[Europe/Oslo]</text:p>
          </table:table-cell>
          <table:table-cell office:value-type="float" office:value="1.701" calcext:value-type="float">
            <text:p>1.701</text:p>
          </table:table-cell>
        </table:table-row>
        <table:table-row table:style-name="ro1">
          <table:table-cell office:value-type="string" calcext:value-type="string">
            <text:p>2021-12-05T14:00+01:00[Europe/Oslo]</text:p>
          </table:table-cell>
          <table:table-cell office:value-type="float" office:value="1.178" calcext:value-type="float">
            <text:p>1.178</text:p>
          </table:table-cell>
        </table:table-row>
        <table:table-row table:style-name="ro1">
          <table:table-cell office:value-type="string" calcext:value-type="string">
            <text:p>2021-12-05T15:00+01:00[Europe/Oslo]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string" calcext:value-type="string">
            <text:p>2021-12-05T16:00+01:00[Europe/Oslo]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string" calcext:value-type="string">
            <text:p>2021-12-05T17:00+01:00[Europe/Oslo]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string" calcext:value-type="string">
            <text:p>2021-12-05T18:00+01:00[Europe/Oslo]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 office:value-type="string" calcext:value-type="string">
            <text:p>2021-12-05T19:00+01:00[Europe/Oslo]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string" calcext:value-type="string">
            <text:p>2021-12-05T20:00+01:00[Europe/Oslo]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string" calcext:value-type="string">
            <text:p>2021-12-05T21:00+01:00[Europe/Oslo]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string" calcext:value-type="string">
            <text:p>2021-12-05T22:00+01:00[Europe/Oslo]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string" calcext:value-type="string">
            <text:p>2021-12-05T23:00+01:00[Europe/Oslo]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2021-12-06T00:00+01:00[Europe/Oslo]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string" calcext:value-type="string">
            <text:p>2021-12-06T01:00+01:00[Europe/Oslo]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string" calcext:value-type="string">
            <text:p>2021-12-06T02:00+01:00[Europe/Oslo]</text:p>
          </table:table-cell>
          <table:table-cell office:value-type="float" office:value="1.157" calcext:value-type="float">
            <text:p>1.157</text:p>
          </table:table-cell>
        </table:table-row>
        <table:table-row table:style-name="ro1">
          <table:table-cell office:value-type="string" calcext:value-type="string">
            <text:p>2021-12-06T03:00+01:00[Europe/Oslo]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2021-12-06T04:00+01:00[Europe/Oslo]</text:p>
          </table:table-cell>
          <table:table-cell office:value-type="float" office:value="1.241" calcext:value-type="float">
            <text:p>1.241</text:p>
          </table:table-cell>
        </table:table-row>
        <table:table-row table:style-name="ro1">
          <table:table-cell office:value-type="string" calcext:value-type="string">
            <text:p>2021-12-06T05:00+01:00[Europe/Oslo]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string" calcext:value-type="string">
            <text:p>2021-12-06T06:00+01:00[Europe/Oslo]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2021-12-06T07:00+01:00[Europe/Oslo]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string" calcext:value-type="string">
            <text:p>2021-12-06T08:00+01:00[Europe/Oslo]</text:p>
          </table:table-cell>
          <table:table-cell office:value-type="float" office:value="1.302" calcext:value-type="float">
            <text:p>1.302</text:p>
          </table:table-cell>
        </table:table-row>
        <table:table-row table:style-name="ro1">
          <table:table-cell office:value-type="string" calcext:value-type="string">
            <text:p>2021-12-06T09:00+01:00[Europe/Oslo]</text:p>
          </table:table-cell>
          <table:table-cell office:value-type="float" office:value="1.251" calcext:value-type="float">
            <text:p>1.251</text:p>
          </table:table-cell>
        </table:table-row>
        <table:table-row table:style-name="ro1">
          <table:table-cell office:value-type="string" calcext:value-type="string">
            <text:p>2021-12-06T10:00+01:00[Europe/Oslo]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string" calcext:value-type="string">
            <text:p>2021-12-06T11:00+01:00[Europe/Oslo]</text:p>
          </table:table-cell>
          <table:table-cell office:value-type="float" office:value="1.302" calcext:value-type="float">
            <text:p>1.302</text:p>
          </table:table-cell>
        </table:table-row>
        <table:table-row table:style-name="ro1">
          <table:table-cell office:value-type="string" calcext:value-type="string">
            <text:p>2021-12-06T12:00+01:00[Europe/Oslo]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string" calcext:value-type="string">
            <text:p>2021-12-06T13:00+01:00[Europe/Oslo]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2021-12-06T14:00+01:00[Europe/Oslo]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>
          <table:table-cell office:value-type="string" calcext:value-type="string">
            <text:p>2021-12-06T15:00+01:00[Europe/Oslo]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>
          <table:table-cell office:value-type="string" calcext:value-type="string">
            <text:p>2021-12-06T16:00+01:00[Europe/Oslo]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string" calcext:value-type="string">
            <text:p>2021-12-06T17:00+01:00[Europe/Oslo]</text:p>
          </table:table-cell>
          <table:table-cell office:value-type="float" office:value="1.317" calcext:value-type="float">
            <text:p>1.317</text:p>
          </table:table-cell>
        </table:table-row>
        <table:table-row table:style-name="ro1">
          <table:table-cell office:value-type="string" calcext:value-type="string">
            <text:p>2021-12-06T18:00+01:00[Europe/Oslo]</text:p>
          </table:table-cell>
          <table:table-cell office:value-type="float" office:value="1.371" calcext:value-type="float">
            <text:p>1.371</text:p>
          </table:table-cell>
        </table:table-row>
        <table:table-row table:style-name="ro1">
          <table:table-cell office:value-type="string" calcext:value-type="string">
            <text:p>2021-12-06T19:00+01:00[Europe/Oslo]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2021-12-06T20:00+01:00[Europe/Oslo]</text:p>
          </table:table-cell>
          <table:table-cell office:value-type="float" office:value="1.818" calcext:value-type="float">
            <text:p>1.818</text:p>
          </table:table-cell>
        </table:table-row>
        <table:table-row table:style-name="ro1">
          <table:table-cell office:value-type="string" calcext:value-type="string">
            <text:p>2021-12-06T21:00+01:00[Europe/Oslo]</text:p>
          </table:table-cell>
          <table:table-cell office:value-type="float" office:value="1.938" calcext:value-type="float">
            <text:p>1.938</text:p>
          </table:table-cell>
        </table:table-row>
        <table:table-row table:style-name="ro1">
          <table:table-cell office:value-type="string" calcext:value-type="string">
            <text:p>2021-12-06T22:00+01:00[Europe/Oslo]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office:value-type="string" calcext:value-type="string">
            <text:p>2021-12-06T23:00+01:00[Europe/Oslo]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string" calcext:value-type="string">
            <text:p>2021-12-07T00:00+01:00[Europe/Oslo]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string" calcext:value-type="string">
            <text:p>2021-12-07T01:00+01:00[Europe/Oslo]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2021-12-07T02:00+01:00[Europe/Oslo]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string" calcext:value-type="string">
            <text:p>2021-12-07T03:00+01:00[Europe/Oslo]</text:p>
          </table:table-cell>
          <table:table-cell office:value-type="float" office:value="1.137" calcext:value-type="float">
            <text:p>1.137</text:p>
          </table:table-cell>
        </table:table-row>
        <table:table-row table:style-name="ro1">
          <table:table-cell office:value-type="string" calcext:value-type="string">
            <text:p>2021-12-07T04:00+01:00[Europe/Oslo]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2021-12-07T05:00+01:00[Europe/Oslo]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string" calcext:value-type="string">
            <text:p>2021-12-07T06:00+01:00[Europe/Oslo]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string" calcext:value-type="string">
            <text:p>2021-12-07T07:00+01:00[Europe/Oslo]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office:value-type="string" calcext:value-type="string">
            <text:p>2021-12-07T08:00+01:00[Europe/Oslo]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string" calcext:value-type="string">
            <text:p>2021-12-07T09:00+01:00[Europe/Oslo]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string" calcext:value-type="string">
            <text:p>2021-12-07T10:00+01:00[Europe/Oslo]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string" calcext:value-type="string">
            <text:p>2021-12-07T11:00+01:00[Europe/Oslo]</text:p>
          </table:table-cell>
          <table:table-cell office:value-type="float" office:value="1.093" calcext:value-type="float">
            <text:p>1.093</text:p>
          </table:table-cell>
        </table:table-row>
        <table:table-row table:style-name="ro1">
          <table:table-cell office:value-type="string" calcext:value-type="string">
            <text:p>2021-12-07T12:00+01:00[Europe/Oslo]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string" calcext:value-type="string">
            <text:p>2021-12-07T13:00+01:00[Europe/Oslo]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string" calcext:value-type="string">
            <text:p>2021-12-07T14:00+01:00[Europe/Oslo]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2021-12-07T15:00+01:00[Europe/Oslo]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string" calcext:value-type="string">
            <text:p>2021-12-07T16:00+01:00[Europe/Oslo]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2021-12-07T17:00+01:00[Europe/Oslo]</text:p>
          </table:table-cell>
          <table:table-cell office:value-type="float" office:value="1.226" calcext:value-type="float">
            <text:p>1.226</text:p>
          </table:table-cell>
        </table:table-row>
        <table:table-row table:style-name="ro1">
          <table:table-cell office:value-type="string" calcext:value-type="string">
            <text:p>2021-12-07T18:00+01:00[Europe/Oslo]</text:p>
          </table:table-cell>
          <table:table-cell office:value-type="float" office:value="1.282" calcext:value-type="float">
            <text:p>1.282</text:p>
          </table:table-cell>
        </table:table-row>
        <table:table-row table:style-name="ro1">
          <table:table-cell office:value-type="string" calcext:value-type="string">
            <text:p>2021-12-07T19:00+01:00[Europe/Oslo]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021-12-07T20:00+01:00[Europe/Oslo]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 office:value-type="string" calcext:value-type="string">
            <text:p>2021-12-07T21:00+01:00[Europe/Oslo]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 office:value-type="string" calcext:value-type="string">
            <text:p>2021-12-07T22:00+01:00[Europe/Oslo]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string" calcext:value-type="string">
            <text:p>2021-12-07T23:00+01:00[Europe/Oslo]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string" calcext:value-type="string">
            <text:p>2021-12-08T00:00+01:00[Europe/Oslo]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2021-12-08T01:00+01:00[Europe/Oslo]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2021-12-08T02:00+01:00[Europe/Oslo]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1-12-08T03:00+01:00[Europe/Oslo]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2021-12-08T04:00+01:00[Europe/Oslo]</text:p>
          </table:table-cell>
          <table:table-cell office:value-type="float" office:value="1.031" calcext:value-type="float">
            <text:p>1.031</text:p>
          </table:table-cell>
        </table:table-row>
        <table:table-row table:style-name="ro1">
          <table:table-cell office:value-type="string" calcext:value-type="string">
            <text:p>2021-12-08T05:00+01:00[Europe/Oslo]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2021-12-08T06:00+01:00[Europe/Oslo]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string" calcext:value-type="string">
            <text:p>2021-12-08T07:00+01:00[Europe/Oslo]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string" calcext:value-type="string">
            <text:p>2021-12-08T08:00+01:00[Europe/Oslo]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string" calcext:value-type="string">
            <text:p>2021-12-08T09:00+01:00[Europe/Oslo]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2021-12-08T10:00+01:00[Europe/Oslo]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string" calcext:value-type="string">
            <text:p>2021-12-08T11:00+01:00[Europe/Oslo]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2021-12-08T12:00+01:00[Europe/Oslo]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2021-12-08T13:00+01:00[Europe/Oslo]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21-12-08T14:00+01:00[Europe/Oslo]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2021-12-08T15:00+01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1-12-08T16:00+01:00[Europe/Oslo]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021-12-08T17:00+01:00[Europe/Oslo]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2021-12-08T18:00+01:00[Europe/Oslo]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021-12-08T19:00+01:00[Europe/Oslo]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2021-12-08T20:00+01:00[Europe/Oslo]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string" calcext:value-type="string">
            <text:p>2021-12-08T21:00+01:00[Europe/Oslo]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string" calcext:value-type="string">
            <text:p>2021-12-08T22:00+01:00[Europe/Oslo]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2021-12-08T23:00+01:00[Europe/Oslo]</text:p>
          </table:table-cell>
          <table:table-cell office:value-type="float" office:value="1.362" calcext:value-type="float">
            <text:p>1.362</text:p>
          </table:table-cell>
        </table:table-row>
        <table:table-row table:style-name="ro1">
          <table:table-cell office:value-type="string" calcext:value-type="string">
            <text:p>2021-12-09T00:00+01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1-12-09T01:00+01:00[Europe/Oslo]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2021-12-09T02:00+01:00[Europe/Oslo]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2021-12-09T03:00+01:00[Europe/Oslo]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2021-12-09T04:00+01:00[Europe/Oslo]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2021-12-09T05:00+01:00[Europe/Oslo]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2021-12-09T06:00+01:00[Europe/Oslo]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2021-12-09T07:00+01:00[Europe/Oslo]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2021-12-09T08:00+01:00[Europe/Oslo]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 office:value-type="string" calcext:value-type="string">
            <text:p>2021-12-09T09:00+01:00[Europe/Oslo]</text:p>
          </table:table-cell>
          <table:table-cell office:value-type="float" office:value="1.479" calcext:value-type="float">
            <text:p>1.479</text:p>
          </table:table-cell>
        </table:table-row>
        <table:table-row table:style-name="ro1">
          <table:table-cell office:value-type="string" calcext:value-type="string">
            <text:p>2021-12-09T10:00+01:00[Europe/Oslo]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string" calcext:value-type="string">
            <text:p>2021-12-09T11:00+01:00[Europe/Oslo]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2021-12-09T12:00+01:00[Europe/Oslo]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1-12-09T13:00+01:00[Europe/Oslo]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2021-12-09T14:00+01:00[Europe/Oslo]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2021-12-09T15:00+01:00[Europe/Oslo]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2021-12-09T16:00+01:00[Europe/Oslo]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string" calcext:value-type="string">
            <text:p>2021-12-09T17:00+01:00[Europe/Oslo]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2021-12-09T18:00+01:00[Europe/Oslo]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2021-12-09T19:00+01:00[Europe/Oslo]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string" calcext:value-type="string">
            <text:p>2021-12-09T20:00+01:00[Europe/Oslo]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2021-12-09T21:00+01:00[Europe/Oslo]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string" calcext:value-type="string">
            <text:p>2021-12-09T22:00+01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1-12-09T23:00+01:00[Europe/Oslo]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21-12-10T00:00+01:00[Europe/Oslo]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2021-12-10T01:00+01:00[Europe/Oslo]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2021-12-10T02:00+01:00[Europe/Oslo]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string" calcext:value-type="string">
            <text:p>2021-12-10T03:00+01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1-12-10T04:00+01:00[Europe/Oslo]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21-12-10T05:00+01:00[Europe/Oslo]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string" calcext:value-type="string">
            <text:p>2021-12-10T06:00+01:00[Europe/Oslo]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2021-12-10T07:00+01:00[Europe/Oslo]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2021-12-10T08:00+01:00[Europe/Oslo]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2021-12-10T09:00+01:00[Europe/Oslo]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2021-12-10T10:00+01:00[Europe/Oslo]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2021-12-10T11:00+01:00[Europe/Oslo]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string" calcext:value-type="string">
            <text:p>2021-12-10T12:00+01:00[Europe/Oslo]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string" calcext:value-type="string">
            <text:p>2021-12-10T13:00+01:00[Europe/Oslo]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string" calcext:value-type="string">
            <text:p>2021-12-10T14:00+01:00[Europe/Oslo]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2021-12-10T15:00+01:00[Europe/Oslo]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2021-12-10T16:00+01:00[Europe/Oslo]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string" calcext:value-type="string">
            <text:p>2021-12-10T17:00+01:00[Europe/Oslo]</text:p>
          </table:table-cell>
          <table:table-cell office:value-type="float" office:value="1.448" calcext:value-type="float">
            <text:p>1.448</text:p>
          </table:table-cell>
        </table:table-row>
        <table:table-row table:style-name="ro1">
          <table:table-cell office:value-type="string" calcext:value-type="string">
            <text:p>2021-12-10T18:00+01:00[Europe/Oslo]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string" calcext:value-type="string">
            <text:p>2021-12-10T19:00+01:00[Europe/Oslo]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 office:value-type="string" calcext:value-type="string">
            <text:p>2021-12-10T20:00+01:00[Europe/Oslo]</text:p>
          </table:table-cell>
          <table:table-cell office:value-type="float" office:value="2.572" calcext:value-type="float">
            <text:p>2.572</text:p>
          </table:table-cell>
        </table:table-row>
        <table:table-row table:style-name="ro1">
          <table:table-cell office:value-type="string" calcext:value-type="string">
            <text:p>2021-12-10T21:00+01:00[Europe/Oslo]</text:p>
          </table:table-cell>
          <table:table-cell office:value-type="float" office:value="2.937" calcext:value-type="float">
            <text:p>2.937</text:p>
          </table:table-cell>
        </table:table-row>
        <table:table-row table:style-name="ro1">
          <table:table-cell office:value-type="string" calcext:value-type="string">
            <text:p>2021-12-10T22:00+01:00[Europe/Oslo]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 office:value-type="string" calcext:value-type="string">
            <text:p>2021-12-10T23:00+01:00[Europe/Oslo]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string" calcext:value-type="string">
            <text:p>2021-12-11T00:00+01:00[Europe/Oslo]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2021-12-11T01:00+01:00[Europe/Oslo]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string" calcext:value-type="string">
            <text:p>2021-12-11T02:00+01:00[Europe/Oslo]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2021-12-11T03:00+01:00[Europe/Oslo]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2021-12-11T04:00+01:00[Europe/Oslo]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2021-12-11T05:00+01:00[Europe/Oslo]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2021-12-11T06:00+01:00[Europe/Oslo]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string" calcext:value-type="string">
            <text:p>2021-12-11T07:00+01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1-12-11T08:00+01:00[Europe/Oslo]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2021-12-11T09:00+01:00[Europe/Oslo]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string" calcext:value-type="string">
            <text:p>2021-12-11T10:00+01:00[Europe/Oslo]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021-12-11T11:00+01:00[Europe/Oslo]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2021-12-11T12:00+01:00[Europe/Oslo]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2021-12-11T13:00+01:00[Europe/Oslo]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2021-12-11T14:00+01:00[Europe/Oslo]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2021-12-11T15:00+01:00[Europe/Oslo]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2021-12-11T16:00+01:00[Europe/Oslo]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string" calcext:value-type="string">
            <text:p>2021-12-11T17:00+01:00[Europe/Oslo]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2021-12-11T18:00+01:00[Europe/Oslo]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 office:value-type="string" calcext:value-type="string">
            <text:p>2021-12-11T19:00+01:00[Europe/Oslo]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2021-12-11T20:00+01:00[Europe/Oslo]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string" calcext:value-type="string">
            <text:p>2021-12-11T21:00+01:00[Europe/Oslo]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2021-12-11T22:00+01:00[Europe/Oslo]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string" calcext:value-type="string">
            <text:p>2021-12-11T23:00+01:00[Europe/Oslo]</text:p>
          </table:table-cell>
          <table:table-cell office:value-type="float" office:value="1.533" calcext:value-type="float">
            <text:p>1.533</text:p>
          </table:table-cell>
        </table:table-row>
        <table:table-row table:style-name="ro1">
          <table:table-cell office:value-type="string" calcext:value-type="string">
            <text:p>2021-12-12T00:00+01:00[Europe/Oslo]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string" calcext:value-type="string">
            <text:p>2021-12-12T01:00+01:00[Europe/Oslo]</text:p>
          </table:table-cell>
          <table:table-cell office:value-type="float" office:value="1.107" calcext:value-type="float">
            <text:p>1.107</text:p>
          </table:table-cell>
        </table:table-row>
        <table:table-row table:style-name="ro1">
          <table:table-cell office:value-type="string" calcext:value-type="string">
            <text:p>2021-12-12T02:00+01:00[Europe/Oslo]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2021-12-12T03:00+01:00[Europe/Oslo]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2021-12-12T04:00+01:00[Europe/Oslo]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2021-12-12T05:00+01:00[Europe/Oslo]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string" calcext:value-type="string">
            <text:p>2021-12-12T06:00+01:00[Europe/Oslo]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2021-12-12T07:00+01:00[Europe/Oslo]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2021-12-12T08:00+01:00[Europe/Oslo]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021-12-12T09:00+01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1-12-12T10:00+01:00[Europe/Oslo]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2021-12-12T11:00+01:00[Europe/Oslo]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2021-12-12T12:00+01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1-12-12T13:00+01:00[Europe/Oslo]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2021-12-12T14:00+01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1-12-12T15:00+01:00[Europe/Oslo]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1-12-12T16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1-12-12T17:00+01:00[Europe/Oslo]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2021-12-12T18:00+01:00[Europe/Oslo]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2021-12-12T19:00+01:00[Europe/Oslo]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021-12-12T20:00+01:00[Europe/Oslo]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021-12-12T21:00+01:00[Europe/Oslo]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2021-12-12T22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1-12-12T23:00+01:00[Europe/Oslo]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2021-12-13T00:00+01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1-12-13T01:00+01:00[Europe/Oslo]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string" calcext:value-type="string">
            <text:p>2021-12-13T02:00+01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1-12-13T03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1-12-13T04:00+01:00[Europe/Oslo]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1-12-13T05:00+01:00[Europe/Oslo]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021-12-13T06:00+01:00[Europe/Oslo]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2021-12-13T07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1-12-13T08:00+01:00[Europe/Oslo]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1-12-13T09:00+01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1-12-13T10:00+01:00[Europe/Oslo]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1-12-13T11:00+01:00[Europe/Oslo]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2021-12-13T12:00+01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1-12-13T13:00+01:00[Europe/Oslo]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2021-12-13T14:00+01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1-12-13T15:00+01:00[Europe/Oslo]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2021-12-13T16:00+01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1-12-13T17:00+01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1-12-13T18:00+01:00[Europe/Oslo]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2021-12-13T19:00+01:00[Europe/Oslo]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2021-12-13T20:00+01:00[Europe/Oslo]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2021-12-13T21:00+01:00[Europe/Oslo]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021-12-13T22:00+01:00[Europe/Oslo]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2021-12-13T23:00+01:00[Europe/Oslo]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2021-12-14T00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1-12-14T01:00+01:00[Europe/Oslo]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2021-12-14T02:00+01:00[Europe/Oslo]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2021-12-14T03:00+01:00[Europe/Oslo]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21-12-14T04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1-12-14T05:00+01:00[Europe/Oslo]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string" calcext:value-type="string">
            <text:p>2021-12-14T06:00+01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1-12-14T07:00+01:00[Europe/Oslo]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2021-12-14T08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1-12-14T09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1-12-14T10:00+01:00[Europe/Oslo]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2021-12-14T11:00+01:00[Europe/Oslo]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021-12-14T12:00+01:00[Europe/Oslo]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2021-12-14T13:00+01:00[Europe/Oslo]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2021-12-14T14:00+01:00[Europe/Oslo]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2021-12-14T15:00+01:00[Europe/Oslo]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2021-12-14T16:00+01:00[Europe/Oslo]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2021-12-14T17:00+01:00[Europe/Oslo]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string" calcext:value-type="string">
            <text:p>2021-12-14T18:00+01:00[Europe/Oslo]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2021-12-14T19:00+01:00[Europe/Oslo]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2021-12-14T20:00+01:00[Europe/Oslo]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2021-12-14T21:00+01:00[Europe/Oslo]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2021-12-14T22:00+01:00[Europe/Oslo]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string" calcext:value-type="string">
            <text:p>2021-12-14T23:00+01:00[Europe/Oslo]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2021-12-15T00:00+01:00[Europe/Oslo]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2021-12-15T01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1-12-15T02:00+01:00[Europe/Oslo]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2021-12-15T03:00+01:00[Europe/Oslo]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2021-12-15T04:00+01:00[Europe/Oslo]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2021-12-15T05:00+01:00[Europe/Oslo]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2021-12-15T06:00+01:00[Europe/Oslo]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string" calcext:value-type="string">
            <text:p>2021-12-15T07:00+01:00[Europe/Oslo]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2021-12-15T08:00+01:00[Europe/Oslo]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string" calcext:value-type="string">
            <text:p>2021-12-15T09:00+01:00[Europe/Oslo]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2021-12-15T10:00+01:00[Europe/Oslo]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2021-12-15T11:00+01:00[Europe/Oslo]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2021-12-15T12:00+01:00[Europe/Oslo]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1-12-15T13:00+01:00[Europe/Oslo]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2021-12-15T14:00+01:00[Europe/Oslo]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2021-12-15T15:00+01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1-12-15T16:00+01:00[Europe/Oslo]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1-12-15T17:00+01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1-12-15T18:00+01:00[Europe/Oslo]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2021-12-15T19:00+01:00[Europe/Oslo]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2021-12-15T20:00+01:00[Europe/Oslo]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2021-12-15T21:00+01:00[Europe/Oslo]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2021-12-15T22:00+01:00[Europe/Oslo]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2021-12-15T23:00+01:00[Europe/Oslo]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1-12-16T00:00+01:00[Europe/Oslo]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2021-12-16T01:00+01:00[Europe/Oslo]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2021-12-16T02:00+01:00[Europe/Oslo]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2021-12-16T03:00+01:00[Europe/Oslo]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2021-12-16T04:00+01:00[Europe/Oslo]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2021-12-16T05:00+01:00[Europe/Oslo]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2021-12-16T06:00+01:00[Europe/Oslo]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2021-12-16T07:00+01:00[Europe/Oslo]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1-12-16T08:00+01:00[Europe/Oslo]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2021-12-16T09:00+01:00[Europe/Oslo]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2021-12-16T10:00+01:00[Europe/Oslo]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2021-12-16T11:00+01:00[Europe/Oslo]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2021-12-16T12:00+01:00[Europe/Oslo]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2021-12-16T13:00+01:00[Europe/Oslo]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2021-12-16T14:00+01:00[Europe/Oslo]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2021-12-16T15:00+01:00[Europe/Oslo]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2021-12-16T16:00+01:00[Europe/Oslo]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2021-12-16T17:00+01:00[Europe/Oslo]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1-12-16T18:00+01:00[Europe/Oslo]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2021-12-16T19:00+01:00[Europe/Oslo]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2021-12-16T20:00+01:00[Europe/Oslo]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1-12-16T21:00+01:00[Europe/Oslo]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2021-12-16T22:00+01:00[Europe/Oslo]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2021-12-16T23:00+01:00[Europe/Oslo]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2021-12-17T00:00+01:00[Europe/Oslo]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2021-12-17T01:00+01:00[Europe/Oslo]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2021-12-17T02:00+01:00[Europe/Oslo]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21-12-17T03:00+01:00[Europe/Oslo]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2021-12-17T04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1-12-17T05:00+01:00[Europe/Oslo]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2021-12-17T06:00+01:00[Europe/Oslo]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2021-12-17T07:00+01:00[Europe/Oslo]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2021-12-17T08:00+01:00[Europe/Oslo]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2021-12-17T09:00+01:00[Europe/Oslo]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2021-12-17T10:00+01:00[Europe/Oslo]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2021-12-17T11:00+01:00[Europe/Oslo]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2021-12-17T12:00+01:00[Europe/Oslo]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2021-12-17T13:00+01:00[Europe/Oslo]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2021-12-17T14:00+01:00[Europe/Oslo]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string" calcext:value-type="string">
            <text:p>2021-12-17T15:00+01:00[Europe/Oslo]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string" calcext:value-type="string">
            <text:p>2021-12-17T16:00+01:00[Europe/Oslo]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2021-12-17T17:00+01:00[Europe/Oslo]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string" calcext:value-type="string">
            <text:p>2021-12-17T18:00+01:00[Europe/Oslo]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2021-12-17T19:00+01:00[Europe/Oslo]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2021-12-17T20:00+01:00[Europe/Oslo]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2021-12-17T21:00+01:00[Europe/Oslo]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2021-12-17T22:00+01:00[Europe/Oslo]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string" calcext:value-type="string">
            <text:p>2021-12-17T23:00+01:00[Europe/Oslo]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string" calcext:value-type="string">
            <text:p>2021-12-18T00:00+01:00[Europe/Oslo]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2021-12-18T01:00+01:00[Europe/Oslo]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2021-12-18T02:00+01:00[Europe/Oslo]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string" calcext:value-type="string">
            <text:p>2021-12-18T03:00+01:00[Europe/Oslo]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2021-12-18T04:00+01:00[Europe/Oslo]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2021-12-18T05:00+01:00[Europe/Oslo]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2021-12-18T06:00+01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1-12-18T07:00+01:00[Europe/Oslo]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2021-12-18T08:00+01:00[Europe/Oslo]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1-12-18T09:00+01:00[Europe/Oslo]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string" calcext:value-type="string">
            <text:p>2021-12-18T10:00+01:00[Europe/Oslo]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string" calcext:value-type="string">
            <text:p>2021-12-18T11:00+01:00[Europe/Oslo]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2021-12-18T12:00+01:00[Europe/Oslo]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1-12-18T13:00+01:00[Europe/Oslo]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1-12-18T14:00+01:00[Europe/Oslo]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2021-12-18T15:00+01:00[Europe/Oslo]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2021-12-18T16:00+01:00[Europe/Oslo]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2021-12-18T17:00+01:00[Europe/Oslo]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2021-12-18T18:00+01:00[Europe/Oslo]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2021-12-18T19:00+01:00[Europe/Oslo]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2021-12-18T20:00+01:00[Europe/Oslo]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2021-12-18T21:00+01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1-12-18T22:00+01:00[Europe/Oslo]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2021-12-18T23:00+01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1-12-19T00:00+01:00[Europe/Oslo]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2021-12-19T01:00+01:00[Europe/Oslo]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2021-12-19T02:00+01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1-12-19T03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1-12-19T04:00+01:00[Europe/Oslo]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1-12-19T05:00+01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1-12-19T06:00+01:00[Europe/Oslo]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2021-12-19T07:00+01:00[Europe/Oslo]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2021-12-19T08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1-12-19T09:00+01:00[Europe/Oslo]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2021-12-19T10:00+01:00[Europe/Oslo]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1-12-19T11:00+01:00[Europe/Oslo]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2021-12-19T12:00+01:00[Europe/Oslo]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1-12-19T13:00+01:00[Europe/Oslo]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2021-12-19T14:00+01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1-12-19T15:00+01:00[Europe/Oslo]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1-12-19T16:00+01:00[Europe/Oslo]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2021-12-19T17:00+01:00[Europe/Oslo]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2021-12-19T18:00+01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1-12-19T19:00+01:00[Europe/Oslo]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2021-12-19T20:00+01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1-12-19T21:00+01:00[Europe/Oslo]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1-12-19T22:00+01:00[Europe/Oslo]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2021-12-19T23:00+01:00[Europe/Oslo]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2021-12-20T00:00+01:00[Europe/Oslo]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2021-12-20T01:00+01:00[Europe/Oslo]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2021-12-20T02:00+01:00[Europe/Oslo]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2021-12-20T03:00+01:00[Europe/Oslo]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2021-12-20T04:00+01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1-12-20T05:00+01:00[Europe/Oslo]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2021-12-20T06:00+01:00[Europe/Oslo]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1-12-20T07:00+01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1-12-20T08:00+01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1-12-20T09:00+01:00[Europe/Oslo]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2021-12-20T10:00+01:00[Europe/Oslo]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2021-12-20T11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1-12-20T12:00+01:00[Europe/Oslo]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2021-12-20T13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1-12-20T14:00+01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1-12-20T15:00+01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1-12-20T16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1-12-20T17:00+01:00[Europe/Oslo]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2021-12-20T18:00+01:00[Europe/Oslo]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2021-12-20T19:00+01:00[Europe/Oslo]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021-12-20T20:00+01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1-12-20T21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1-12-20T22:00+01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1-12-20T23:00+01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1-12-21T00:00+01:00[Europe/Oslo]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string" calcext:value-type="string">
            <text:p>2021-12-21T01:00+01:00[Europe/Oslo]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string" calcext:value-type="string">
            <text:p>2021-12-21T02:00+01:00[Europe/Oslo]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2021-12-21T03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1-12-21T04:00+01:00[Europe/Oslo]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2021-12-21T05:00+01:00[Europe/Oslo]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2021-12-21T06:00+01:00[Europe/Oslo]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2021-12-21T07:00+01:00[Europe/Oslo]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2021-12-21T08:00+01:00[Europe/Oslo]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2021-12-21T09:00+01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1-12-21T10:00+01:00[Europe/Oslo]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2021-12-21T11:00+01:00[Europe/Oslo]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2021-12-21T12:00+01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1-12-21T13:00+01:00[Europe/Oslo]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2021-12-21T14:00+01:00[Europe/Oslo]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021-12-21T15:00+01:00[Europe/Oslo]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2021-12-21T16:00+01:00[Europe/Oslo]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string" calcext:value-type="string">
            <text:p>2021-12-21T17:00+01:00[Europe/Oslo]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2021-12-21T18:00+01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1-12-21T19:00+01:00[Europe/Oslo]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2021-12-21T20:00+01:00[Europe/Oslo]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2021-12-21T21:00+01:00[Europe/Oslo]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1-12-21T22:00+01:00[Europe/Oslo]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string" calcext:value-type="string">
            <text:p>2021-12-21T23:00+01:00[Europe/Oslo]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2021-12-22T00:00+01:00[Europe/Oslo]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2021-12-22T01:00+01:00[Europe/Oslo]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2021-12-22T02:00+01:00[Europe/Oslo]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2021-12-22T03:00+01:00[Europe/Oslo]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2021-12-22T04:00+01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1-12-22T05:00+01:00[Europe/Oslo]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2021-12-22T06:00+01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1-12-22T07:00+01:00[Europe/Oslo]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string" calcext:value-type="string">
            <text:p>2021-12-22T08:00+01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1-12-22T09:00+01:00[Europe/Oslo]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2021-12-22T10:00+01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1-12-22T11:00+01:00[Europe/Oslo]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2021-12-22T12:00+01:00[Europe/Oslo]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2021-12-22T13:00+01:00[Europe/Oslo]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2021-12-22T14:00+01:00[Europe/Oslo]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2021-12-22T15:00+01:00[Europe/Oslo]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>
          <table:table-cell office:value-type="string" calcext:value-type="string">
            <text:p>2021-12-22T16:00+01:00[Europe/Oslo]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2021-12-22T17:00+01:00[Europe/Oslo]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2021-12-22T18:00+01:00[Europe/Oslo]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2021-12-22T19:00+01:00[Europe/Oslo]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2021-12-22T20:00+01:00[Europe/Oslo]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2021-12-22T21:00+01:00[Europe/Oslo]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2021-12-22T22:00+01:00[Europe/Oslo]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string" calcext:value-type="string">
            <text:p>2021-12-22T23:00+01:00[Europe/Oslo]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string" calcext:value-type="string">
            <text:p>2021-12-23T00:00+01:00[Europe/Oslo]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string" calcext:value-type="string">
            <text:p>2021-12-23T01:00+01:00[Europe/Oslo]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2021-12-23T02:00+01:00[Europe/Oslo]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string" calcext:value-type="string">
            <text:p>2021-12-23T03:00+01:00[Europe/Oslo]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2021-12-23T04:00+01:00[Europe/Oslo]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2021-12-23T05:00+01:00[Europe/Oslo]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1-12-23T06:00+01:00[Europe/Oslo]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2021-12-23T07:00+01:00[Europe/Oslo]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string" calcext:value-type="string">
            <text:p>2021-12-23T08:00+01:00[Europe/Oslo]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2021-12-23T09:00+01:00[Europe/Oslo]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2021-12-23T10:00+01:00[Europe/Oslo]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1-12-23T11:00+01:00[Europe/Oslo]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2021-12-23T12:00+01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1-12-23T13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1-12-23T14:00+01:00[Europe/Oslo]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2021-12-23T15:00+01:00[Europe/Oslo]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21-12-23T16:00+01:00[Europe/Oslo]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string" calcext:value-type="string">
            <text:p>2021-12-23T17:00+01:00[Europe/Oslo]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1-12-23T18:00+01:00[Europe/Oslo]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string" calcext:value-type="string">
            <text:p>2021-12-23T19:00+01:00[Europe/Oslo]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2021-12-23T20:00+01:00[Europe/Oslo]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string" calcext:value-type="string">
            <text:p>2021-12-23T21:00+01:00[Europe/Oslo]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string" calcext:value-type="string">
            <text:p>2021-12-23T22:00+01:00[Europe/Oslo]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021-12-23T23:00+01:00[Europe/Oslo]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string" calcext:value-type="string">
            <text:p>2021-12-24T00:00+01:00[Europe/Oslo]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string" calcext:value-type="string">
            <text:p>2021-12-24T01:00+01:00[Europe/Oslo]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string" calcext:value-type="string">
            <text:p>2021-12-24T02:00+01:00[Europe/Oslo]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string" calcext:value-type="string">
            <text:p>2021-12-24T03:00+01:00[Europe/Oslo]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string" calcext:value-type="string">
            <text:p>2021-12-24T04:00+01:00[Europe/Oslo]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 office:value-type="string" calcext:value-type="string">
            <text:p>2021-12-24T05:00+01:00[Europe/Oslo]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string" calcext:value-type="string">
            <text:p>2021-12-24T06:00+01:00[Europe/Oslo]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string" calcext:value-type="string">
            <text:p>2021-12-24T07:00+01:00[Europe/Oslo]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2021-12-24T08:00+01:00[Europe/Oslo]</text:p>
          </table:table-cell>
          <table:table-cell office:value-type="float" office:value="1.179" calcext:value-type="float">
            <text:p>1.179</text:p>
          </table:table-cell>
        </table:table-row>
        <table:table-row table:style-name="ro1">
          <table:table-cell office:value-type="string" calcext:value-type="string">
            <text:p>2021-12-24T09:00+01:00[Europe/Oslo]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string" calcext:value-type="string">
            <text:p>2021-12-24T10:00+01:00[Europe/Oslo]</text:p>
          </table:table-cell>
          <table:table-cell office:value-type="float" office:value="1.139" calcext:value-type="float">
            <text:p>1.139</text:p>
          </table:table-cell>
        </table:table-row>
        <table:table-row table:style-name="ro1">
          <table:table-cell office:value-type="string" calcext:value-type="string">
            <text:p>2021-12-24T11:00+01:00[Europe/Oslo]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2021-12-24T12:00+01:00[Europe/Oslo]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2021-12-24T13:00+01:00[Europe/Oslo]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2021-12-24T14:00+01:00[Europe/Oslo]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2021-12-24T15:00+01:00[Europe/Oslo]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string" calcext:value-type="string">
            <text:p>2021-12-24T16:00+01:00[Europe/Oslo]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string" calcext:value-type="string">
            <text:p>2021-12-24T17:00+01:00[Europe/Oslo]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2021-12-24T18:00+01:00[Europe/Oslo]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2021-12-24T19:00+01:00[Europe/Oslo]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2021-12-24T20:00+01:00[Europe/Oslo]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string" calcext:value-type="string">
            <text:p>2021-12-24T21:00+01:00[Europe/Oslo]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2021-12-24T22:00+01:00[Europe/Oslo]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string" calcext:value-type="string">
            <text:p>2021-12-24T23:00+01:00[Europe/Oslo]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2021-12-25T00:00+01:00[Europe/Oslo]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2021-12-25T01:00+01:00[Europe/Oslo]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2021-12-25T02:00+01:00[Europe/Oslo]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string" calcext:value-type="string">
            <text:p>2021-12-25T03:00+01:00[Europe/Oslo]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2021-12-25T04:00+01:00[Europe/Oslo]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string" calcext:value-type="string">
            <text:p>2021-12-25T05:00+01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1-12-25T06:00+01:00[Europe/Oslo]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2021-12-25T07:00+01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1-12-25T08:00+01:00[Europe/Oslo]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2021-12-25T09:00+01:00[Europe/Oslo]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2021-12-25T10:00+01:00[Europe/Oslo]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2021-12-25T11:00+01:00[Europe/Oslo]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2021-12-25T12:00+01:00[Europe/Oslo]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2021-12-25T13:00+01:00[Europe/Oslo]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2021-12-25T14:00+01:00[Europe/Oslo]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2021-12-25T15:00+01:00[Europe/Oslo]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2021-12-25T16:00+01:00[Europe/Oslo]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2021-12-25T17:00+01:00[Europe/Oslo]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2021-12-25T18:00+01:00[Europe/Oslo]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021-12-25T19:00+01:00[Europe/Oslo]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2021-12-25T20:00+01:00[Europe/Oslo]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1-12-25T21:00+01:00[Europe/Oslo]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2021-12-25T22:00+01:00[Europe/Oslo]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2021-12-25T23:00+01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1-12-26T00:00+01:00[Europe/Oslo]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2021-12-26T01:00+01:00[Europe/Oslo]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2021-12-26T02:00+01:00[Europe/Oslo]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2021-12-26T03:00+01:00[Europe/Oslo]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2021-12-26T04:00+01:00[Europe/Oslo]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2021-12-26T05:00+01:00[Europe/Oslo]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2021-12-26T06:00+01:00[Europe/Oslo]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2021-12-26T07:00+01:00[Europe/Oslo]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2021-12-26T08:00+01:00[Europe/Oslo]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string" calcext:value-type="string">
            <text:p>2021-12-26T09:00+01:00[Europe/Oslo]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2021-12-26T10:00+01:00[Europe/Oslo]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string" calcext:value-type="string">
            <text:p>2021-12-26T11:00+01:00[Europe/Oslo]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1-12-26T12:00+01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1-12-26T13:00+01:00[Europe/Oslo]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2021-12-26T14:00+01:00[Europe/Oslo]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2021-12-26T15:00+01:00[Europe/Oslo]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2021-12-26T16:00+01:00[Europe/Oslo]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2021-12-26T17:00+01:00[Europe/Oslo]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21-12-26T18:00+01:00[Europe/Oslo]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2021-12-26T19:00+01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1-12-26T20:00+01:00[Europe/Oslo]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2021-12-26T21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1-12-26T22:00+01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1-12-26T23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1-12-27T00:00+01:00[Europe/Oslo]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2021-12-27T01:00+01:00[Europe/Oslo]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021-12-27T02:00+01:00[Europe/Oslo]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string" calcext:value-type="string">
            <text:p>2021-12-27T03:00+01:00[Europe/Oslo]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2021-12-27T04:00+01:00[Europe/Oslo]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2021-12-27T05:00+01:00[Europe/Oslo]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2021-12-27T06:00+01:00[Europe/Oslo]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2021-12-27T07:00+01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1-12-27T08:00+01:00[Europe/Oslo]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string" calcext:value-type="string">
            <text:p>2021-12-27T09:00+01:00[Europe/Oslo]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2021-12-27T10:00+01:00[Europe/Oslo]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2021-12-27T11:00+01:00[Europe/Oslo]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2021-12-27T12:00+01:00[Europe/Oslo]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string" calcext:value-type="string">
            <text:p>2021-12-27T13:00+01:00[Europe/Oslo]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2021-12-27T14:00+01:00[Europe/Oslo]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2021-12-27T15:00+01:00[Europe/Oslo]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string" calcext:value-type="string">
            <text:p>2021-12-27T16:00+01:00[Europe/Oslo]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string" calcext:value-type="string">
            <text:p>2021-12-27T17:00+01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1-12-27T18:00+01:00[Europe/Oslo]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string" calcext:value-type="string">
            <text:p>2021-12-27T19:00+01:00[Europe/Oslo]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string" calcext:value-type="string">
            <text:p>2021-12-27T20:00+01:00[Europe/Oslo]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string" calcext:value-type="string">
            <text:p>2021-12-27T21:00+01:00[Europe/Oslo]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2021-12-27T22:00+01:00[Europe/Oslo]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string" calcext:value-type="string">
            <text:p>2021-12-27T23:00+01:00[Europe/Oslo]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2021-12-28T00:00+01:00[Europe/Oslo]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2021-12-28T01:00+01:00[Europe/Oslo]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string" calcext:value-type="string">
            <text:p>2021-12-28T02:00+01:00[Europe/Oslo]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string" calcext:value-type="string">
            <text:p>2021-12-28T03:00+01:00[Europe/Oslo]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>
          <table:table-cell office:value-type="string" calcext:value-type="string">
            <text:p>2021-12-28T04:00+01:00[Europe/Oslo]</text:p>
          </table:table-cell>
          <table:table-cell office:value-type="float" office:value="1.133" calcext:value-type="float">
            <text:p>1.133</text:p>
          </table:table-cell>
        </table:table-row>
        <table:table-row table:style-name="ro1">
          <table:table-cell office:value-type="string" calcext:value-type="string">
            <text:p>2021-12-28T05:00+01:00[Europe/Oslo]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2021-12-28T06:00+01:00[Europe/Oslo]</text:p>
          </table:table-cell>
          <table:table-cell office:value-type="float" office:value="1.128" calcext:value-type="float">
            <text:p>1.128</text:p>
          </table:table-cell>
        </table:table-row>
        <table:table-row table:style-name="ro1">
          <table:table-cell office:value-type="string" calcext:value-type="string">
            <text:p>2021-12-28T07:00+01:00[Europe/Oslo]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2021-12-28T08:00+01:00[Europe/Oslo]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string" calcext:value-type="string">
            <text:p>2021-12-28T09:00+01:00[Europe/Oslo]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2021-12-28T10:00+01:00[Europe/Oslo]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string" calcext:value-type="string">
            <text:p>2021-12-28T11:00+01:00[Europe/Oslo]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string" calcext:value-type="string">
            <text:p>2021-12-28T12:00+01:00[Europe/Oslo]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2021-12-28T13:00+01:00[Europe/Oslo]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2021-12-28T14:00+01:00[Europe/Oslo]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2021-12-28T15:00+01:00[Europe/Oslo]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021-12-28T16:00+01:00[Europe/Oslo]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string" calcext:value-type="string">
            <text:p>2021-12-28T17:00+01:00[Europe/Oslo]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2021-12-28T18:00+01:00[Europe/Oslo]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string" calcext:value-type="string">
            <text:p>2021-12-28T19:00+01:00[Europe/Oslo]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2021-12-28T20:00+01:00[Europe/Oslo]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021-12-28T21:00+01:00[Europe/Oslo]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string" calcext:value-type="string">
            <text:p>2021-12-28T22:00+01:00[Europe/Oslo]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string" calcext:value-type="string">
            <text:p>2021-12-28T23:00+01:00[Europe/Oslo]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21-12-29T00:00+01:00[Europe/Oslo]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string" calcext:value-type="string">
            <text:p>2021-12-29T01:00+01:00[Europe/Oslo]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2021-12-29T02:00+01:00[Europe/Oslo]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string" calcext:value-type="string">
            <text:p>2021-12-29T03:00+01:00[Europe/Oslo]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2021-12-29T04:00+01:00[Europe/Oslo]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string" calcext:value-type="string">
            <text:p>2021-12-29T05:00+01:00[Europe/Oslo]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string" calcext:value-type="string">
            <text:p>2021-12-29T06:00+01:00[Europe/Oslo]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021-12-29T07:00+01:00[Europe/Oslo]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string" calcext:value-type="string">
            <text:p>2021-12-29T08:00+01:00[Europe/Oslo]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>
          <table:table-cell office:value-type="string" calcext:value-type="string">
            <text:p>2021-12-29T09:00+01:00[Europe/Oslo]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021-12-29T10:00+01:00[Europe/Oslo]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2021-12-29T11:00+01:00[Europe/Oslo]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21-12-29T12:00+01:00[Europe/Oslo]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string" calcext:value-type="string">
            <text:p>2021-12-29T13:00+01:00[Europe/Oslo]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2021-12-29T14:00+01:00[Europe/Oslo]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string" calcext:value-type="string">
            <text:p>2021-12-29T15:00+01:00[Europe/Oslo]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2021-12-29T16:00+01:00[Europe/Oslo]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2021-12-29T17:00+01:00[Europe/Oslo]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string" calcext:value-type="string">
            <text:p>2021-12-29T18:00+01:00[Europe/Oslo]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string" calcext:value-type="string">
            <text:p>2021-12-29T19:00+01:00[Europe/Oslo]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2021-12-29T20:00+01:00[Europe/Oslo]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2021-12-29T21:00+01:00[Europe/Oslo]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string" calcext:value-type="string">
            <text:p>2021-12-29T22:00+01:00[Europe/Oslo]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string" calcext:value-type="string">
            <text:p>2021-12-29T23:00+01:00[Europe/Oslo]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string" calcext:value-type="string">
            <text:p>2021-12-30T00:00+01:00[Europe/Oslo]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string" calcext:value-type="string">
            <text:p>2021-12-30T01:00+01:00[Europe/Oslo]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string" calcext:value-type="string">
            <text:p>2021-12-30T02:00+01:00[Europe/Oslo]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2021-12-30T03:00+01:00[Europe/Oslo]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1-12-30T04:00+01:00[Europe/Oslo]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2021-12-30T05:00+01:00[Europe/Oslo]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2021-12-30T06:00+01:00[Europe/Oslo]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2021-12-30T07:00+01:00[Europe/Oslo]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string" calcext:value-type="string">
            <text:p>2021-12-30T08:00+01:00[Europe/Oslo]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string" calcext:value-type="string">
            <text:p>2021-12-30T09:00+01:00[Europe/Oslo]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2021-12-30T10:00+01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1-12-30T11:00+01:00[Europe/Oslo]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2021-12-30T12:00+01:00[Europe/Oslo]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2021-12-30T13:00+01:00[Europe/Oslo]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2021-12-30T14:00+01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1-12-30T15:00+01:00[Europe/Oslo]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2021-12-30T16:00+01:00[Europe/Oslo]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2021-12-30T17:00+01:00[Europe/Oslo]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2021-12-30T18:00+01:00[Europe/Oslo]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2021-12-30T19:00+01:00[Europe/Oslo]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2021-12-30T20:00+01:00[Europe/Oslo]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2021-12-30T21:00+01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1-12-30T22:00+01:00[Europe/Oslo]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2021-12-30T23:00+01:00[Europe/Oslo]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2021-12-31T00:00+01:00[Europe/Oslo]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21-12-31T01:00+01:00[Europe/Oslo]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21-12-31T02:00+01:00[Europe/Oslo]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2021-12-31T03:00+01:00[Europe/Oslo]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string" calcext:value-type="string">
            <text:p>2021-12-31T04:00+01:00[Europe/Oslo]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2021-12-31T05:00+01:00[Europe/Oslo]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1-12-31T06:00+01:00[Europe/Oslo]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21-12-31T07:00+01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1-12-31T08:00+01:00[Europe/Oslo]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2021-12-31T09:00+01:00[Europe/Oslo]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1-12-31T10:00+01:00[Europe/Oslo]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021-12-31T11:00+01:00[Europe/Oslo]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2021-12-31T12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1-12-31T13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1-12-31T14:00+01:00[Europe/Oslo]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2021-12-31T15:00+01:00[Europe/Oslo]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2021-12-31T16:00+01:00[Europe/Oslo]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2021-12-31T17:00+01:00[Europe/Oslo]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2021-12-31T18:00+01:00[Europe/Oslo]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21-12-31T19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1-12-31T20:00+01:00[Europe/Oslo]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string" calcext:value-type="string">
            <text:p>2021-12-31T21:00+01:00[Europe/Oslo]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2021-12-31T22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1-12-31T23:00+01:00[Europe/Oslo]</text:p>
          </table:table-cell>
          <table:table-cell office:value-type="float" office:value="0.79" calcext:value-type="float">
            <text:p>0.79</text:p>
          </table:table-cell>
        </table:table-row>
      </table:table>
      <table:table table:name="202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2022-01-01T00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2-01-01T01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2-01-01T02:00+01:00[Europe/Oslo]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2022-01-01T03:00+01:00[Europe/Oslo]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2022-01-01T04:00+01:00[Europe/Oslo]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2022-01-01T05:00+01:00[Europe/Oslo]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2-01-01T06:00+01:00[Europe/Oslo]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2022-01-01T07:00+01:00[Europe/Oslo]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2-01-01T08:00+01:00[Europe/Oslo]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2022-01-01T09:00+01:00[Europe/Oslo]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2022-01-01T10:00+01:00[Europe/Oslo]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2-01-01T11:00+01:00[Europe/Oslo]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2022-01-01T12:00+01:00[Europe/Oslo]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2022-01-01T13:00+01:00[Europe/Oslo]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2022-01-01T14:00+01:00[Europe/Oslo]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2022-01-01T15:00+01:00[Europe/Oslo]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2022-01-01T16:00+01:00[Europe/Oslo]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2022-01-01T17:00+01:00[Europe/Oslo]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string" calcext:value-type="string">
            <text:p>2022-01-01T18:00+01:00[Europe/Oslo]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22-01-01T19:00+01:00[Europe/Oslo]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2022-01-01T20:00+01:00[Europe/Oslo]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2022-01-01T21:00+01:00[Europe/Oslo]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2022-01-01T22:00+01:00[Europe/Oslo]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2022-01-01T23:00+01:00[Europe/Oslo]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22-01-02T00:00+01:00[Europe/Oslo]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2022-01-02T01:00+01:00[Europe/Oslo]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2022-01-02T02:00+01:00[Europe/Oslo]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string" calcext:value-type="string">
            <text:p>2022-01-02T03:00+01:00[Europe/Oslo]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2022-01-02T04:00+01:00[Europe/Oslo]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2022-01-02T05:00+01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2-01-02T06:00+01:00[Europe/Oslo]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2022-01-02T07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2-01-02T08:00+01:00[Europe/Oslo]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2022-01-02T09:00+01:00[Europe/Oslo]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2022-01-02T10:00+01:00[Europe/Oslo]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2022-01-02T11:00+01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2-01-02T12:00+01:00[Europe/Oslo]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2022-01-02T13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2-01-02T14:00+01:00[Europe/Oslo]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2022-01-02T15:00+01:00[Europe/Oslo]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string" calcext:value-type="string">
            <text:p>2022-01-02T16:00+01:00[Europe/Oslo]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2022-01-02T17:00+01:00[Europe/Oslo]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2022-01-02T18:00+01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2-01-02T19:00+01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2-01-02T20:00+01:00[Europe/Oslo]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2-01-02T21:00+01:00[Europe/Oslo]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2022-01-02T22:00+01:00[Europe/Oslo]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2022-01-02T23:00+01:00[Europe/Oslo]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2022-01-03T00:00+01:00[Europe/Oslo]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22-01-03T01:00+01:00[Europe/Oslo]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2022-01-03T02:00+01:00[Europe/Oslo]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2022-01-03T03:00+01:00[Europe/Oslo]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2022-01-03T04:00+01:00[Europe/Oslo]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22-01-03T05:00+01:00[Europe/Oslo]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2022-01-03T06:00+01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2-01-03T07:00+01:00[Europe/Oslo]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string" calcext:value-type="string">
            <text:p>2022-01-03T08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2-01-03T09:00+01:00[Europe/Oslo]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2022-01-03T10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2-01-03T11:00+01:00[Europe/Oslo]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2022-01-03T12:00+01:00[Europe/Oslo]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2022-01-03T13:00+01:00[Europe/Oslo]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2022-01-03T14:00+01:00[Europe/Oslo]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2022-01-03T15:00+01:00[Europe/Oslo]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2022-01-03T16:00+01:00[Europe/Oslo]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2022-01-03T17:00+01:00[Europe/Oslo]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2022-01-03T18:00+01:00[Europe/Oslo]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string" calcext:value-type="string">
            <text:p>2022-01-03T19:00+01:00[Europe/Oslo]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2022-01-03T20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2-01-03T21:00+01:00[Europe/Oslo]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2-01-03T22:00+01:00[Europe/Oslo]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2-01-03T23:00+01:00[Europe/Oslo]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string" calcext:value-type="string">
            <text:p>2022-01-04T00:00+01:00[Europe/Oslo]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2022-01-04T01:00+01:00[Europe/Oslo]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2022-01-04T02:00+01:00[Europe/Oslo]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2-01-04T03:00+01:00[Europe/Oslo]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2022-01-04T04:00+01:00[Europe/Oslo]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2-01-04T05:00+01:00[Europe/Oslo]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2022-01-04T06:00+01:00[Europe/Oslo]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>
          <table:table-cell office:value-type="string" calcext:value-type="string">
            <text:p>2022-01-04T07:00+01:00[Europe/Oslo]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string" calcext:value-type="string">
            <text:p>2022-01-04T08:00+01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2-01-04T09:00+01:00[Europe/Oslo]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string" calcext:value-type="string">
            <text:p>2022-01-04T10:00+01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2-01-04T11:00+01:00[Europe/Oslo]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2022-01-04T12:00+01:00[Europe/Oslo]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2022-01-04T13:00+01:00[Europe/Oslo]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string" calcext:value-type="string">
            <text:p>2022-01-04T14:00+01:00[Europe/Oslo]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2022-01-04T15:00+01:00[Europe/Oslo]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2022-01-04T16:00+01:00[Europe/Oslo]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2022-01-04T17:00+01:00[Europe/Oslo]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string" calcext:value-type="string">
            <text:p>2022-01-04T18:00+01:00[Europe/Oslo]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2022-01-04T19:00+01:00[Europe/Oslo]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string" calcext:value-type="string">
            <text:p>2022-01-04T20:00+01:00[Europe/Oslo]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string" calcext:value-type="string">
            <text:p>2022-01-04T21:00+01:00[Europe/Oslo]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string" calcext:value-type="string">
            <text:p>2022-01-04T22:00+01:00[Europe/Oslo]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string" calcext:value-type="string">
            <text:p>2022-01-04T23:00+01:00[Europe/Oslo]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string" calcext:value-type="string">
            <text:p>2022-01-05T00:00+01:00[Europe/Oslo]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string" calcext:value-type="string">
            <text:p>2022-01-05T01:00+01:00[Europe/Oslo]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string" calcext:value-type="string">
            <text:p>2022-01-05T02:00+01:00[Europe/Oslo]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2022-01-05T03:00+01:00[Europe/Oslo]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string" calcext:value-type="string">
            <text:p>2022-01-05T04:00+01:00[Europe/Oslo]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string" calcext:value-type="string">
            <text:p>2022-01-05T05:00+01:00[Europe/Oslo]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string" calcext:value-type="string">
            <text:p>2022-01-05T06:00+01:00[Europe/Oslo]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2022-01-05T07:00+01:00[Europe/Oslo]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string" calcext:value-type="string">
            <text:p>2022-01-05T08:00+01:00[Europe/Oslo]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2022-01-05T09:00+01:00[Europe/Oslo]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string" calcext:value-type="string">
            <text:p>2022-01-05T10:00+01:00[Europe/Oslo]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2022-01-05T11:00+01:00[Europe/Oslo]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2022-01-05T12:00+01:00[Europe/Oslo]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string" calcext:value-type="string">
            <text:p>2022-01-05T13:00+01:00[Europe/Oslo]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string" calcext:value-type="string">
            <text:p>2022-01-05T14:00+01:00[Europe/Oslo]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2022-01-05T15:00+01:00[Europe/Oslo]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2022-01-05T16:00+01:00[Europe/Oslo]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2022-01-05T17:00+01:00[Europe/Oslo]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2022-01-05T18:00+01:00[Europe/Oslo]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string" calcext:value-type="string">
            <text:p>2022-01-05T19:00+01:00[Europe/Oslo]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string" calcext:value-type="string">
            <text:p>2022-01-05T20:00+01:00[Europe/Oslo]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2022-01-05T21:00+01:00[Europe/Oslo]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2022-01-05T22:00+01:00[Europe/Oslo]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2022-01-05T23:00+01:00[Europe/Oslo]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2022-01-06T00:00+01:00[Europe/Oslo]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2022-01-06T01:00+01:00[Europe/Oslo]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2022-01-06T02:00+01:00[Europe/Oslo]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2022-01-06T03:00+01:00[Europe/Oslo]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string" calcext:value-type="string">
            <text:p>2022-01-06T04:00+01:00[Europe/Oslo]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2022-01-06T05:00+01:00[Europe/Oslo]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2022-01-06T06:00+01:00[Europe/Oslo]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string" calcext:value-type="string">
            <text:p>2022-01-06T07:00+01:00[Europe/Oslo]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string" calcext:value-type="string">
            <text:p>2022-01-06T08:00+01:00[Europe/Oslo]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2022-01-06T09:00+01:00[Europe/Oslo]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string" calcext:value-type="string">
            <text:p>2022-01-06T10:00+01:00[Europe/Oslo]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string" calcext:value-type="string">
            <text:p>2022-01-06T11:00+01:00[Europe/Oslo]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22-01-06T12:00+01:00[Europe/Oslo]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string" calcext:value-type="string">
            <text:p>2022-01-06T13:00+01:00[Europe/Oslo]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string" calcext:value-type="string">
            <text:p>2022-01-06T14:00+01:00[Europe/Oslo]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2022-01-06T15:00+01:00[Europe/Oslo]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string" calcext:value-type="string">
            <text:p>2022-01-06T16:00+01:00[Europe/Oslo]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2022-01-06T17:00+01:00[Europe/Oslo]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2022-01-06T18:00+01:00[Europe/Oslo]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2022-01-06T19:00+01:00[Europe/Oslo]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2022-01-06T20:00+01:00[Europe/Oslo]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string" calcext:value-type="string">
            <text:p>2022-01-06T21:00+01:00[Europe/Oslo]</text:p>
          </table:table-cell>
          <table:table-cell office:value-type="float" office:value="1.157" calcext:value-type="float">
            <text:p>1.157</text:p>
          </table:table-cell>
        </table:table-row>
        <table:table-row table:style-name="ro1">
          <table:table-cell office:value-type="string" calcext:value-type="string">
            <text:p>2022-01-06T22:00+01:00[Europe/Oslo]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string" calcext:value-type="string">
            <text:p>2022-01-06T23:00+01:00[Europe/Oslo]</text:p>
          </table:table-cell>
          <table:table-cell office:value-type="float" office:value="1.147" calcext:value-type="float">
            <text:p>1.147</text:p>
          </table:table-cell>
        </table:table-row>
        <table:table-row table:style-name="ro1">
          <table:table-cell office:value-type="string" calcext:value-type="string">
            <text:p>2022-01-07T00:00+01:00[Europe/Oslo]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 office:value-type="string" calcext:value-type="string">
            <text:p>2022-01-07T01:00+01:00[Europe/Oslo]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 office:value-type="string" calcext:value-type="string">
            <text:p>2022-01-07T02:00+01:00[Europe/Oslo]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2022-01-07T03:00+01:00[Europe/Oslo]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string" calcext:value-type="string">
            <text:p>2022-01-07T04:00+01:00[Europe/Oslo]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string" calcext:value-type="string">
            <text:p>2022-01-07T05:00+01:00[Europe/Oslo]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022-01-07T06:00+01:00[Europe/Oslo]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string" calcext:value-type="string">
            <text:p>2022-01-07T07:00+01:00[Europe/Oslo]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2022-01-07T08:00+01:00[Europe/Oslo]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string" calcext:value-type="string">
            <text:p>2022-01-07T09:00+01:00[Europe/Oslo]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2-01-07T10:00+01:00[Europe/Oslo]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2022-01-07T11:00+01:00[Europe/Oslo]</text:p>
          </table:table-cell>
          <table:table-cell office:value-type="float" office:value="1.031" calcext:value-type="float">
            <text:p>1.031</text:p>
          </table:table-cell>
        </table:table-row>
        <table:table-row table:style-name="ro1">
          <table:table-cell office:value-type="string" calcext:value-type="string">
            <text:p>2022-01-07T12:00+01:00[Europe/Oslo]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2022-01-07T13:00+01:00[Europe/Oslo]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string" calcext:value-type="string">
            <text:p>2022-01-07T14:00+01:00[Europe/Oslo]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string" calcext:value-type="string">
            <text:p>2022-01-07T15:00+01:00[Europe/Oslo]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2022-01-07T16:00+01:00[Europe/Oslo]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2-01-07T17:00+01:00[Europe/Oslo]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2022-01-07T18:00+01:00[Europe/Oslo]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2022-01-07T19:00+01:00[Europe/Oslo]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2-01-07T20:00+01:00[Europe/Oslo]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2022-01-07T21:00+01:00[Europe/Oslo]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2022-01-07T22:00+01:00[Europe/Oslo]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2022-01-07T23:00+01:00[Europe/Oslo]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2022-01-08T00:00+01:00[Europe/Oslo]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2022-01-08T01:00+01:00[Europe/Oslo]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2022-01-08T02:00+01:00[Europe/Oslo]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office:value-type="string" calcext:value-type="string">
            <text:p>2022-01-08T03:00+01:00[Europe/Oslo]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2022-01-08T04:00+01:00[Europe/Oslo]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2022-01-08T05:00+01:00[Europe/Oslo]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2022-01-08T06:00+01:00[Europe/Oslo]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2022-01-08T07:00+01:00[Europe/Oslo]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string" calcext:value-type="string">
            <text:p>2022-01-08T08:00+01:00[Europe/Oslo]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2022-01-08T09:00+01:00[Europe/Oslo]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2022-01-08T10:00+01:00[Europe/Oslo]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2-01-08T11:00+01:00[Europe/Oslo]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2022-01-08T12:00+01:00[Europe/Oslo]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2022-01-08T13:00+01:00[Europe/Oslo]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2022-01-08T14:00+01:00[Europe/Oslo]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2022-01-08T15:00+01:00[Europe/Oslo]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2022-01-08T16:00+01:00[Europe/Oslo]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string" calcext:value-type="string">
            <text:p>2022-01-08T17:00+01:00[Europe/Oslo]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2022-01-08T18:00+01:00[Europe/Oslo]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 office:value-type="string" calcext:value-type="string">
            <text:p>2022-01-08T19:00+01:00[Europe/Oslo]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string" calcext:value-type="string">
            <text:p>2022-01-08T20:00+01:00[Europe/Oslo]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2022-01-08T21:00+01:00[Europe/Oslo]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 office:value-type="string" calcext:value-type="string">
            <text:p>2022-01-08T22:00+01:00[Europe/Oslo]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2022-01-08T23:00+01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2-01-09T00:00+01:00[Europe/Oslo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2-01-09T01:00+01:00[Europe/Oslo]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2022-01-09T02:00+01:00[Europe/Oslo]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2022-01-09T03:00+01:00[Europe/Oslo]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2022-01-09T04:00+01:00[Europe/Oslo]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2022-01-09T05:00+01:00[Europe/Oslo]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2022-01-09T06:00+01:00[Europe/Oslo]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2022-01-09T07:00+01:00[Europe/Oslo]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2022-01-09T08:00+01:00[Europe/Oslo]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2022-01-09T09:00+01:00[Europe/Oslo]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2022-01-09T10:00+01:00[Europe/Oslo]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2022-01-09T11:00+01:00[Europe/Oslo]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2-01-09T12:00+01:00[Europe/Oslo]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string" calcext:value-type="string">
            <text:p>2022-01-09T13:00+01:00[Europe/Oslo]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2022-01-09T14:00+01:00[Europe/Oslo]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2022-01-09T15:00+01:00[Europe/Oslo]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2-01-09T16:00+01:00[Europe/Oslo]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2022-01-09T17:00+01:00[Europe/Oslo]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2022-01-09T18:00+01:00[Europe/Oslo]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2022-01-09T19:00+01:00[Europe/Oslo]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2-01-09T20:00+01:00[Europe/Oslo]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2-01-09T21:00+01:00[Europe/Oslo]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string" calcext:value-type="string">
            <text:p>2022-01-09T22:00+01:00[Europe/Oslo]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2022-01-09T23:00+01:00[Europe/Oslo]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string" calcext:value-type="string">
            <text:p>2022-01-10T00:00+01:00[Europe/Oslo]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2022-01-10T01:00+01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2-01-10T02:00+01:00[Europe/Oslo]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>
          <table:table-cell office:value-type="string" calcext:value-type="string">
            <text:p>2022-01-10T03:00+01:00[Europe/Oslo]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string" calcext:value-type="string">
            <text:p>2022-01-10T04:00+01:00[Europe/Oslo]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2022-01-10T05:00+01:00[Europe/Oslo]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2022-01-10T06:00+01:00[Europe/Oslo]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2022-01-10T07:00+01:00[Europe/Oslo]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string" calcext:value-type="string">
            <text:p>2022-01-10T08:00+01:00[Europe/Oslo]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string" calcext:value-type="string">
            <text:p>2022-01-10T09:00+01:00[Europe/Oslo]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2022-01-10T10:00+01:00[Europe/Oslo]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string" calcext:value-type="string">
            <text:p>2022-01-10T11:00+01:00[Europe/Oslo]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2022-01-10T12:00+01:00[Europe/Oslo]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2022-01-10T13:00+01:00[Europe/Oslo]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2022-01-10T14:00+01:00[Europe/Oslo]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2022-01-10T15:00+01:00[Europe/Oslo]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 office:value-type="string" calcext:value-type="string">
            <text:p>2022-01-10T16:00+01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2-01-10T17:00+01:00[Europe/Oslo]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2022-01-10T18:00+01:00[Europe/Oslo]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22-01-10T19:00+01:00[Europe/Oslo]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string" calcext:value-type="string">
            <text:p>2022-01-10T20:00+01:00[Europe/Oslo]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2022-01-10T21:00+01:00[Europe/Oslo]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string" calcext:value-type="string">
            <text:p>2022-01-10T22:00+01:00[Europe/Oslo]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2022-01-10T23:00+01:00[Europe/Oslo]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2022-01-11T00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2-01-11T01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2-01-11T02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2-01-11T03:00+01:00[Europe/Oslo]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2022-01-11T04:00+01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2-01-11T05:00+01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2-01-11T06:00+01:00[Europe/Oslo]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2022-01-11T07:00+01:00[Europe/Oslo]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2022-01-11T08:00+01:00[Europe/Oslo]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2022-01-11T09:00+01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2-01-11T10:00+01:00[Europe/Oslo]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2022-01-11T11:00+01:00[Europe/Oslo]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string" calcext:value-type="string">
            <text:p>2022-01-11T12:00+01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2-01-11T13:00+01:00[Europe/Oslo]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2022-01-11T14:00+01:00[Europe/Oslo]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2022-01-11T15:00+01:00[Europe/Oslo]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022-01-11T16:00+01:00[Europe/Oslo]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2022-01-11T17:00+01:00[Europe/Oslo]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2022-01-11T18:00+01:00[Europe/Oslo]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2022-01-11T19:00+01:00[Europe/Oslo]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string" calcext:value-type="string">
            <text:p>2022-01-11T20:00+01:00[Europe/Oslo]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2022-01-11T21:00+01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2-01-11T22:00+01:00[Europe/Oslo]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2022-01-11T23:00+01:00[Europe/Oslo]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2022-01-12T00:00+01:00[Europe/Oslo]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2022-01-12T01:00+01:00[Europe/Oslo]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2022-01-12T02:00+01:00[Europe/Oslo]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2022-01-12T03:00+01:00[Europe/Oslo]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string" calcext:value-type="string">
            <text:p>2022-01-12T04:00+01:00[Europe/Oslo]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2022-01-12T05:00+01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2-01-12T06:00+01:00[Europe/Oslo]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2022-01-12T07:00+01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2-01-12T08:00+01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2-01-12T09:00+01:00[Europe/Oslo]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2022-01-12T10:00+01:00[Europe/Oslo]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2022-01-12T11:00+01:00[Europe/Oslo]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2022-01-12T12:00+01:00[Europe/Oslo]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2022-01-12T13:00+01:00[Europe/Oslo]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2022-01-12T14:00+01:00[Europe/Oslo]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2022-01-12T15:00+01:00[Europe/Oslo]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2022-01-12T16:00+01:00[Europe/Oslo]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2022-01-12T17:00+01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2-01-12T18:00+01:00[Europe/Oslo]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2022-01-12T19:00+01:00[Europe/Oslo]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2-01-12T20:00+01:00[Europe/Oslo]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2022-01-12T21:00+01:00[Europe/Oslo]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2022-01-12T22:00+01:00[Europe/Oslo]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2022-01-12T23:00+01:00[Europe/Oslo]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2022-01-13T00:00+01:00[Europe/Oslo]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2022-01-13T01:00+01:00[Europe/Oslo]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2022-01-13T02:00+01:00[Europe/Oslo]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2022-01-13T03:00+01:00[Europe/Oslo]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string" calcext:value-type="string">
            <text:p>2022-01-13T04:00+01:00[Europe/Oslo]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2022-01-13T05:00+01:00[Europe/Oslo]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2022-01-13T06:00+01:00[Europe/Oslo]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2022-01-13T07:00+01:00[Europe/Oslo]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2022-01-13T08:00+01:00[Europe/Oslo]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2022-01-13T09:00+01:00[Europe/Oslo]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2022-01-13T10:00+01:00[Europe/Oslo]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2022-01-13T11:00+01:00[Europe/Oslo]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2022-01-13T12:00+01:00[Europe/Oslo]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2022-01-13T13:00+01:00[Europe/Oslo]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2022-01-13T14:00+01:00[Europe/Oslo]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2022-01-13T15:00+01:00[Europe/Oslo]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2022-01-13T16:00+01:00[Europe/Oslo]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2022-01-13T17:00+01:00[Europe/Oslo]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2022-01-13T18:00+01:00[Europe/Oslo]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2022-01-13T19:00+01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2-01-13T20:00+01:00[Europe/Oslo]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2022-01-13T21:00+01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2-01-13T22:00+01:00[Europe/Oslo]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2022-01-13T23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2-01-14T00:00+01:00[Europe/Oslo]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2022-01-14T01:00+01:00[Europe/Oslo]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2022-01-14T02:00+01:00[Europe/Oslo]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2022-01-14T03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2-01-14T04:00+01:00[Europe/Oslo]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2022-01-14T05:00+01:00[Europe/Oslo]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2022-01-14T06:00+01:00[Europe/Oslo]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2022-01-14T07:00+01:00[Europe/Oslo]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2022-01-14T08:00+01:00[Europe/Oslo]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2022-01-14T09:00+01:00[Europe/Oslo]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2022-01-14T10:00+01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2-01-14T11:00+01:00[Europe/Oslo]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2022-01-14T12:00+01:00[Europe/Oslo]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022-01-14T13:00+01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2-01-14T14:00+01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2-01-14T15:00+01:00[Europe/Oslo]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2022-01-14T16:00+01:00[Europe/Oslo]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2022-01-14T17:00+01:00[Europe/Oslo]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2022-01-14T18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2-01-14T19:00+01:00[Europe/Oslo]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2022-01-14T20:00+01:00[Europe/Oslo]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2022-01-14T21:00+01:00[Europe/Oslo]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2-01-14T22:00+01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2-01-14T23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2-01-15T00:00+01:00[Europe/Oslo]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2022-01-15T01:00+01:00[Europe/Oslo]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22-01-15T02:00+01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2-01-15T03:00+01:00[Europe/Oslo]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2022-01-15T04:00+01:00[Europe/Oslo]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2022-01-15T05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2-01-15T06:00+01:00[Europe/Oslo]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2022-01-15T07:00+01:00[Europe/Oslo]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2022-01-15T08:00+01:00[Europe/Oslo]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2022-01-15T09:00+01:00[Europe/Oslo]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2022-01-15T10:00+01:00[Europe/Oslo]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string" calcext:value-type="string">
            <text:p>2022-01-15T11:00+01:00[Europe/Oslo]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2022-01-15T12:00+01:00[Europe/Oslo]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2022-01-15T13:00+01:00[Europe/Oslo]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2022-01-15T14:00+01:00[Europe/Oslo]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2022-01-15T15:00+01:00[Europe/Oslo]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2022-01-15T16:00+01:00[Europe/Oslo]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string" calcext:value-type="string">
            <text:p>2022-01-15T17:00+01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2-01-15T18:00+01:00[Europe/Oslo]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2022-01-15T19:00+01:00[Europe/Oslo]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2022-01-15T20:00+01:00[Europe/Oslo]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2022-01-15T21:00+01:00[Europe/Oslo]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2022-01-15T22:00+01:00[Europe/Oslo]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string" calcext:value-type="string">
            <text:p>2022-01-15T23:00+01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2-01-16T00:00+01:00[Europe/Oslo]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2022-01-16T01:00+01:00[Europe/Oslo]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2022-01-16T02:00+01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2-01-16T03:00+01:00[Europe/Oslo]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2022-01-16T04:00+01:00[Europe/Oslo]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2022-01-16T05:00+01:00[Europe/Oslo]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2022-01-16T06:00+01:00[Europe/Oslo]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string" calcext:value-type="string">
            <text:p>2022-01-16T07:00+01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2-01-16T08:00+01:00[Europe/Oslo]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2022-01-16T09:00+01:00[Europe/Oslo]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2-01-16T10:00+01:00[Europe/Oslo]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2-01-16T11:00+01:00[Europe/Oslo]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2022-01-16T12:00+01:00[Europe/Oslo]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2022-01-16T13:00+01:00[Europe/Oslo]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2022-01-16T14:00+01:00[Europe/Oslo]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2022-01-16T15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2-01-16T16:00+01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2-01-16T17:00+01:00[Europe/Oslo]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2022-01-16T18:00+01:00[Europe/Oslo]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string" calcext:value-type="string">
            <text:p>2022-01-16T19:00+01:00[Europe/Oslo]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2022-01-16T20:00+01:00[Europe/Oslo]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2022-01-16T21:00+01:00[Europe/Oslo]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string" calcext:value-type="string">
            <text:p>2022-01-16T22:00+01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2-01-16T23:00+01:00[Europe/Oslo]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2022-01-17T00:00+01:00[Europe/Oslo]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2022-01-17T01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2-01-17T02:00+01:00[Europe/Oslo]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2022-01-17T03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2-01-17T04:00+01:00[Europe/Oslo]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2022-01-17T05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2-01-17T06:00+01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2-01-17T07:00+01:00[Europe/Oslo]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2022-01-17T08:00+01:00[Europe/Oslo]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2022-01-17T09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2-01-17T10:00+01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2-01-17T11:00+01:00[Europe/Oslo]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022-01-17T12:00+01:00[Europe/Oslo]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2022-01-17T13:00+01:00[Europe/Oslo]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string" calcext:value-type="string">
            <text:p>2022-01-17T14:00+01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2-01-17T15:00+01:00[Europe/Oslo]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2022-01-17T16:00+01:00[Europe/Oslo]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022-01-17T17:00+01:00[Europe/Oslo]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2022-01-17T18:00+01:00[Europe/Oslo]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022-01-17T19:00+01:00[Europe/Oslo]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2022-01-17T20:00+01:00[Europe/Oslo]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2-01-17T21:00+01:00[Europe/Oslo]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2022-01-17T22:00+01:00[Europe/Oslo]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2-01-17T23:00+01:00[Europe/Oslo]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2022-01-18T00:00+01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2-01-18T01:00+01:00[Europe/Oslo]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2-01-18T02:00+01:00[Europe/Oslo]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2022-01-18T03:00+01:00[Europe/Oslo]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2022-01-18T04:00+01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2-01-18T05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2-01-18T06:00+01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2-01-18T07:00+01:00[Europe/Oslo]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2022-01-18T08:00+01:00[Europe/Oslo]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2022-01-18T09:00+01:00[Europe/Oslo]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2022-01-18T10:00+01:00[Europe/Oslo]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2022-01-18T11:00+01:00[Europe/Oslo]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2022-01-18T12:00+01:00[Europe/Oslo]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2-01-18T13:00+01:00[Europe/Oslo]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022-01-18T14:00+01:00[Europe/Oslo]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2022-01-18T15:00+01:00[Europe/Oslo]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2022-01-18T16:00+01:00[Europe/Oslo]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2022-01-18T17:00+01:00[Europe/Oslo]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2022-01-18T18:00+01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2-01-18T19:00+01:00[Europe/Oslo]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2022-01-18T20:00+01:00[Europe/Oslo]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2022-01-18T21:00+01:00[Europe/Oslo]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2022-01-18T22:00+01:00[Europe/Oslo]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2022-01-18T23:00+01:00[Europe/Oslo]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2022-01-19T00:00+01:00[Europe/Oslo]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2022-01-19T01:00+01:00[Europe/Oslo]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2022-01-19T02:00+01:00[Europe/Oslo]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2022-01-19T03:00+01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2-01-19T04:00+01:00[Europe/Oslo]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2022-01-19T05:00+01:00[Europe/Oslo]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2022-01-19T06:00+01:00[Europe/Oslo]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2022-01-19T07:00+01:00[Europe/Oslo]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2022-01-19T08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2-01-19T09:00+01:00[Europe/Oslo]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2022-01-19T10:00+01:00[Europe/Oslo]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2022-01-19T11:00+01:00[Europe/Oslo]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string" calcext:value-type="string">
            <text:p>2022-01-19T12:00+01:00[Europe/Oslo]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2022-01-19T13:00+01:00[Europe/Oslo]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2022-01-19T14:00+01:00[Europe/Oslo]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2-01-19T15:00+01:00[Europe/Oslo]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2022-01-19T16:00+01:00[Europe/Oslo]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022-01-19T17:00+01:00[Europe/Oslo]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2022-01-19T18:00+01:00[Europe/Oslo]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2022-01-19T19:00+01:00[Europe/Oslo]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string" calcext:value-type="string">
            <text:p>2022-01-19T20:00+01:00[Europe/Oslo]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2022-01-19T21:00+01:00[Europe/Oslo]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string" calcext:value-type="string">
            <text:p>2022-01-19T22:00+01:00[Europe/Oslo]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2022-01-19T23:00+01:00[Europe/Oslo]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2022-01-20T00:00+01:00[Europe/Oslo]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2022-01-20T01:00+01:00[Europe/Oslo]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>
          <table:table-cell office:value-type="string" calcext:value-type="string">
            <text:p>2022-01-20T02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2-01-20T03:00+01:00[Europe/Oslo]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2022-01-20T04:00+01:00[Europe/Oslo]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2022-01-20T05:00+01:00[Europe/Oslo]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2022-01-20T06:00+01:00[Europe/Oslo]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string" calcext:value-type="string">
            <text:p>2022-01-20T07:00+01:00[Europe/Oslo]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2022-01-20T08:00+01:00[Europe/Oslo]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2022-01-20T09:00+01:00[Europe/Oslo]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2022-01-20T10:00+01:00[Europe/Oslo]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2022-01-20T11:00+01:00[Europe/Oslo]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2022-01-20T12:00+01:00[Europe/Oslo]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2022-01-20T13:00+01:00[Europe/Oslo]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2022-01-20T14:00+01:00[Europe/Oslo]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2022-01-20T15:00+01:00[Europe/Oslo]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2022-01-20T16:00+01:00[Europe/Oslo]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2022-01-20T17:00+01:00[Europe/Oslo]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22-01-20T18:00+01:00[Europe/Oslo]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2022-01-20T19:00+01:00[Europe/Oslo]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office:value-type="string" calcext:value-type="string">
            <text:p>2022-01-20T20:00+01:00[Europe/Oslo]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2022-01-20T21:00+01:00[Europe/Oslo]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2022-01-20T22:00+01:00[Europe/Oslo]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2022-01-20T23:00+01:00[Europe/Oslo]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2-01-21T00:00+01:00[Europe/Oslo]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2022-01-21T01:00+01:00[Europe/Oslo]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2022-01-21T02:00+01:00[Europe/Oslo]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2022-01-21T03:00+01:00[Europe/Oslo]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2022-01-21T04:00+01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2-01-21T05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2-01-21T06:00+01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2-01-21T07:00+01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2-01-21T08:00+01:00[Europe/Oslo]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2022-01-21T09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2-01-21T10:00+01:00[Europe/Oslo]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2022-01-21T11:00+01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2-01-21T12:00+01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2-01-21T13:00+01:00[Europe/Oslo]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2022-01-21T14:00+01:00[Europe/Oslo]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2022-01-21T15:00+01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2-01-21T16:00+01:00[Europe/Oslo]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2022-01-21T17:00+01:00[Europe/Oslo]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2022-01-21T18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2-01-21T19:00+01:00[Europe/Oslo]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string" calcext:value-type="string">
            <text:p>2022-01-21T20:00+01:00[Europe/Oslo]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2022-01-21T21:00+01:00[Europe/Oslo]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string" calcext:value-type="string">
            <text:p>2022-01-21T22:00+01:00[Europe/Oslo]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2022-01-21T23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2-01-22T00:00+01:00[Europe/Oslo]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2022-01-22T01:00+01:00[Europe/Oslo]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2022-01-22T02:00+01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2-01-22T03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2-01-22T04:00+01:00[Europe/Oslo]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2022-01-22T05:00+01:00[Europe/Oslo]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2022-01-22T06:00+01:00[Europe/Oslo]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022-01-22T07:00+01:00[Europe/Oslo]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2022-01-22T08:00+01:00[Europe/Oslo]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2022-01-22T09:00+01:00[Europe/Oslo]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2022-01-22T10:00+01:00[Europe/Oslo]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2022-01-22T11:00+01:00[Europe/Oslo]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022-01-22T12:00+01:00[Europe/Oslo]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2022-01-22T13:00+01:00[Europe/Oslo]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2022-01-22T14:00+01:00[Europe/Oslo]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2022-01-22T15:00+01:00[Europe/Oslo]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2022-01-22T16:00+01:00[Europe/Oslo]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2022-01-22T17:00+01:00[Europe/Oslo]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2022-01-22T18:00+01:00[Europe/Oslo]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2022-01-22T19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2-01-22T20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2-01-22T21:00+01:00[Europe/Oslo]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2022-01-22T22:00+01:00[Europe/Oslo]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2022-01-22T23:00+01:00[Europe/Oslo]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2022-01-23T00:00+01:00[Europe/Oslo]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2022-01-23T01:00+01:00[Europe/Oslo]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2022-01-23T02:00+01:00[Europe/Oslo]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2022-01-23T03:00+01:00[Europe/Oslo]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2022-01-23T04:00+01:00[Europe/Oslo]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2022-01-23T05:00+01:00[Europe/Oslo]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2022-01-23T06:00+01:00[Europe/Oslo]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2022-01-23T07:00+01:00[Europe/Oslo]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2022-01-23T08:00+01:00[Europe/Oslo]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2022-01-23T09:00+01:00[Europe/Oslo]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2022-01-23T10:00+01:00[Europe/Oslo]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2-01-23T11:00+01:00[Europe/Oslo]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2022-01-23T12:00+01:00[Europe/Oslo]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2022-01-23T13:00+01:00[Europe/Oslo]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2022-01-23T14:00+01:00[Europe/Oslo]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2022-01-23T15:00+01:00[Europe/Oslo]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2022-01-23T16:00+01:00[Europe/Oslo]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2022-01-23T17:00+01:00[Europe/Oslo]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22-01-23T18:00+01:00[Europe/Oslo]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2022-01-23T19:00+01:00[Europe/Oslo]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2022-01-23T20:00+01:00[Europe/Oslo]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2022-01-23T21:00+01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2-01-23T22:00+01:00[Europe/Oslo]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2022-01-23T23:00+01:00[Europe/Oslo]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2022-01-24T00:00+01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2-01-24T01:00+01:00[Europe/Oslo]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2022-01-24T02:00+01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2-01-24T03:00+01:00[Europe/Oslo]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2022-01-24T04:00+01:00[Europe/Oslo]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2022-01-24T05:00+01:00[Europe/Oslo]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2022-01-24T06:00+01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2-01-24T07:00+01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2-01-24T08:00+01:00[Europe/Oslo]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2022-01-24T09:00+01:00[Europe/Oslo]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2022-01-24T10:00+01:00[Europe/Oslo]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2022-01-24T11:00+01:00[Europe/Oslo]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022-01-24T12:00+01:00[Europe/Oslo]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2022-01-24T13:00+01:00[Europe/Oslo]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2022-01-24T14:00+01:00[Europe/Oslo]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2-01-24T15:00+01:00[Europe/Oslo]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22-01-24T16:00+01:00[Europe/Oslo]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2022-01-24T17:00+01:00[Europe/Oslo]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022-01-24T18:00+01:00[Europe/Oslo]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2022-01-24T19:00+01:00[Europe/Oslo]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2022-01-24T20:00+01:00[Europe/Oslo]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2022-01-24T21:00+01:00[Europe/Oslo]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2-01-24T22:00+01:00[Europe/Oslo]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2022-01-24T23:00+01:00[Europe/Oslo]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2-01-25T00:00+01:00[Europe/Oslo]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2022-01-25T01:00+01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2-01-25T02:00+01:00[Europe/Oslo]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2022-01-25T03:00+01:00[Europe/Oslo]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2022-01-25T04:00+01:00[Europe/Oslo]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2022-01-25T05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2-01-25T06:00+01:00[Europe/Oslo]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2022-01-25T07:00+01:00[Europe/Oslo]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2022-01-25T08:00+01:00[Europe/Oslo]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2022-01-25T09:00+01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2-01-25T10:00+01:00[Europe/Oslo]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2022-01-25T11:00+01:00[Europe/Oslo]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2022-01-25T12:00+01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2-01-25T13:00+01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2-01-25T14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2-01-25T15:00+01:00[Europe/Oslo]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2022-01-25T16:00+01:00[Europe/Oslo]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2022-01-25T17:00+01:00[Europe/Oslo]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2022-01-25T18:00+01:00[Europe/Oslo]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2022-01-25T19:00+01:00[Europe/Oslo]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2022-01-25T20:00+01:00[Europe/Oslo]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2022-01-25T21:00+01:00[Europe/Oslo]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2022-01-25T22:00+01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2-01-25T23:00+01:00[Europe/Oslo]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2022-01-26T00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2-01-26T01:00+01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2-01-26T02:00+01:00[Europe/Oslo]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2022-01-26T03:00+01:00[Europe/Oslo]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2022-01-26T04:00+01:00[Europe/Oslo]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2022-01-26T05:00+01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2-01-26T06:00+01:00[Europe/Oslo]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2022-01-26T07:00+01:00[Europe/Oslo]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2022-01-26T08:00+01:00[Europe/Oslo]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2022-01-26T09:00+01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2-01-26T10:00+01:00[Europe/Oslo]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2022-01-26T11:00+01:00[Europe/Oslo]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2022-01-26T12:00+01:00[Europe/Oslo]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2022-01-26T13:00+01:00[Europe/Oslo]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2022-01-26T14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2-01-26T15:00+01:00[Europe/Oslo]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2022-01-26T16:00+01:00[Europe/Oslo]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2022-01-26T17:00+01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2-01-26T18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2-01-26T19:00+01:00[Europe/Oslo]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2022-01-26T20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2-01-26T21:00+01:00[Europe/Oslo]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2022-01-26T22:00+01:00[Europe/Oslo]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2-01-26T23:00+01:00[Europe/Oslo]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2-01-27T00:00+01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2-01-27T01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2-01-27T02:00+01:00[Europe/Oslo]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2-01-27T03:00+01:00[Europe/Oslo]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2022-01-27T04:00+01:00[Europe/Oslo]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2-01-27T05:00+01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2-01-27T06:00+01:00[Europe/Oslo]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2022-01-27T07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2-01-27T08:00+01:00[Europe/Oslo]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2-01-27T09:00+01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2-01-27T10:00+01:00[Europe/Oslo]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2022-01-27T11:00+01:00[Europe/Oslo]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2022-01-27T12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2-01-27T13:00+01:00[Europe/Oslo]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2022-01-27T14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2-01-27T15:00+01:00[Europe/Oslo]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2-01-27T16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2-01-27T17:00+01:00[Europe/Oslo]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2022-01-27T18:00+01:00[Europe/Oslo]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22-01-27T19:00+01:00[Europe/Oslo]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2022-01-27T20:00+01:00[Europe/Oslo]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2022-01-27T21:00+01:00[Europe/Oslo]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2022-01-27T22:00+01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2-01-27T23:00+01:00[Europe/Oslo]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2022-01-28T00:00+01:00[Europe/Oslo]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2022-01-28T01:00+01:00[Europe/Oslo]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2022-01-28T02:00+01:00[Europe/Oslo]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string" calcext:value-type="string">
            <text:p>2022-01-28T03:00+01:00[Europe/Oslo]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2022-01-28T04:00+01:00[Europe/Oslo]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2022-01-28T05:00+01:00[Europe/Oslo]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string" calcext:value-type="string">
            <text:p>2022-01-28T06:00+01:00[Europe/Oslo]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2022-01-28T07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2-01-28T08:00+01:00[Europe/Oslo]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2022-01-28T09:00+01:00[Europe/Oslo]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2022-01-28T10:00+01:00[Europe/Oslo]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2022-01-28T11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2-01-28T12:00+01:00[Europe/Oslo]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2022-01-28T13:00+01:00[Europe/Oslo]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2022-01-28T14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2-01-28T15:00+01:00[Europe/Oslo]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2022-01-28T16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2-01-28T17:00+01:00[Europe/Oslo]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2-01-28T18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2-01-28T19:00+01:00[Europe/Oslo]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2022-01-28T20:00+01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2-01-28T21:00+01:00[Europe/Oslo]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2022-01-28T22:00+01:00[Europe/Oslo]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2022-01-28T23:00+01:00[Europe/Oslo]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2022-01-29T00:00+01:00[Europe/Oslo]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string" calcext:value-type="string">
            <text:p>2022-01-29T01:00+01:00[Europe/Oslo]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 office:value-type="string" calcext:value-type="string">
            <text:p>2022-01-29T02:00+01:00[Europe/Oslo]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string" calcext:value-type="string">
            <text:p>2022-01-29T03:00+01:00[Europe/Oslo]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2-01-29T04:00+01:00[Europe/Oslo]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2022-01-29T05:00+01:00[Europe/Oslo]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2022-01-29T06:00+01:00[Europe/Oslo]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2022-01-29T07:00+01:00[Europe/Oslo]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2022-01-29T08:00+01:00[Europe/Oslo]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2022-01-29T09:00+01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2-01-29T10:00+01:00[Europe/Oslo]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2022-01-29T11:00+01:00[Europe/Oslo]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2022-01-29T12:00+01:00[Europe/Oslo]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2022-01-29T13:00+01:00[Europe/Oslo]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2022-01-29T14:00+01:00[Europe/Oslo]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2022-01-29T15:00+01:00[Europe/Oslo]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2022-01-29T16:00+01:00[Europe/Oslo]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string" calcext:value-type="string">
            <text:p>2022-01-29T17:00+01:00[Europe/Oslo]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2022-01-29T18:00+01:00[Europe/Oslo]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string" calcext:value-type="string">
            <text:p>2022-01-29T19:00+01:00[Europe/Oslo]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string" calcext:value-type="string">
            <text:p>2022-01-29T20:00+01:00[Europe/Oslo]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string" calcext:value-type="string">
            <text:p>2022-01-29T21:00+01:00[Europe/Oslo]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2022-01-29T22:00+01:00[Europe/Oslo]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string" calcext:value-type="string">
            <text:p>2022-01-29T23:00+01:00[Europe/Oslo]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2022-01-30T00:00+01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2-01-30T01:00+01:00[Europe/Oslo]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2022-01-30T02:00+01:00[Europe/Oslo]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 office:value-type="string" calcext:value-type="string">
            <text:p>2022-01-30T03:00+01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2-01-30T04:00+01:00[Europe/Oslo]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2022-01-30T05:00+01:00[Europe/Oslo]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2-01-30T06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2-01-30T07:00+01:00[Europe/Oslo]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2022-01-30T08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2-01-30T09:00+01:00[Europe/Oslo]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string" calcext:value-type="string">
            <text:p>2022-01-30T10:00+01:00[Europe/Oslo]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string" calcext:value-type="string">
            <text:p>2022-01-30T11:00+01:00[Europe/Oslo]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string" calcext:value-type="string">
            <text:p>2022-01-30T12:00+01:00[Europe/Oslo]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string" calcext:value-type="string">
            <text:p>2022-01-30T13:00+01:00[Europe/Oslo]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string" calcext:value-type="string">
            <text:p>2022-01-30T14:00+01:00[Europe/Oslo]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string" calcext:value-type="string">
            <text:p>2022-01-30T15:00+01:00[Europe/Oslo]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string" calcext:value-type="string">
            <text:p>2022-01-30T16:00+01:00[Europe/Oslo]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2022-01-30T17:00+01:00[Europe/Oslo]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2022-01-30T18:00+01:00[Europe/Oslo]</text:p>
          </table:table-cell>
          <table:table-cell office:value-type="float" office:value="2.041" calcext:value-type="float">
            <text:p>2.041</text:p>
          </table:table-cell>
        </table:table-row>
        <table:table-row table:style-name="ro1">
          <table:table-cell office:value-type="string" calcext:value-type="string">
            <text:p>2022-01-30T19:00+01:00[Europe/Oslo]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string" calcext:value-type="string">
            <text:p>2022-01-30T20:00+01:00[Europe/Oslo]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string" calcext:value-type="string">
            <text:p>2022-01-30T21:00+01:00[Europe/Oslo]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2022-01-30T22:00+01:00[Europe/Oslo]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string" calcext:value-type="string">
            <text:p>2022-01-30T23:00+01:00[Europe/Oslo]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string" calcext:value-type="string">
            <text:p>2022-01-31T00:00+01:00[Europe/Oslo]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2022-01-31T01:00+01:00[Europe/Oslo]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2022-01-31T02:00+01:00[Europe/Oslo]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office:value-type="string" calcext:value-type="string">
            <text:p>2022-01-31T03:00+01:00[Europe/Oslo]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2022-01-31T04:00+01:00[Europe/Oslo]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string" calcext:value-type="string">
            <text:p>2022-01-31T05:00+01:00[Europe/Oslo]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string" calcext:value-type="string">
            <text:p>2022-01-31T06:00+01:00[Europe/Oslo]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022-01-31T07:00+01:00[Europe/Oslo]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string" calcext:value-type="string">
            <text:p>2022-01-31T08:00+01:00[Europe/Oslo]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string" calcext:value-type="string">
            <text:p>2022-01-31T09:00+01:00[Europe/Oslo]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 office:value-type="string" calcext:value-type="string">
            <text:p>2022-01-31T10:00+01:00[Europe/Oslo]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 office:value-type="string" calcext:value-type="string">
            <text:p>2022-01-31T11:00+01:00[Europe/Oslo]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 office:value-type="string" calcext:value-type="string">
            <text:p>2022-01-31T12:00+01:00[Europe/Oslo]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string" calcext:value-type="string">
            <text:p>2022-01-31T13:00+01:00[Europe/Oslo]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string" calcext:value-type="string">
            <text:p>2022-01-31T14:00+01:00[Europe/Oslo]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 office:value-type="string" calcext:value-type="string">
            <text:p>2022-01-31T15:00+01:00[Europe/Oslo]</text:p>
          </table:table-cell>
          <table:table-cell office:value-type="float" office:value="1.331" calcext:value-type="float">
            <text:p>1.331</text:p>
          </table:table-cell>
        </table:table-row>
        <table:table-row table:style-name="ro1">
          <table:table-cell office:value-type="string" calcext:value-type="string">
            <text:p>2022-01-31T16:00+01:00[Europe/Oslo]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string" calcext:value-type="string">
            <text:p>2022-01-31T17:00+01:00[Europe/Oslo]</text:p>
          </table:table-cell>
          <table:table-cell office:value-type="float" office:value="1.245" calcext:value-type="float">
            <text:p>1.245</text:p>
          </table:table-cell>
        </table:table-row>
        <table:table-row table:style-name="ro1">
          <table:table-cell office:value-type="string" calcext:value-type="string">
            <text:p>2022-01-31T18:00+01:00[Europe/Oslo]</text:p>
          </table:table-cell>
          <table:table-cell office:value-type="float" office:value="1.187" calcext:value-type="float">
            <text:p>1.187</text:p>
          </table:table-cell>
        </table:table-row>
        <table:table-row table:style-name="ro1">
          <table:table-cell office:value-type="string" calcext:value-type="string">
            <text:p>2022-01-31T19:00+01:00[Europe/Oslo]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 office:value-type="string" calcext:value-type="string">
            <text:p>2022-01-31T20:00+01:00[Europe/Oslo]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string" calcext:value-type="string">
            <text:p>2022-01-31T21:00+01:00[Europe/Oslo]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 office:value-type="string" calcext:value-type="string">
            <text:p>2022-01-31T22:00+01:00[Europe/Oslo]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string" calcext:value-type="string">
            <text:p>2022-01-31T23:00+01:00[Europe/Oslo]</text:p>
          </table:table-cell>
          <table:table-cell table:style-name="ce1" office:value-type="float" office:value="1.594" calcext:value-type="float">
            <text:p>1.594</text:p>
          </table:table-cell>
        </table:table-row>
        <table:table-row table:style-name="ro1">
          <table:table-cell office:value-type="string" calcext:value-type="string">
            <text:p>2022-02-01T00:00+01:00[Europe/Oslo]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string" calcext:value-type="string">
            <text:p>2022-02-01T01:00+01:00[Europe/Oslo]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022-02-01T02:00+01:00[Europe/Oslo]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string" calcext:value-type="string">
            <text:p>2022-02-01T03:00+01:00[Europe/Oslo]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2022-02-01T04:00+01:00[Europe/Oslo]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2022-02-01T05:00+01:00[Europe/Oslo]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2022-02-01T06:00+01:00[Europe/Oslo]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2022-02-01T07:00+01:00[Europe/Oslo]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>
          <table:table-cell office:value-type="string" calcext:value-type="string">
            <text:p>2022-02-01T08:00+01:00[Europe/Oslo]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 office:value-type="string" calcext:value-type="string">
            <text:p>2022-02-01T09:00+01:00[Europe/Oslo]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1">
          <table:table-cell office:value-type="string" calcext:value-type="string">
            <text:p>2022-02-01T10:00+01:00[Europe/Oslo]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2022-02-01T11:00+01:00[Europe/Oslo]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 office:value-type="string" calcext:value-type="string">
            <text:p>2022-02-01T12:00+01:00[Europe/Oslo]</text:p>
          </table:table-cell>
          <table:table-cell office:value-type="float" office:value="1.158" calcext:value-type="float">
            <text:p>1.158</text:p>
          </table:table-cell>
        </table:table-row>
        <table:table-row table:style-name="ro1">
          <table:table-cell office:value-type="string" calcext:value-type="string">
            <text:p>2022-02-01T13:00+01:00[Europe/Oslo]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string" calcext:value-type="string">
            <text:p>2022-02-01T14:00+01:00[Europe/Oslo]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string" calcext:value-type="string">
            <text:p>2022-02-01T15:00+01:00[Europe/Oslo]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2022-02-01T16:00+01:00[Europe/Oslo]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string" calcext:value-type="string">
            <text:p>2022-02-01T17:00+01:00[Europe/Oslo]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string" calcext:value-type="string">
            <text:p>2022-02-01T18:00+01:00[Europe/Oslo]</text:p>
          </table:table-cell>
          <table:table-cell office:value-type="float" office:value="1.184" calcext:value-type="float">
            <text:p>1.184</text:p>
          </table:table-cell>
        </table:table-row>
        <table:table-row table:style-name="ro1">
          <table:table-cell office:value-type="string" calcext:value-type="string">
            <text:p>2022-02-01T19:00+01:00[Europe/Oslo]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 office:value-type="string" calcext:value-type="string">
            <text:p>2022-02-01T20:00+01:00[Europe/Oslo]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2022-02-01T21:00+01:00[Europe/Oslo]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string" calcext:value-type="string">
            <text:p>2022-02-01T22:00+01:00[Europe/Oslo]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string" calcext:value-type="string">
            <text:p>2022-02-01T23:00+01:00[Europe/Oslo]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2022-02-02T00:00+01:00[Europe/Oslo]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2022-02-02T01:00+01:00[Europe/Oslo]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2022-02-02T02:00+01:00[Europe/Oslo]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string" calcext:value-type="string">
            <text:p>2022-02-02T03:00+01:00[Europe/Oslo]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string" calcext:value-type="string">
            <text:p>2022-02-02T04:00+01:00[Europe/Oslo]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string" calcext:value-type="string">
            <text:p>2022-02-02T05:00+01:00[Europe/Oslo]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string" calcext:value-type="string">
            <text:p>2022-02-02T06:00+01:00[Europe/Oslo]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string" calcext:value-type="string">
            <text:p>2022-02-02T07:00+01:00[Europe/Oslo]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2022-02-02T08:00+01:00[Europe/Oslo]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string" calcext:value-type="string">
            <text:p>2022-02-02T09:00+01:00[Europe/Oslo]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2022-02-02T10:00+01:00[Europe/Oslo]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2022-02-02T11:00+01:00[Europe/Oslo]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2022-02-02T12:00+01:00[Europe/Oslo]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2022-02-02T13:00+01:00[Europe/Oslo]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2022-02-02T14:00+01:00[Europe/Oslo]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2022-02-02T15:00+01:00[Europe/Oslo]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2022-02-02T16:00+01:00[Europe/Oslo]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string" calcext:value-type="string">
            <text:p>2022-02-02T17:00+01:00[Europe/Oslo]</text:p>
          </table:table-cell>
          <table:table-cell office:value-type="float" office:value="1.284" calcext:value-type="float">
            <text:p>1.284</text:p>
          </table:table-cell>
        </table:table-row>
        <table:table-row table:style-name="ro1">
          <table:table-cell office:value-type="string" calcext:value-type="string">
            <text:p>2022-02-02T18:00+01:00[Europe/Oslo]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string" calcext:value-type="string">
            <text:p>2022-02-02T19:00+01:00[Europe/Oslo]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office:value-type="string" calcext:value-type="string">
            <text:p>2022-02-02T20:00+01:00[Europe/Oslo]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string" calcext:value-type="string">
            <text:p>2022-02-02T21:00+01:00[Europe/Oslo]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2022-02-02T22:00+01:00[Europe/Oslo]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string" calcext:value-type="string">
            <text:p>2022-02-02T23:00+01:00[Europe/Oslo]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string" calcext:value-type="string">
            <text:p>2022-02-03T00:00+01:00[Europe/Oslo]</text:p>
          </table:table-cell>
          <table:table-cell office:value-type="float" office:value="1.247" calcext:value-type="float">
            <text:p>1.247</text:p>
          </table:table-cell>
        </table:table-row>
        <table:table-row table:style-name="ro1">
          <table:table-cell office:value-type="string" calcext:value-type="string">
            <text:p>2022-02-03T01:00+01:00[Europe/Oslo]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2-02-03T02:00+01:00[Europe/Oslo]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2022-02-03T03:00+01:00[Europe/Oslo]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string" calcext:value-type="string">
            <text:p>2022-02-03T04:00+01:00[Europe/Oslo]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string" calcext:value-type="string">
            <text:p>2022-02-03T05:00+01:00[Europe/Oslo]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2022-02-03T06:00+01:00[Europe/Oslo]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2022-02-03T07:00+01:00[Europe/Oslo]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2022-02-03T08:00+01:00[Europe/Oslo]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string" calcext:value-type="string">
            <text:p>2022-02-03T09:00+01:00[Europe/Oslo]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2022-02-03T10:00+01:00[Europe/Oslo]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string" calcext:value-type="string">
            <text:p>2022-02-03T11:00+01:00[Europe/Oslo]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string" calcext:value-type="string">
            <text:p>2022-02-03T12:00+01:00[Europe/Oslo]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2022-02-03T13:00+01:00[Europe/Oslo]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string" calcext:value-type="string">
            <text:p>2022-02-03T14:00+01:00[Europe/Oslo]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string" calcext:value-type="string">
            <text:p>2022-02-03T15:00+01:00[Europe/Oslo]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2022-02-03T16:00+01:00[Europe/Oslo]</text:p>
          </table:table-cell>
          <table:table-cell office:value-type="float" office:value="1.438" calcext:value-type="float">
            <text:p>1.438</text:p>
          </table:table-cell>
        </table:table-row>
        <table:table-row table:style-name="ro1">
          <table:table-cell office:value-type="string" calcext:value-type="string">
            <text:p>2022-02-03T17:00+01:00[Europe/Oslo]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>
          <table:table-cell office:value-type="string" calcext:value-type="string">
            <text:p>2022-02-03T18:00+01:00[Europe/Oslo]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string" calcext:value-type="string">
            <text:p>2022-02-03T19:00+01:00[Europe/Oslo]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string" calcext:value-type="string">
            <text:p>2022-02-03T20:00+01:00[Europe/Oslo]</text:p>
          </table:table-cell>
          <table:table-cell office:value-type="float" office:value="1.795" calcext:value-type="float">
            <text:p>1.795</text:p>
          </table:table-cell>
        </table:table-row>
        <table:table-row table:style-name="ro1">
          <table:table-cell office:value-type="string" calcext:value-type="string">
            <text:p>2022-02-03T21:00+01:00[Europe/Oslo]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string" calcext:value-type="string">
            <text:p>2022-02-03T22:00+01:00[Europe/Oslo]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2022-02-03T23:00+01:00[Europe/Oslo]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2022-02-04T00:00+01:00[Europe/Oslo]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2022-02-04T01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2-02-04T02:00+01:00[Europe/Oslo]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2022-02-04T03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2-02-04T04:00+01:00[Europe/Oslo]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2022-02-04T05:00+01:00[Europe/Oslo]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2022-02-04T06:00+01:00[Europe/Oslo]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2022-02-04T07:00+01:00[Europe/Oslo]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 office:value-type="string" calcext:value-type="string">
            <text:p>2022-02-04T08:00+01:00[Europe/Oslo]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2022-02-04T09:00+01:00[Europe/Oslo]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022-02-04T10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2-02-04T11:00+01:00[Europe/Oslo]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2022-02-04T12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2-02-04T13:00+01:00[Europe/Oslo]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2022-02-04T14:00+01:00[Europe/Oslo]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2022-02-04T15:00+01:00[Europe/Oslo]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2022-02-04T16:00+01:00[Europe/Oslo]</text:p>
          </table:table-cell>
          <table:table-cell office:value-type="float" office:value="1.255" calcext:value-type="float">
            <text:p>1.255</text:p>
          </table:table-cell>
        </table:table-row>
        <table:table-row table:style-name="ro1">
          <table:table-cell office:value-type="string" calcext:value-type="string">
            <text:p>2022-02-04T17:00+01:00[Europe/Oslo]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string" calcext:value-type="string">
            <text:p>2022-02-04T18:00+01:00[Europe/Oslo]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string" calcext:value-type="string">
            <text:p>2022-02-04T19:00+01:00[Europe/Oslo]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2022-02-04T20:00+01:00[Europe/Oslo]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022-02-04T21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2-02-04T22:00+01:00[Europe/Oslo]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string" calcext:value-type="string">
            <text:p>2022-02-04T23:00+01:00[Europe/Oslo]</text:p>
          </table:table-cell>
          <table:table-cell office:value-type="float" office:value="1.351" calcext:value-type="float">
            <text:p>1.351</text:p>
          </table:table-cell>
        </table:table-row>
        <table:table-row table:style-name="ro1">
          <table:table-cell office:value-type="string" calcext:value-type="string">
            <text:p>2022-02-05T00:00+01:00[Europe/Oslo]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string" calcext:value-type="string">
            <text:p>2022-02-05T01:00+01:00[Europe/Oslo]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string" calcext:value-type="string">
            <text:p>2022-02-05T02:00+01:00[Europe/Oslo]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2022-02-05T03:00+01:00[Europe/Oslo]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2022-02-05T04:00+01:00[Europe/Oslo]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2022-02-05T05:00+01:00[Europe/Oslo]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2022-02-05T06:00+01:00[Europe/Oslo]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2022-02-05T07:00+01:00[Europe/Oslo]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2022-02-05T08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2-02-05T09:00+01:00[Europe/Oslo]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2022-02-05T10:00+01:00[Europe/Oslo]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2022-02-05T11:00+01:00[Europe/Oslo]</text:p>
          </table:table-cell>
          <table:table-cell office:value-type="float" office:value="1.058" calcext:value-type="float">
            <text:p>1.058</text:p>
          </table:table-cell>
        </table:table-row>
        <table:table-row table:style-name="ro1">
          <table:table-cell office:value-type="string" calcext:value-type="string">
            <text:p>2022-02-05T12:00+01:00[Europe/Oslo]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022-02-05T13:00+01:00[Europe/Oslo]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string" calcext:value-type="string">
            <text:p>2022-02-05T14:00+01:00[Europe/Oslo]</text:p>
          </table:table-cell>
          <table:table-cell office:value-type="float" office:value="1.378" calcext:value-type="float">
            <text:p>1.378</text:p>
          </table:table-cell>
        </table:table-row>
        <table:table-row table:style-name="ro1">
          <table:table-cell office:value-type="string" calcext:value-type="string">
            <text:p>2022-02-05T15:00+01:00[Europe/Oslo]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string" calcext:value-type="string">
            <text:p>2022-02-05T16:00+01:00[Europe/Oslo]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2022-02-05T17:00+01:00[Europe/Oslo]</text:p>
          </table:table-cell>
          <table:table-cell office:value-type="float" office:value="1.931" calcext:value-type="float">
            <text:p>1.931</text:p>
          </table:table-cell>
        </table:table-row>
        <table:table-row table:style-name="ro1">
          <table:table-cell office:value-type="string" calcext:value-type="string">
            <text:p>2022-02-05T18:00+01:00[Europe/Oslo]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 office:value-type="string" calcext:value-type="string">
            <text:p>2022-02-05T19:00+01:00[Europe/Oslo]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string" calcext:value-type="string">
            <text:p>2022-02-05T20:00+01:00[Europe/Oslo]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2022-02-05T21:00+01:00[Europe/Oslo]</text:p>
          </table:table-cell>
          <table:table-cell office:value-type="float" office:value="2.261" calcext:value-type="float">
            <text:p>2.261</text:p>
          </table:table-cell>
        </table:table-row>
        <table:table-row table:style-name="ro1">
          <table:table-cell office:value-type="string" calcext:value-type="string">
            <text:p>2022-02-05T22:00+01:00[Europe/Oslo]</text:p>
          </table:table-cell>
          <table:table-cell office:value-type="float" office:value="2.038" calcext:value-type="float">
            <text:p>2.038</text:p>
          </table:table-cell>
        </table:table-row>
        <table:table-row table:style-name="ro1">
          <table:table-cell office:value-type="string" calcext:value-type="string">
            <text:p>2022-02-05T23:00+01:00[Europe/Oslo]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string" calcext:value-type="string">
            <text:p>2022-02-06T00:00+01:00[Europe/Oslo]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string" calcext:value-type="string">
            <text:p>2022-02-06T01:00+01:00[Europe/Oslo]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2022-02-06T02:00+01:00[Europe/Oslo]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2022-02-06T03:00+01:00[Europe/Oslo]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2-02-06T04:00+01:00[Europe/Oslo]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2022-02-06T05:00+01:00[Europe/Oslo]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2022-02-06T06:00+01:00[Europe/Oslo]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2022-02-06T07:00+01:00[Europe/Oslo]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2022-02-06T08:00+01:00[Europe/Oslo]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2022-02-06T09:00+01:00[Europe/Oslo]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 office:value-type="string" calcext:value-type="string">
            <text:p>2022-02-06T10:00+01:00[Europe/Oslo]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string" calcext:value-type="string">
            <text:p>2022-02-06T11:00+01:00[Europe/Oslo]</text:p>
          </table:table-cell>
          <table:table-cell office:value-type="float" office:value="2.245" calcext:value-type="float">
            <text:p>2.245</text:p>
          </table:table-cell>
        </table:table-row>
        <table:table-row table:style-name="ro1">
          <table:table-cell office:value-type="string" calcext:value-type="string">
            <text:p>2022-02-06T12:00+01:00[Europe/Oslo]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string" calcext:value-type="string">
            <text:p>2022-02-06T13:00+01:00[Europe/Oslo]</text:p>
          </table:table-cell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string" calcext:value-type="string">
            <text:p>2022-02-06T14:00+01:00[Europe/Oslo]</text:p>
          </table:table-cell>
          <table:table-cell office:value-type="float" office:value="1.756" calcext:value-type="float">
            <text:p>1.756</text:p>
          </table:table-cell>
        </table:table-row>
        <table:table-row table:style-name="ro1">
          <table:table-cell office:value-type="string" calcext:value-type="string">
            <text:p>2022-02-06T15:00+01:00[Europe/Oslo]</text:p>
          </table:table-cell>
          <table:table-cell office:value-type="float" office:value="1.316" calcext:value-type="float">
            <text:p>1.316</text:p>
          </table:table-cell>
        </table:table-row>
        <table:table-row table:style-name="ro1">
          <table:table-cell office:value-type="string" calcext:value-type="string">
            <text:p>2022-02-06T16:00+01:00[Europe/Oslo]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2022-02-06T17:00+01:00[Europe/Oslo]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string" calcext:value-type="string">
            <text:p>2022-02-06T18:00+01:00[Europe/Oslo]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2022-02-06T19:00+01:00[Europe/Oslo]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2022-02-06T20:00+01:00[Europe/Oslo]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string" calcext:value-type="string">
            <text:p>2022-02-06T21:00+01:00[Europe/Oslo]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2022-02-06T22:00+01:00[Europe/Oslo]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string" calcext:value-type="string">
            <text:p>2022-02-06T23:00+01:00[Europe/Oslo]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string" calcext:value-type="string">
            <text:p>2022-02-07T00:00+01:00[Europe/Oslo]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office:value-type="string" calcext:value-type="string">
            <text:p>2022-02-07T01:00+01:00[Europe/Oslo]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2022-02-07T02:00+01:00[Europe/Oslo]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2022-02-07T03:00+01:00[Europe/Oslo]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2022-02-07T04:00+01:00[Europe/Oslo]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2022-02-07T05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2-02-07T06:00+01:00[Europe/Oslo]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2022-02-07T07:00+01:00[Europe/Oslo]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string" calcext:value-type="string">
            <text:p>2022-02-07T08:00+01:00[Europe/Oslo]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2022-02-07T09:00+01:00[Europe/Oslo]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2022-02-07T10:00+01:00[Europe/Oslo]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string" calcext:value-type="string">
            <text:p>2022-02-07T11:00+01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2-02-07T12:00+01:00[Europe/Oslo]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string" calcext:value-type="string">
            <text:p>2022-02-07T13:00+01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2-02-07T14:00+01:00[Europe/Oslo]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2022-02-07T15:00+01:00[Europe/Oslo]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string" calcext:value-type="string">
            <text:p>2022-02-07T16:00+01:00[Europe/Oslo]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string" calcext:value-type="string">
            <text:p>2022-02-07T17:00+01:00[Europe/Oslo]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2022-02-07T18:00+01:00[Europe/Oslo]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2022-02-07T19:00+01:00[Europe/Oslo]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2022-02-07T20:00+01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2-02-07T21:00+01:00[Europe/Oslo]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2022-02-07T22:00+01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2-02-07T23:00+01:00[Europe/Oslo]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2022-02-08T00:00+01:00[Europe/Oslo]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2022-02-08T01:00+01:00[Europe/Oslo]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2022-02-08T02:00+01:00[Europe/Oslo]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2022-02-08T03:00+01:00[Europe/Oslo]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2022-02-08T04:00+01:00[Europe/Oslo]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2022-02-08T05:00+01:00[Europe/Oslo]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2022-02-08T06:00+01:00[Europe/Oslo]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2022-02-08T07:00+01:00[Europe/Oslo]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2022-02-08T08:00+01:00[Europe/Oslo]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22-02-08T09:00+01:00[Europe/Oslo]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2022-02-08T10:00+01:00[Europe/Oslo]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2022-02-08T11:00+01:00[Europe/Oslo]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2022-02-08T12:00+01:00[Europe/Oslo]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2022-02-08T13:00+01:00[Europe/Oslo]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2022-02-08T14:00+01:00[Europe/Oslo]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2022-02-08T15:00+01:00[Europe/Oslo]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2022-02-08T16:00+01:00[Europe/Oslo]</text:p>
          </table:table-cell>
          <table:table-cell office:value-type="float" office:value="1.693" calcext:value-type="float">
            <text:p>1.693</text:p>
          </table:table-cell>
        </table:table-row>
        <table:table-row table:style-name="ro1">
          <table:table-cell office:value-type="string" calcext:value-type="string">
            <text:p>2022-02-08T17:00+01:00[Europe/Oslo]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string" calcext:value-type="string">
            <text:p>2022-02-08T18:00+01:00[Europe/Oslo]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2022-02-08T19:00+01:00[Europe/Oslo]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2022-02-08T20:00+01:00[Europe/Oslo]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string" calcext:value-type="string">
            <text:p>2022-02-08T21:00+01:00[Europe/Oslo]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string" calcext:value-type="string">
            <text:p>2022-02-08T22:00+01:00[Europe/Oslo]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string" calcext:value-type="string">
            <text:p>2022-02-08T23:00+01:00[Europe/Oslo]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022-02-09T00:00+01:00[Europe/Oslo]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2022-02-09T01:00+01:00[Europe/Oslo]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2022-02-09T02:00+01:00[Europe/Oslo]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2-02-09T03:00+01:00[Europe/Oslo]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2022-02-09T04:00+01:00[Europe/Oslo]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2022-02-09T05:00+01:00[Europe/Oslo]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2022-02-09T06:00+01:00[Europe/Oslo]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2022-02-09T07:00+01:00[Europe/Oslo]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2022-02-09T08:00+01:00[Europe/Oslo]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2022-02-09T09:00+01:00[Europe/Oslo]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2022-02-09T10:00+01:00[Europe/Oslo]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2022-02-09T11:00+01:00[Europe/Oslo]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string" calcext:value-type="string">
            <text:p>2022-02-09T12:00+01:00[Europe/Oslo]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2022-02-09T13:00+01:00[Europe/Oslo]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2022-02-09T14:00+01:00[Europe/Oslo]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2022-02-09T15:00+01:00[Europe/Oslo]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2022-02-09T16:00+01:00[Europe/Oslo]</text:p>
          </table:table-cell>
          <table:table-cell office:value-type="float" office:value="1.281" calcext:value-type="float">
            <text:p>1.281</text:p>
          </table:table-cell>
        </table:table-row>
        <table:table-row table:style-name="ro1">
          <table:table-cell office:value-type="string" calcext:value-type="string">
            <text:p>2022-02-09T17:00+01:00[Europe/Oslo]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string" calcext:value-type="string">
            <text:p>2022-02-09T18:00+01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2-02-09T19:00+01:00[Europe/Oslo]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2022-02-09T20:00+01:00[Europe/Oslo]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string" calcext:value-type="string">
            <text:p>2022-02-09T21:00+01:00[Europe/Oslo]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2022-02-09T22:00+01:00[Europe/Oslo]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2022-02-09T23:00+01:00[Europe/Oslo]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2022-02-10T00:00+01:00[Europe/Oslo]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2022-02-10T01:00+01:00[Europe/Oslo]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2022-02-10T02:00+01:00[Europe/Oslo]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2022-02-10T03:00+01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2-02-10T04:00+01:00[Europe/Oslo]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2022-02-10T05:00+01:00[Europe/Oslo]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2022-02-10T06:00+01:00[Europe/Oslo]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2022-02-10T07:00+01:00[Europe/Oslo]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2022-02-10T08:00+01:00[Europe/Oslo]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 office:value-type="string" calcext:value-type="string">
            <text:p>2022-02-10T09:00+01:00[Europe/Oslo]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2022-02-10T10:00+01:00[Europe/Oslo]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2022-02-10T11:00+01:00[Europe/Oslo]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 office:value-type="string" calcext:value-type="string">
            <text:p>2022-02-10T12:00+01:00[Europe/Oslo]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2022-02-10T13:00+01:00[Europe/Oslo]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2022-02-10T14:00+01:00[Europe/Oslo]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2022-02-10T15:00+01:00[Europe/Oslo]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2022-02-10T16:00+01:00[Europe/Oslo]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2022-02-10T17:00+01:00[Europe/Oslo]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2022-02-10T18:00+01:00[Europe/Oslo]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2022-02-10T19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2-02-10T20:00+01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2-02-10T21:00+01:00[Europe/Oslo]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2022-02-10T22:00+01:00[Europe/Oslo]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2022-02-10T23:00+01:00[Europe/Oslo]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>
          <table:table-cell office:value-type="string" calcext:value-type="string">
            <text:p>2022-02-11T00:00+01:00[Europe/Oslo]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2022-02-11T01:00+01:00[Europe/Oslo]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2022-02-11T02:00+01:00[Europe/Oslo]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2022-02-11T03:00+01:00[Europe/Oslo]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2022-02-11T04:00+01:00[Europe/Oslo]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2022-02-11T05:00+01:00[Europe/Oslo]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2022-02-11T06:00+01:00[Europe/Oslo]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2022-02-11T07:00+01:00[Europe/Oslo]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string" calcext:value-type="string">
            <text:p>2022-02-11T08:00+01:00[Europe/Oslo]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22-02-11T09:00+01:00[Europe/Oslo]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string" calcext:value-type="string">
            <text:p>2022-02-11T10:00+01:00[Europe/Oslo]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2022-02-11T11:00+01:00[Europe/Oslo]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022-02-11T12:00+01:00[Europe/Oslo]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022-02-11T13:00+01:00[Europe/Oslo]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2-02-11T14:00+01:00[Europe/Oslo]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2022-02-11T15:00+01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2-02-11T16:00+01:00[Europe/Oslo]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2022-02-11T17:00+01:00[Europe/Oslo]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2022-02-11T18:00+01:00[Europe/Oslo]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office:value-type="string" calcext:value-type="string">
            <text:p>2022-02-11T19:00+01:00[Europe/Oslo]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2022-02-11T20:00+01:00[Europe/Oslo]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string" calcext:value-type="string">
            <text:p>2022-02-11T21:00+01:00[Europe/Oslo]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string" calcext:value-type="string">
            <text:p>2022-02-11T22:00+01:00[Europe/Oslo]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2022-02-11T23:00+01:00[Europe/Oslo]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2022-02-12T00:00+01:00[Europe/Oslo]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2022-02-12T01:00+01:00[Europe/Oslo]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2022-02-12T02:00+01:00[Europe/Oslo]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2022-02-12T03:00+01:00[Europe/Oslo]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2022-02-12T04:00+01:00[Europe/Oslo]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2022-02-12T05:00+01:00[Europe/Oslo]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2022-02-12T06:00+01:00[Europe/Oslo]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2022-02-12T07:00+01:00[Europe/Oslo]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2022-02-12T08:00+01:00[Europe/Oslo]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2022-02-12T09:00+01:00[Europe/Oslo]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2022-02-12T10:00+01:00[Europe/Oslo]</text:p>
          </table:table-cell>
          <table:table-cell office:value-type="float" office:value="1.308" calcext:value-type="float">
            <text:p>1.308</text:p>
          </table:table-cell>
        </table:table-row>
        <table:table-row table:style-name="ro1">
          <table:table-cell office:value-type="string" calcext:value-type="string">
            <text:p>2022-02-12T11:00+01:00[Europe/Oslo]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2022-02-12T12:00+01:00[Europe/Oslo]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2022-02-12T13:00+01:00[Europe/Oslo]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22-02-12T14:00+01:00[Europe/Oslo]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2022-02-12T15:00+01:00[Europe/Oslo]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2022-02-12T16:00+01:00[Europe/Oslo]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string" calcext:value-type="string">
            <text:p>2022-02-12T17:00+01:00[Europe/Oslo]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 office:value-type="string" calcext:value-type="string">
            <text:p>2022-02-12T18:00+01:00[Europe/Oslo]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2022-02-12T19:00+01:00[Europe/Oslo]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2022-02-12T20:00+01:00[Europe/Oslo]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2022-02-12T21:00+01:00[Europe/Oslo]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string" calcext:value-type="string">
            <text:p>2022-02-12T22:00+01:00[Europe/Oslo]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2022-02-12T23:00+01:00[Europe/Oslo]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2022-02-13T00:00+01:00[Europe/Oslo]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2022-02-13T01:00+01:00[Europe/Oslo]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string" calcext:value-type="string">
            <text:p>2022-02-13T02:00+01:00[Europe/Oslo]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string" calcext:value-type="string">
            <text:p>2022-02-13T03:00+01:00[Europe/Oslo]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2022-02-13T04:00+01:00[Europe/Oslo]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string" calcext:value-type="string">
            <text:p>2022-02-13T05:00+01:00[Europe/Oslo]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2022-02-13T06:00+01:00[Europe/Oslo]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2022-02-13T07:00+01:00[Europe/Oslo]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2022-02-13T08:00+01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2-02-13T09:00+01:00[Europe/Oslo]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022-02-13T10:00+01:00[Europe/Oslo]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string" calcext:value-type="string">
            <text:p>2022-02-13T11:00+01:00[Europe/Oslo]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string" calcext:value-type="string">
            <text:p>2022-02-13T12:00+01:00[Europe/Oslo]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2-02-13T13:00+01:00[Europe/Oslo]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2022-02-13T14:00+01:00[Europe/Oslo]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2022-02-13T15:00+01:00[Europe/Oslo]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string" calcext:value-type="string">
            <text:p>2022-02-13T16:00+01:00[Europe/Oslo]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string" calcext:value-type="string">
            <text:p>2022-02-13T17:00+01:00[Europe/Oslo]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2022-02-13T18:00+01:00[Europe/Oslo]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2022-02-13T19:00+01:00[Europe/Oslo]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2022-02-13T20:00+01:00[Europe/Oslo]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2022-02-13T21:00+01:00[Europe/Oslo]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string" calcext:value-type="string">
            <text:p>2022-02-13T22:00+01:00[Europe/Oslo]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2-02-13T23:00+01:00[Europe/Oslo]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2022-02-14T00:00+01:00[Europe/Oslo]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2-02-14T01:00+01:00[Europe/Oslo]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2022-02-14T02:00+01:00[Europe/Oslo]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string" calcext:value-type="string">
            <text:p>2022-02-14T03:00+01:00[Europe/Oslo]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2022-02-14T04:00+01:00[Europe/Oslo]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2022-02-14T05:00+01:00[Europe/Oslo]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2022-02-14T06:00+01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2-02-14T07:00+01:00[Europe/Oslo]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 office:value-type="string" calcext:value-type="string">
            <text:p>2022-02-14T08:00+01:00[Europe/Oslo]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2022-02-14T09:00+01:00[Europe/Oslo]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2022-02-14T10:00+01:00[Europe/Oslo]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string" calcext:value-type="string">
            <text:p>2022-02-14T11:00+01:00[Europe/Oslo]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2022-02-14T12:00+01:00[Europe/Oslo]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2022-02-14T13:00+01:00[Europe/Oslo]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2022-02-14T14:00+01:00[Europe/Oslo]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2-02-14T15:00+01:00[Europe/Oslo]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2022-02-14T16:00+01:00[Europe/Oslo]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string" calcext:value-type="string">
            <text:p>2022-02-14T17:00+01:00[Europe/Oslo]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2022-02-14T18:00+01:00[Europe/Oslo]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2022-02-14T19:00+01:00[Europe/Oslo]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2022-02-14T20:00+01:00[Europe/Oslo]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string" calcext:value-type="string">
            <text:p>2022-02-14T21:00+01:00[Europe/Oslo]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2022-02-14T22:00+01:00[Europe/Oslo]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2022-02-14T23:00+01:00[Europe/Oslo]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string" calcext:value-type="string">
            <text:p>2022-02-15T00:00+01:00[Europe/Oslo]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2022-02-15T01:00+01:00[Europe/Oslo]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string" calcext:value-type="string">
            <text:p>2022-02-15T02:00+01:00[Europe/Oslo]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2022-02-15T03:00+01:00[Europe/Oslo]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2022-02-15T04:00+01:00[Europe/Oslo]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2022-02-15T05:00+01:00[Europe/Oslo]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2022-02-15T06:00+01:00[Europe/Oslo]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2022-02-15T07:00+01:00[Europe/Oslo]</text:p>
          </table:table-cell>
          <table:table-cell office:value-type="float" office:value="2.036" calcext:value-type="float">
            <text:p>2.036</text:p>
          </table:table-cell>
        </table:table-row>
        <table:table-row table:style-name="ro1">
          <table:table-cell office:value-type="string" calcext:value-type="string">
            <text:p>2022-02-15T08:00+01:00[Europe/Oslo]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2022-02-15T09:00+01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2-02-15T10:00+01:00[Europe/Oslo]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string" calcext:value-type="string">
            <text:p>2022-02-15T11:00+01:00[Europe/Oslo]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string" calcext:value-type="string">
            <text:p>2022-02-15T12:00+01:00[Europe/Oslo]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2022-02-15T13:00+01:00[Europe/Oslo]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2022-02-15T14:00+01:00[Europe/Oslo]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2022-02-15T15:00+01:00[Europe/Oslo]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2022-02-15T16:00+01:00[Europe/Oslo]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string" calcext:value-type="string">
            <text:p>2022-02-15T17:00+01:00[Europe/Oslo]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string" calcext:value-type="string">
            <text:p>2022-02-15T18:00+01:00[Europe/Oslo]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2022-02-15T19:00+01:00[Europe/Oslo]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2022-02-15T20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2-02-15T21:00+01:00[Europe/Oslo]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2022-02-15T22:00+01:00[Europe/Oslo]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2022-02-15T23:00+01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2-02-16T00:00+01:00[Europe/Oslo]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2022-02-16T01:00+01:00[Europe/Oslo]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2022-02-16T02:00+01:00[Europe/Oslo]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2022-02-16T03:00+01:00[Europe/Oslo]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2022-02-16T04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2-02-16T05:00+01:00[Europe/Oslo]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2022-02-16T06:00+01:00[Europe/Oslo]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2022-02-16T07:00+01:00[Europe/Oslo]</text:p>
          </table:table-cell>
          <table:table-cell office:value-type="float" office:value="1.154" calcext:value-type="float">
            <text:p>1.154</text:p>
          </table:table-cell>
        </table:table-row>
        <table:table-row table:style-name="ro1">
          <table:table-cell office:value-type="string" calcext:value-type="string">
            <text:p>2022-02-16T08:00+01:00[Europe/Oslo]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string" calcext:value-type="string">
            <text:p>2022-02-16T09:00+01:00[Europe/Oslo]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string" calcext:value-type="string">
            <text:p>2022-02-16T10:00+01:00[Europe/Oslo]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2022-02-16T11:00+01:00[Europe/Oslo]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2022-02-16T12:00+01:00[Europe/Oslo]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2022-02-16T13:00+01:00[Europe/Oslo]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string" calcext:value-type="string">
            <text:p>2022-02-16T14:00+01:00[Europe/Oslo]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string" calcext:value-type="string">
            <text:p>2022-02-16T15:00+01:00[Europe/Oslo]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2022-02-16T16:00+01:00[Europe/Oslo]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string" calcext:value-type="string">
            <text:p>2022-02-16T17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2-02-16T18:00+01:00[Europe/Oslo]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2022-02-16T19:00+01:00[Europe/Oslo]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2022-02-16T20:00+01:00[Europe/Oslo]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2022-02-16T21:00+01:00[Europe/Oslo]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2-02-16T22:00+01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2-02-16T23:00+01:00[Europe/Oslo]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2022-02-17T00:00+01:00[Europe/Oslo]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2-02-17T01:00+01:00[Europe/Oslo]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2022-02-17T02:00+01:00[Europe/Oslo]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2022-02-17T03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2-02-17T04:00+01:00[Europe/Oslo]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string" calcext:value-type="string">
            <text:p>2022-02-17T05:00+01:00[Europe/Oslo]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2022-02-17T06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2-02-17T07:00+01:00[Europe/Oslo]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string" calcext:value-type="string">
            <text:p>2022-02-17T08:00+01:00[Europe/Oslo]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string" calcext:value-type="string">
            <text:p>2022-02-17T09:00+01:00[Europe/Oslo]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2022-02-17T10:00+01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2-02-17T11:00+01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2-02-17T12:00+01:00[Europe/Oslo]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2022-02-17T13:00+01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2-02-17T14:00+01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2-02-17T15:00+01:00[Europe/Oslo]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2022-02-17T16:00+01:00[Europe/Oslo]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022-02-17T17:00+01:00[Europe/Oslo]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string" calcext:value-type="string">
            <text:p>2022-02-17T18:00+01:00[Europe/Oslo]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string" calcext:value-type="string">
            <text:p>2022-02-17T19:00+01:00[Europe/Oslo]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2022-02-17T20:00+01:00[Europe/Oslo]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2022-02-17T21:00+01:00[Europe/Oslo]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2022-02-17T22:00+01:00[Europe/Oslo]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2022-02-17T23:00+01:00[Europe/Oslo]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2022-02-18T00:00+01:00[Europe/Oslo]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2022-02-18T01:00+01:00[Europe/Oslo]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2022-02-18T02:00+01:00[Europe/Oslo]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2022-02-18T03:00+01:00[Europe/Oslo]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2022-02-18T04:00+01:00[Europe/Oslo]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2022-02-18T05:00+01:00[Europe/Oslo]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2022-02-18T06:00+01:00[Europe/Oslo]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2022-02-18T07:00+01:00[Europe/Oslo]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1">
          <table:table-cell office:value-type="string" calcext:value-type="string">
            <text:p>2022-02-18T08:00+01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2-02-18T09:00+01:00[Europe/Oslo]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2-02-18T10:00+01:00[Europe/Oslo]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2022-02-18T11:00+01:00[Europe/Oslo]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2022-02-18T12:00+01:00[Europe/Oslo]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2022-02-18T13:00+01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2-02-18T14:00+01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2-02-18T15:00+01:00[Europe/Oslo]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2-02-18T16:00+01:00[Europe/Oslo]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2022-02-18T17:00+01:00[Europe/Oslo]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string" calcext:value-type="string">
            <text:p>2022-02-18T18:00+01:00[Europe/Oslo]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2022-02-18T19:00+01:00[Europe/Oslo]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2-02-18T20:00+01:00[Europe/Oslo]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string" calcext:value-type="string">
            <text:p>2022-02-18T21:00+01:00[Europe/Oslo]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2022-02-18T22:00+01:00[Europe/Oslo]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2022-02-18T23:00+01:00[Europe/Oslo]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2022-02-19T00:00+01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2-02-19T01:00+01:00[Europe/Oslo]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2022-02-19T02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2-02-19T03:00+01:00[Europe/Oslo]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2022-02-19T04:00+01:00[Europe/Oslo]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2022-02-19T05:00+01:00[Europe/Oslo]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2022-02-19T06:00+01:00[Europe/Oslo]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string" calcext:value-type="string">
            <text:p>2022-02-19T07:00+01:00[Europe/Oslo]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2022-02-19T08:00+01:00[Europe/Oslo]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2022-02-19T09:00+01:00[Europe/Oslo]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string" calcext:value-type="string">
            <text:p>2022-02-19T10:00+01:00[Europe/Oslo]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string" calcext:value-type="string">
            <text:p>2022-02-19T11:00+01:00[Europe/Oslo]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string" calcext:value-type="string">
            <text:p>2022-02-19T12:00+01:00[Europe/Oslo]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2022-02-19T13:00+01:00[Europe/Oslo]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2022-02-19T14:00+01:00[Europe/Oslo]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2022-02-19T15:00+01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2-02-19T16:00+01:00[Europe/Oslo]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string" calcext:value-type="string">
            <text:p>2022-02-19T17:00+01:00[Europe/Oslo]</text:p>
          </table:table-cell>
          <table:table-cell office:value-type="float" office:value="1.661" calcext:value-type="float">
            <text:p>1.661</text:p>
          </table:table-cell>
        </table:table-row>
        <table:table-row table:style-name="ro1">
          <table:table-cell office:value-type="string" calcext:value-type="string">
            <text:p>2022-02-19T18:00+01:00[Europe/Oslo]</text:p>
          </table:table-cell>
          <table:table-cell office:value-type="float" office:value="1.749" calcext:value-type="float">
            <text:p>1.749</text:p>
          </table:table-cell>
        </table:table-row>
        <table:table-row table:style-name="ro1">
          <table:table-cell office:value-type="string" calcext:value-type="string">
            <text:p>2022-02-19T19:00+01:00[Europe/Oslo]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string" calcext:value-type="string">
            <text:p>2022-02-19T20:00+01:00[Europe/Oslo]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2022-02-19T21:00+01:00[Europe/Oslo]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string" calcext:value-type="string">
            <text:p>2022-02-19T22:00+01:00[Europe/Oslo]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2022-02-19T23:00+01:00[Europe/Oslo]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2022-02-20T00:00+01:00[Europe/Oslo]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2022-02-20T01:00+01:00[Europe/Oslo]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2022-02-20T02:00+01:00[Europe/Oslo]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2022-02-20T03:00+01:00[Europe/Oslo]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string" calcext:value-type="string">
            <text:p>2022-02-20T04:00+01:00[Europe/Oslo]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2022-02-20T05:00+01:00[Europe/Oslo]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2022-02-20T06:00+01:00[Europe/Oslo]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2022-02-20T07:00+01:00[Europe/Oslo]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2022-02-20T08:00+01:00[Europe/Oslo]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2022-02-20T09:00+01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2-02-20T10:00+01:00[Europe/Oslo]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2022-02-20T11:00+01:00[Europe/Oslo]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string" calcext:value-type="string">
            <text:p>2022-02-20T12:00+01:00[Europe/Oslo]</text:p>
          </table:table-cell>
          <table:table-cell office:value-type="float" office:value="1.672" calcext:value-type="float">
            <text:p>1.672</text:p>
          </table:table-cell>
        </table:table-row>
        <table:table-row table:style-name="ro1">
          <table:table-cell office:value-type="string" calcext:value-type="string">
            <text:p>2022-02-20T13:00+01:00[Europe/Oslo]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string" calcext:value-type="string">
            <text:p>2022-02-20T14:00+01:00[Europe/Oslo]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2022-02-20T15:00+01:00[Europe/Oslo]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string" calcext:value-type="string">
            <text:p>2022-02-20T16:00+01:00[Europe/Oslo]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2022-02-20T17:00+01:00[Europe/Oslo]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string" calcext:value-type="string">
            <text:p>2022-02-20T18:00+01:00[Europe/Oslo]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string" calcext:value-type="string">
            <text:p>2022-02-20T19:00+01:00[Europe/Oslo]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2022-02-20T20:00+01:00[Europe/Oslo]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2022-02-20T21:00+01:00[Europe/Oslo]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2022-02-20T22:00+01:00[Europe/Oslo]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2022-02-20T23:00+01:00[Europe/Oslo]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2022-02-21T00:00+01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2-02-21T01:00+01:00[Europe/Oslo]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2022-02-21T02:00+01:00[Europe/Oslo]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string" calcext:value-type="string">
            <text:p>2022-02-21T03:00+01:00[Europe/Oslo]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2022-02-21T04:00+01:00[Europe/Oslo]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2022-02-21T05:00+01:00[Europe/Oslo]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2022-02-21T06:00+01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2-02-21T07:00+01:00[Europe/Oslo]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2022-02-21T08:00+01:00[Europe/Oslo]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2022-02-21T09:00+01:00[Europe/Oslo]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2022-02-21T10:00+01:00[Europe/Oslo]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2022-02-21T11:00+01:00[Europe/Oslo]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2022-02-21T12:00+01:00[Europe/Oslo]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2022-02-21T13:00+01:00[Europe/Oslo]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2022-02-21T14:00+01:00[Europe/Oslo]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2022-02-21T15:00+01:00[Europe/Oslo]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2022-02-21T16:00+01:00[Europe/Oslo]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string" calcext:value-type="string">
            <text:p>2022-02-21T17:00+01:00[Europe/Oslo]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string" calcext:value-type="string">
            <text:p>2022-02-21T18:00+01:00[Europe/Oslo]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2022-02-21T19:00+01:00[Europe/Oslo]</text:p>
          </table:table-cell>
          <table:table-cell office:value-type="float" office:value="1.277" calcext:value-type="float">
            <text:p>1.277</text:p>
          </table:table-cell>
        </table:table-row>
        <table:table-row table:style-name="ro1">
          <table:table-cell office:value-type="string" calcext:value-type="string">
            <text:p>2022-02-21T20:00+01:00[Europe/Oslo]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string" calcext:value-type="string">
            <text:p>2022-02-21T21:00+01:00[Europe/Oslo]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string" calcext:value-type="string">
            <text:p>2022-02-21T22:00+01:00[Europe/Oslo]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string" calcext:value-type="string">
            <text:p>2022-02-21T23:00+01:00[Europe/Oslo]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2022-02-22T00:00+01:00[Europe/Oslo]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2022-02-22T01:00+01:00[Europe/Oslo]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2022-02-22T02:00+01:00[Europe/Oslo]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2022-02-22T03:00+01:00[Europe/Oslo]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2022-02-22T04:00+01:00[Europe/Oslo]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2022-02-22T05:00+01:00[Europe/Oslo]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2022-02-22T06:00+01:00[Europe/Oslo]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2022-02-22T07:00+01:00[Europe/Oslo]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string" calcext:value-type="string">
            <text:p>2022-02-22T08:00+01:00[Europe/Oslo]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2022-02-22T09:00+01:00[Europe/Oslo]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2022-02-22T10:00+01:00[Europe/Oslo]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2022-02-22T11:00+01:00[Europe/Oslo]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2022-02-22T12:00+01:00[Europe/Oslo]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2022-02-22T13:00+01:00[Europe/Oslo]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2022-02-22T14:00+01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2-02-22T15:00+01:00[Europe/Oslo]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2022-02-22T16:00+01:00[Europe/Oslo]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2022-02-22T17:00+01:00[Europe/Oslo]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2022-02-22T18:00+01:00[Europe/Oslo]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2022-02-22T19:00+01:00[Europe/Oslo]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2022-02-22T20:00+01:00[Europe/Oslo]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string" calcext:value-type="string">
            <text:p>2022-02-22T21:00+01:00[Europe/Oslo]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2022-02-22T22:00+01:00[Europe/Oslo]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2022-02-22T23:00+01:00[Europe/Oslo]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2022-02-23T00:00+01:00[Europe/Oslo]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2022-02-23T01:00+01:00[Europe/Oslo]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2022-02-23T02:00+01:00[Europe/Oslo]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2022-02-23T03:00+01:00[Europe/Oslo]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string" calcext:value-type="string">
            <text:p>2022-02-23T04:00+01:00[Europe/Oslo]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2022-02-23T05:00+01:00[Europe/Oslo]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2022-02-23T06:00+01:00[Europe/Oslo]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string" calcext:value-type="string">
            <text:p>2022-02-23T07:00+01:00[Europe/Oslo]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2022-02-23T08:00+01:00[Europe/Oslo]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2022-02-23T09:00+01:00[Europe/Oslo]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2022-02-23T10:00+01:00[Europe/Oslo]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string" calcext:value-type="string">
            <text:p>2022-02-23T11:00+01:00[Europe/Oslo]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2022-02-23T12:00+01:00[Europe/Oslo]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2022-02-23T13:00+01:00[Europe/Oslo]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2022-02-23T14:00+01:00[Europe/Oslo]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2022-02-23T15:00+01:00[Europe/Oslo]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2022-02-23T16:00+01:00[Europe/Oslo]</text:p>
          </table:table-cell>
          <table:table-cell office:value-type="float" office:value="1.201" calcext:value-type="float">
            <text:p>1.201</text:p>
          </table:table-cell>
        </table:table-row>
        <table:table-row table:style-name="ro1">
          <table:table-cell office:value-type="string" calcext:value-type="string">
            <text:p>2022-02-23T17:00+01:00[Europe/Oslo]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2022-02-23T18:00+01:00[Europe/Oslo]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2022-02-23T19:00+01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2-02-23T20:00+01:00[Europe/Oslo]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2022-02-23T21:00+01:00[Europe/Oslo]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string" calcext:value-type="string">
            <text:p>2022-02-23T22:00+01:00[Europe/Oslo]</text:p>
          </table:table-cell>
          <table:table-cell office:value-type="float" office:value="1.226" calcext:value-type="float">
            <text:p>1.226</text:p>
          </table:table-cell>
        </table:table-row>
        <table:table-row table:style-name="ro1">
          <table:table-cell office:value-type="string" calcext:value-type="string">
            <text:p>2022-02-23T23:00+01:00[Europe/Oslo]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2022-02-24T00:00+01:00[Europe/Oslo]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2022-02-24T01:00+01:00[Europe/Oslo]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2022-02-24T02:00+01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2-02-24T03:00+01:00[Europe/Oslo]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2022-02-24T04:00+01:00[Europe/Oslo]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2022-02-24T05:00+01:00[Europe/Oslo]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2022-02-24T06:00+01:00[Europe/Oslo]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2022-02-24T07:00+01:00[Europe/Oslo]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string" calcext:value-type="string">
            <text:p>2022-02-24T08:00+01:00[Europe/Oslo]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2022-02-24T09:00+01:00[Europe/Oslo]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2022-02-24T10:00+01:00[Europe/Oslo]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2022-02-24T11:00+01:00[Europe/Oslo]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2022-02-24T12:00+01:00[Europe/Oslo]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022-02-24T13:00+01:00[Europe/Oslo]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string" calcext:value-type="string">
            <text:p>2022-02-24T14:00+01:00[Europe/Oslo]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2022-02-24T15:00+01:00[Europe/Oslo]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2022-02-24T16:00+01:00[Europe/Oslo]</text:p>
          </table:table-cell>
          <table:table-cell office:value-type="float" office:value="1.206" calcext:value-type="float">
            <text:p>1.206</text:p>
          </table:table-cell>
        </table:table-row>
        <table:table-row table:style-name="ro1">
          <table:table-cell office:value-type="string" calcext:value-type="string">
            <text:p>2022-02-24T17:00+01:00[Europe/Oslo]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2022-02-24T18:00+01:00[Europe/Oslo]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2022-02-24T19:00+01:00[Europe/Oslo]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2022-02-24T20:00+01:00[Europe/Oslo]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2022-02-24T21:00+01:00[Europe/Oslo]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2022-02-24T22:00+01:00[Europe/Oslo]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2022-02-24T23:00+01:00[Europe/Oslo]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2022-02-25T00:00+01:00[Europe/Oslo]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2022-02-25T01:00+01:00[Europe/Oslo]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2022-02-25T02:00+01:00[Europe/Oslo]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2022-02-25T03:00+01:00[Europe/Oslo]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022-02-25T04:00+01:00[Europe/Oslo]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2022-02-25T05:00+01:00[Europe/Oslo]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2022-02-25T06:00+01:00[Europe/Oslo]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2022-02-25T07:00+01:00[Europe/Oslo]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 office:value-type="string" calcext:value-type="string">
            <text:p>2022-02-25T08:00+01:00[Europe/Oslo]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2022-02-25T09:00+01:00[Europe/Oslo]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2022-02-25T10:00+01:00[Europe/Oslo]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2022-02-25T11:00+01:00[Europe/Oslo]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2022-02-25T12:00+01:00[Europe/Oslo]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2022-02-25T13:00+01:00[Europe/Oslo]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2-02-25T14:00+01:00[Europe/Oslo]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2022-02-25T15:00+01:00[Europe/Oslo]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2022-02-25T16:00+01:00[Europe/Oslo]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string" calcext:value-type="string">
            <text:p>2022-02-25T17:00+01:00[Europe/Oslo]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string" calcext:value-type="string">
            <text:p>2022-02-25T18:00+01:00[Europe/Oslo]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2022-02-25T19:00+01:00[Europe/Oslo]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string" calcext:value-type="string">
            <text:p>2022-02-25T20:00+01:00[Europe/Oslo]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2022-02-25T21:00+01:00[Europe/Oslo]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2022-02-25T22:00+01:00[Europe/Oslo]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string" calcext:value-type="string">
            <text:p>2022-02-25T23:00+01:00[Europe/Oslo]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2022-02-26T00:00+01:00[Europe/Oslo]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2022-02-26T01:00+01:00[Europe/Oslo]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2022-02-26T02:00+01:00[Europe/Oslo]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2022-02-26T03:00+01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2-02-26T04:00+01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2-02-26T05:00+01:00[Europe/Oslo]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string" calcext:value-type="string">
            <text:p>2022-02-26T06:00+01:00[Europe/Oslo]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2022-02-26T07:00+01:00[Europe/Oslo]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2022-02-26T08:00+01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2-02-26T09:00+01:00[Europe/Oslo]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string" calcext:value-type="string">
            <text:p>2022-02-26T10:00+01:00[Europe/Oslo]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string" calcext:value-type="string">
            <text:p>2022-02-26T11:00+01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2-02-26T12:00+01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2-02-26T13:00+01:00[Europe/Oslo]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2022-02-26T14:00+01:00[Europe/Oslo]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2022-02-26T15:00+01:00[Europe/Oslo]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2022-02-26T16:00+01:00[Europe/Oslo]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2022-02-26T17:00+01:00[Europe/Oslo]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2022-02-26T18:00+01:00[Europe/Oslo]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2022-02-26T19:00+01:00[Europe/Oslo]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2022-02-26T20:00+01:00[Europe/Oslo]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2022-02-26T21:00+01:00[Europe/Oslo]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string" calcext:value-type="string">
            <text:p>2022-02-26T22:00+01:00[Europe/Oslo]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 office:value-type="string" calcext:value-type="string">
            <text:p>2022-02-26T23:00+01:00[Europe/Oslo]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2022-02-27T00:00+01:00[Europe/Oslo]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2022-02-27T01:00+01:00[Europe/Oslo]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22-02-27T02:00+01:00[Europe/Oslo]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2022-02-27T03:00+01:00[Europe/Oslo]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2022-02-27T04:00+01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2-02-27T05:00+01:00[Europe/Oslo]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2022-02-27T06:00+01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2-02-27T07:00+01:00[Europe/Oslo]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2022-02-27T08:00+01:00[Europe/Oslo]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2022-02-27T09:00+01:00[Europe/Oslo]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2022-02-27T10:00+01:00[Europe/Oslo]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2022-02-27T11:00+01:00[Europe/Oslo]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22-02-27T12:00+01:00[Europe/Oslo]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2022-02-27T13:00+01:00[Europe/Oslo]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string" calcext:value-type="string">
            <text:p>2022-02-27T14:00+01:00[Europe/Oslo]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string" calcext:value-type="string">
            <text:p>2022-02-27T15:00+01:00[Europe/Oslo]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22-02-27T16:00+01:00[Europe/Oslo]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2022-02-27T17:00+01:00[Europe/Oslo]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2022-02-27T18:00+01:00[Europe/Oslo]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2022-02-27T19:00+01:00[Europe/Oslo]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2022-02-27T20:00+01:00[Europe/Oslo]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 office:value-type="string" calcext:value-type="string">
            <text:p>2022-02-27T21:00+01:00[Europe/Oslo]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 office:value-type="string" calcext:value-type="string">
            <text:p>2022-02-27T22:00+01:00[Europe/Oslo]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2022-02-27T23:00+01:00[Europe/Oslo]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2022-02-28T00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2-02-28T01:00+01:00[Europe/Oslo]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2022-02-28T02:00+01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2-02-28T03:00+01:00[Europe/Oslo]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2022-02-28T04:00+01:00[Europe/Oslo]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2-02-28T05:00+01:00[Europe/Oslo]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2022-02-28T06:00+01:00[Europe/Oslo]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2022-02-28T07:00+01:00[Europe/Oslo]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2022-02-28T08:00+01:00[Europe/Oslo]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2022-02-28T09:00+01:00[Europe/Oslo]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string" calcext:value-type="string">
            <text:p>2022-02-28T10:00+01:00[Europe/Oslo]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2022-02-28T11:00+01:00[Europe/Oslo]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2022-02-28T12:00+01:00[Europe/Oslo]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2022-02-28T13:00+01:00[Europe/Oslo]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2022-02-28T14:00+01:00[Europe/Oslo]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2022-02-28T15:00+01:00[Europe/Oslo]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string" calcext:value-type="string">
            <text:p>2022-02-28T16:00+01:00[Europe/Oslo]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2022-02-28T17:00+01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2-02-28T18:00+01:00[Europe/Oslo]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2022-02-28T19:00+01:00[Europe/Oslo]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string" calcext:value-type="string">
            <text:p>2022-02-28T20:00+01:00[Europe/Oslo]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2022-02-28T21:00+01:00[Europe/Oslo]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2022-02-28T22:00+01:00[Europe/Oslo]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table:style-name="ce1" office:value-type="string" calcext:value-type="string">
            <text:p>2022-02-28T23:00+01:00[Europe/Oslo]</text:p>
          </table:table-cell>
          <table:table-cell table:style-name="ce1"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2022-03-01T00:00+01:00[Europe/Oslo]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2022-03-01T01:00+01:00[Europe/Oslo]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2022-03-01T02:00+01:00[Europe/Oslo]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2022-03-01T03:00+01:00[Europe/Oslo]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string" calcext:value-type="string">
            <text:p>2022-03-01T04:00+01:00[Europe/Oslo]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2022-03-01T05:00+01:00[Europe/Oslo]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string" calcext:value-type="string">
            <text:p>2022-03-01T06:00+01:00[Europe/Oslo]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2022-03-01T07:00+01:00[Europe/Oslo]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2022-03-01T08:00+01:00[Europe/Oslo]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string" calcext:value-type="string">
            <text:p>2022-03-01T09:00+01:00[Europe/Oslo]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2022-03-01T10:00+01:00[Europe/Oslo]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2022-03-01T11:00+01:00[Europe/Oslo]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2022-03-01T12:00+01:00[Europe/Oslo]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string" calcext:value-type="string">
            <text:p>2022-03-01T13:00+01:00[Europe/Oslo]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2022-03-01T14:00+01:00[Europe/Oslo]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2022-03-01T15:00+01:00[Europe/Oslo]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2022-03-01T16:00+01:00[Europe/Oslo]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2022-03-01T17:00+01:00[Europe/Oslo]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2022-03-01T18:00+01:00[Europe/Oslo]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2022-03-01T19:00+01:00[Europe/Oslo]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2022-03-01T20:00+01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2-03-01T21:00+01:00[Europe/Oslo]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2-03-01T22:00+01:00[Europe/Oslo]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2022-03-01T23:00+01:00[Europe/Oslo]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2022-03-02T00:00+01:00[Europe/Oslo]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2-03-02T01:00+01:00[Europe/Oslo]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2022-03-02T02:00+01:00[Europe/Oslo]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2022-03-02T03:00+01:00[Europe/Oslo]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string" calcext:value-type="string">
            <text:p>2022-03-02T04:00+01:00[Europe/Oslo]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22-03-02T05:00+01:00[Europe/Oslo]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2022-03-02T06:00+01:00[Europe/Oslo]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2022-03-02T07:00+01:00[Europe/Oslo]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2022-03-02T08:00+01:00[Europe/Oslo]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2022-03-02T09:00+01:00[Europe/Oslo]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2022-03-02T10:00+01:00[Europe/Oslo]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2022-03-02T11:00+01:00[Europe/Oslo]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2022-03-02T12:00+01:00[Europe/Oslo]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2022-03-02T13:00+01:00[Europe/Oslo]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2022-03-02T14:00+01:00[Europe/Oslo]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2022-03-02T15:00+01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2-03-02T16:00+01:00[Europe/Oslo]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string" calcext:value-type="string">
            <text:p>2022-03-02T17:00+01:00[Europe/Oslo]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2022-03-02T18:00+01:00[Europe/Oslo]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2022-03-02T19:00+01:00[Europe/Oslo]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2022-03-02T20:00+01:00[Europe/Oslo]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2022-03-02T21:00+01:00[Europe/Oslo]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string" calcext:value-type="string">
            <text:p>2022-03-02T22:00+01:00[Europe/Oslo]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string" calcext:value-type="string">
            <text:p>2022-03-02T23:00+01:00[Europe/Oslo]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2022-03-03T00:00+01:00[Europe/Oslo]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2022-03-03T01:00+01:00[Europe/Oslo]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2022-03-03T02:00+01:00[Europe/Oslo]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2022-03-03T03:00+01:00[Europe/Oslo]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2022-03-03T04:00+01:00[Europe/Oslo]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2022-03-03T05:00+01:00[Europe/Oslo]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2022-03-03T06:00+01:00[Europe/Oslo]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2022-03-03T07:00+01:00[Europe/Oslo]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string" calcext:value-type="string">
            <text:p>2022-03-03T08:00+01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2-03-03T09:00+01:00[Europe/Oslo]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2022-03-03T10:00+01:00[Europe/Oslo]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2022-03-03T11:00+01:00[Europe/Oslo]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2022-03-03T12:00+01:00[Europe/Oslo]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2022-03-03T13:00+01:00[Europe/Oslo]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2022-03-03T14:00+01:00[Europe/Oslo]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2022-03-03T15:00+01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2-03-03T16:00+01:00[Europe/Oslo]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2022-03-03T17:00+01:00[Europe/Oslo]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2022-03-03T18:00+01:00[Europe/Oslo]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2022-03-03T19:00+01:00[Europe/Oslo]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 office:value-type="string" calcext:value-type="string">
            <text:p>2022-03-03T20:00+01:00[Europe/Oslo]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022-03-03T21:00+01:00[Europe/Oslo]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2022-03-03T22:00+01:00[Europe/Oslo]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2022-03-03T23:00+01:00[Europe/Oslo]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2022-03-04T00:00+01:00[Europe/Oslo]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2022-03-04T01:00+01:00[Europe/Oslo]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2022-03-04T02:00+01:00[Europe/Oslo]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022-03-04T03:00+01:00[Europe/Oslo]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2022-03-04T04:00+01:00[Europe/Oslo]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2022-03-04T05:00+01:00[Europe/Oslo]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2022-03-04T06:00+01:00[Europe/Oslo]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2022-03-04T07:00+01:00[Europe/Oslo]</text:p>
          </table:table-cell>
          <table:table-cell office:value-type="float" office:value="1.294" calcext:value-type="float">
            <text:p>1.294</text:p>
          </table:table-cell>
        </table:table-row>
        <table:table-row table:style-name="ro1">
          <table:table-cell office:value-type="string" calcext:value-type="string">
            <text:p>2022-03-04T08:00+01:00[Europe/Oslo]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2022-03-04T09:00+01:00[Europe/Oslo]</text:p>
          </table:table-cell>
          <table:table-cell office:value-type="float" office:value="1.317" calcext:value-type="float">
            <text:p>1.317</text:p>
          </table:table-cell>
        </table:table-row>
        <table:table-row table:style-name="ro1">
          <table:table-cell office:value-type="string" calcext:value-type="string">
            <text:p>2022-03-04T10:00+01:00[Europe/Oslo]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string" calcext:value-type="string">
            <text:p>2022-03-04T11:00+01:00[Europe/Oslo]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2022-03-04T12:00+01:00[Europe/Oslo]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2022-03-04T13:00+01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2-03-04T14:00+01:00[Europe/Oslo]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2022-03-04T15:00+01:00[Europe/Oslo]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2022-03-04T16:00+01:00[Europe/Oslo]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string" calcext:value-type="string">
            <text:p>2022-03-04T17:00+01:00[Europe/Oslo]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2022-03-04T18:00+01:00[Europe/Oslo]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2022-03-04T19:00+01:00[Europe/Oslo]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string" calcext:value-type="string">
            <text:p>2022-03-04T20:00+01:00[Europe/Oslo]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22-03-04T21:00+01:00[Europe/Oslo]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 office:value-type="string" calcext:value-type="string">
            <text:p>2022-03-04T22:00+01:00[Europe/Oslo]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2022-03-04T23:00+01:00[Europe/Oslo]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2022-03-05T00:00+01:00[Europe/Oslo]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2022-03-05T01:00+01:00[Europe/Oslo]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2-03-05T02:00+01:00[Europe/Oslo]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2022-03-05T03:00+01:00[Europe/Oslo]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2022-03-05T04:00+01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2-03-05T05:00+01:00[Europe/Oslo]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2022-03-05T06:00+01:00[Europe/Oslo]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2022-03-05T07:00+01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2-03-05T08:00+01:00[Europe/Oslo]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string" calcext:value-type="string">
            <text:p>2022-03-05T09:00+01:00[Europe/Oslo]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 office:value-type="string" calcext:value-type="string">
            <text:p>2022-03-05T10:00+01:00[Europe/Oslo]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string" calcext:value-type="string">
            <text:p>2022-03-05T11:00+01:00[Europe/Oslo]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string" calcext:value-type="string">
            <text:p>2022-03-05T12:00+01:00[Europe/Oslo]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2022-03-05T13:00+01:00[Europe/Oslo]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2022-03-05T14:00+01:00[Europe/Oslo]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string" calcext:value-type="string">
            <text:p>2022-03-05T15:00+01:00[Europe/Oslo]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2022-03-05T16:00+01:00[Europe/Oslo]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2022-03-05T17:00+01:00[Europe/Oslo]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string" calcext:value-type="string">
            <text:p>2022-03-05T18:00+01:00[Europe/Oslo]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2022-03-05T19:00+01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2-03-05T20:00+01:00[Europe/Oslo]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2022-03-05T21:00+01:00[Europe/Oslo]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2022-03-05T22:00+01:00[Europe/Oslo]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string" calcext:value-type="string">
            <text:p>2022-03-05T23:00+01:00[Europe/Oslo]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string" calcext:value-type="string">
            <text:p>2022-03-06T00:00+01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2-03-06T01:00+01:00[Europe/Oslo]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string" calcext:value-type="string">
            <text:p>2022-03-06T02:00+01:00[Europe/Oslo]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string" calcext:value-type="string">
            <text:p>2022-03-06T03:00+01:00[Europe/Oslo]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2022-03-06T04:00+01:00[Europe/Oslo]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2022-03-06T05:00+01:00[Europe/Oslo]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string" calcext:value-type="string">
            <text:p>2022-03-06T06:00+01:00[Europe/Oslo]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2022-03-06T07:00+01:00[Europe/Oslo]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2022-03-06T08:00+01:00[Europe/Oslo]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2022-03-06T09:00+01:00[Europe/Oslo]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2022-03-06T10:00+01:00[Europe/Oslo]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2022-03-06T11:00+01:00[Europe/Oslo]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2022-03-06T12:00+01:00[Europe/Oslo]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2-03-06T13:00+01:00[Europe/Oslo]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2022-03-06T14:00+01:00[Europe/Oslo]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2022-03-06T15:00+01:00[Europe/Oslo]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2022-03-06T16:00+01:00[Europe/Oslo]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2022-03-06T17:00+01:00[Europe/Oslo]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2022-03-06T18:00+01:00[Europe/Oslo]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string" calcext:value-type="string">
            <text:p>2022-03-06T19:00+01:00[Europe/Oslo]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2-03-06T20:00+01:00[Europe/Oslo]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2022-03-06T21:00+01:00[Europe/Oslo]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2022-03-06T22:00+01:00[Europe/Oslo]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string" calcext:value-type="string">
            <text:p>2022-03-06T23:00+01:00[Europe/Oslo]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2022-03-07T00:00+01:00[Europe/Oslo]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2022-03-07T01:00+01:00[Europe/Oslo]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2022-03-07T02:00+01:00[Europe/Oslo]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2022-03-07T03:00+01:00[Europe/Oslo]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2022-03-07T04:00+01:00[Europe/Oslo]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string" calcext:value-type="string">
            <text:p>2022-03-07T05:00+01:00[Europe/Oslo]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2022-03-07T06:00+01:00[Europe/Oslo]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22-03-07T07:00+01:00[Europe/Oslo]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2022-03-07T08:00+01:00[Europe/Oslo]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2-03-07T09:00+01:00[Europe/Oslo]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2022-03-07T10:00+01:00[Europe/Oslo]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string" calcext:value-type="string">
            <text:p>2022-03-07T11:00+01:00[Europe/Oslo]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string" calcext:value-type="string">
            <text:p>2022-03-07T12:00+01:00[Europe/Oslo]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string" calcext:value-type="string">
            <text:p>2022-03-07T13:00+01:00[Europe/Oslo]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string" calcext:value-type="string">
            <text:p>2022-03-07T14:00+01:00[Europe/Oslo]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string" calcext:value-type="string">
            <text:p>2022-03-07T15:00+01:00[Europe/Oslo]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2022-03-07T16:00+01:00[Europe/Oslo]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2022-03-07T17:00+01:00[Europe/Oslo]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string" calcext:value-type="string">
            <text:p>2022-03-07T18:00+01:00[Europe/Oslo]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2022-03-07T19:00+01:00[Europe/Oslo]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2022-03-07T20:00+01:00[Europe/Oslo]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2022-03-07T21:00+01:00[Europe/Oslo]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2022-03-07T22:00+01:00[Europe/Oslo]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2-03-07T23:00+01:00[Europe/Oslo]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2022-03-08T00:00+01:00[Europe/Oslo]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2022-03-08T01:00+01:00[Europe/Oslo]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2022-03-08T02:00+01:00[Europe/Oslo]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2022-03-08T03:00+01:00[Europe/Oslo]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2022-03-08T04:00+01:00[Europe/Oslo]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2022-03-08T05:00+01:00[Europe/Oslo]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2022-03-08T06:00+01:00[Europe/Oslo]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2022-03-08T07:00+01:00[Europe/Oslo]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string" calcext:value-type="string">
            <text:p>2022-03-08T08:00+01:00[Europe/Oslo]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string" calcext:value-type="string">
            <text:p>2022-03-08T09:00+01:00[Europe/Oslo]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string" calcext:value-type="string">
            <text:p>2022-03-08T10:00+01:00[Europe/Oslo]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string" calcext:value-type="string">
            <text:p>2022-03-08T11:00+01:00[Europe/Oslo]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2022-03-08T12:00+01:00[Europe/Oslo]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string" calcext:value-type="string">
            <text:p>2022-03-08T13:00+01:00[Europe/Oslo]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string" calcext:value-type="string">
            <text:p>2022-03-08T14:00+01:00[Europe/Oslo]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2022-03-08T15:00+01:00[Europe/Oslo]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2022-03-08T16:00+01:00[Europe/Oslo]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2022-03-08T17:00+01:00[Europe/Oslo]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2022-03-08T18:00+01:00[Europe/Oslo]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2022-03-08T19:00+01:00[Europe/Oslo]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2022-03-08T20:00+01:00[Europe/Oslo]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2022-03-08T21:00+01:00[Europe/Oslo]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 office:value-type="string" calcext:value-type="string">
            <text:p>2022-03-08T22:00+01:00[Europe/Oslo]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string" calcext:value-type="string">
            <text:p>2022-03-08T23:00+01:00[Europe/Oslo]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2022-03-09T00:00+01:00[Europe/Oslo]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2022-03-09T01:00+01:00[Europe/Oslo]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2022-03-09T02:00+01:00[Europe/Oslo]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2022-03-09T03:00+01:00[Europe/Oslo]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2022-03-09T04:00+01:00[Europe/Oslo]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2022-03-09T05:00+01:00[Europe/Oslo]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2022-03-09T06:00+01:00[Europe/Oslo]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2022-03-09T07:00+01:00[Europe/Oslo]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string" calcext:value-type="string">
            <text:p>2022-03-09T08:00+01:00[Europe/Oslo]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string" calcext:value-type="string">
            <text:p>2022-03-09T09:00+01:00[Europe/Oslo]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2022-03-09T10:00+01:00[Europe/Oslo]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2022-03-09T11:00+01:00[Europe/Oslo]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string" calcext:value-type="string">
            <text:p>2022-03-09T12:00+01:00[Europe/Oslo]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2022-03-09T13:00+01:00[Europe/Oslo]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2022-03-09T14:00+01:00[Europe/Oslo]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string" calcext:value-type="string">
            <text:p>2022-03-09T15:00+01:00[Europe/Oslo]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2022-03-09T16:00+01:00[Europe/Oslo]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2022-03-09T17:00+01:00[Europe/Oslo]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2022-03-09T18:00+01:00[Europe/Oslo]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2022-03-09T19:00+01:00[Europe/Oslo]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2022-03-09T20:00+01:00[Europe/Oslo]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 office:value-type="string" calcext:value-type="string">
            <text:p>2022-03-09T21:00+01:00[Europe/Oslo]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office:value-type="string" calcext:value-type="string">
            <text:p>2022-03-09T22:00+01:00[Europe/Oslo]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2022-03-09T23:00+01:00[Europe/Oslo]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2022-03-10T00:00+01:00[Europe/Oslo]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2022-03-10T01:00+01:00[Europe/Oslo]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2022-03-10T02:00+01:00[Europe/Oslo]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2022-03-10T03:00+01:00[Europe/Oslo]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2022-03-10T04:00+01:00[Europe/Oslo]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2-03-10T05:00+01:00[Europe/Oslo]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2022-03-10T06:00+01:00[Europe/Oslo]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2-03-10T07:00+01:00[Europe/Oslo]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string" calcext:value-type="string">
            <text:p>2022-03-10T08:00+01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2-03-10T09:00+01:00[Europe/Oslo]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2-03-10T10:00+01:00[Europe/Oslo]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2022-03-10T11:00+01:00[Europe/Oslo]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2-03-10T12:00+01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2-03-10T13:00+01:00[Europe/Oslo]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2-03-10T14:00+01:00[Europe/Oslo]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2022-03-10T15:00+01:00[Europe/Oslo]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2022-03-10T16:00+01:00[Europe/Oslo]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string" calcext:value-type="string">
            <text:p>2022-03-10T17:00+01:00[Europe/Oslo]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string" calcext:value-type="string">
            <text:p>2022-03-10T18:00+01:00[Europe/Oslo]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2022-03-10T19:00+01:00[Europe/Oslo]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string" calcext:value-type="string">
            <text:p>2022-03-10T20:00+01:00[Europe/Oslo]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 office:value-type="string" calcext:value-type="string">
            <text:p>2022-03-10T21:00+01:00[Europe/Oslo]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2022-03-10T22:00+01:00[Europe/Oslo]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2-03-10T23:00+01:00[Europe/Oslo]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string" calcext:value-type="string">
            <text:p>2022-03-11T00:00+01:00[Europe/Oslo]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2022-03-11T01:00+01:00[Europe/Oslo]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022-03-11T02:00+01:00[Europe/Oslo]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2-03-11T03:00+01:00[Europe/Oslo]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2022-03-11T04:00+01:00[Europe/Oslo]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2022-03-11T05:00+01:00[Europe/Oslo]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2022-03-11T06:00+01:00[Europe/Oslo]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2022-03-11T07:00+01:00[Europe/Oslo]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string" calcext:value-type="string">
            <text:p>2022-03-11T08:00+01:00[Europe/Oslo]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2022-03-11T09:00+01:00[Europe/Oslo]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 office:value-type="string" calcext:value-type="string">
            <text:p>2022-03-11T10:00+01:00[Europe/Oslo]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2-03-11T11:00+01:00[Europe/Oslo]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2022-03-11T12:00+01:00[Europe/Oslo]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2022-03-11T13:00+01:00[Europe/Oslo]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2022-03-11T14:00+01:00[Europe/Oslo]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2022-03-11T15:00+01:00[Europe/Oslo]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2-03-11T16:00+01:00[Europe/Oslo]</text:p>
          </table:table-cell>
          <table:table-cell office:value-type="float" office:value="1.138" calcext:value-type="float">
            <text:p>1.138</text:p>
          </table:table-cell>
        </table:table-row>
        <table:table-row table:style-name="ro1">
          <table:table-cell office:value-type="string" calcext:value-type="string">
            <text:p>2022-03-11T17:00+01:00[Europe/Oslo]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2022-03-11T18:00+01:00[Europe/Oslo]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2022-03-11T19:00+01:00[Europe/Oslo]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string" calcext:value-type="string">
            <text:p>2022-03-11T20:00+01:00[Europe/Oslo]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 office:value-type="string" calcext:value-type="string">
            <text:p>2022-03-11T21:00+01:00[Europe/Oslo]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string" calcext:value-type="string">
            <text:p>2022-03-11T22:00+01:00[Europe/Oslo]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2022-03-11T23:00+01:00[Europe/Oslo]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2022-03-12T00:00+01:00[Europe/Oslo]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2022-03-12T01:00+01:00[Europe/Oslo]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2022-03-12T02:00+01:00[Europe/Oslo]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2022-03-12T03:00+01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2-03-12T04:00+01:00[Europe/Oslo]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string" calcext:value-type="string">
            <text:p>2022-03-12T05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2-03-12T06:00+01:00[Europe/Oslo]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2022-03-12T07:00+01:00[Europe/Oslo]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2022-03-12T08:00+01:00[Europe/Oslo]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2022-03-12T09:00+01:00[Europe/Oslo]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2022-03-12T10:00+01:00[Europe/Oslo]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2022-03-12T11:00+01:00[Europe/Oslo]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2022-03-12T12:00+01:00[Europe/Oslo]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string" calcext:value-type="string">
            <text:p>2022-03-12T13:00+01:00[Europe/Oslo]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2022-03-12T14:00+01:00[Europe/Oslo]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2022-03-12T15:00+01:00[Europe/Oslo]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string" calcext:value-type="string">
            <text:p>2022-03-12T16:00+01:00[Europe/Oslo]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string" calcext:value-type="string">
            <text:p>2022-03-12T17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2-03-12T18:00+01:00[Europe/Oslo]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string" calcext:value-type="string">
            <text:p>2022-03-12T19:00+01:00[Europe/Oslo]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2022-03-12T20:00+01:00[Europe/Oslo]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2022-03-12T21:00+01:00[Europe/Oslo]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 office:value-type="string" calcext:value-type="string">
            <text:p>2022-03-12T22:00+01:00[Europe/Oslo]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string" calcext:value-type="string">
            <text:p>2022-03-12T23:00+01:00[Europe/Oslo]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2-03-13T00:00+01:00[Europe/Oslo]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string" calcext:value-type="string">
            <text:p>2022-03-13T01:00+01:00[Europe/Oslo]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string" calcext:value-type="string">
            <text:p>2022-03-13T02:00+01:00[Europe/Oslo]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2022-03-13T03:00+01:00[Europe/Oslo]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2022-03-13T04:00+01:00[Europe/Oslo]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2022-03-13T05:00+01:00[Europe/Oslo]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string" calcext:value-type="string">
            <text:p>2022-03-13T06:00+01:00[Europe/Oslo]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2022-03-13T07:00+01:00[Europe/Oslo]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2-03-13T08:00+01:00[Europe/Oslo]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2022-03-13T09:00+01:00[Europe/Oslo]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2022-03-13T10:00+01:00[Europe/Oslo]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2022-03-13T11:00+01:00[Europe/Oslo]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2022-03-13T12:00+01:00[Europe/Oslo]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2022-03-13T13:00+01:00[Europe/Oslo]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2022-03-13T14:00+01:00[Europe/Oslo]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2022-03-13T15:00+01:00[Europe/Oslo]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2022-03-13T16:00+01:00[Europe/Oslo]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string" calcext:value-type="string">
            <text:p>2022-03-13T17:00+01:00[Europe/Oslo]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2022-03-13T18:00+01:00[Europe/Oslo]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2022-03-13T19:00+01:00[Europe/Oslo]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2022-03-13T20:00+01:00[Europe/Oslo]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2022-03-13T21:00+01:00[Europe/Oslo]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2022-03-13T22:00+01:00[Europe/Oslo]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2022-03-13T23:00+01:00[Europe/Oslo]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2022-03-14T00:00+01:00[Europe/Oslo]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2022-03-14T01:00+01:00[Europe/Oslo]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2022-03-14T02:00+01:00[Europe/Oslo]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string" calcext:value-type="string">
            <text:p>2022-03-14T03:00+01:00[Europe/Oslo]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2022-03-14T04:00+01:00[Europe/Oslo]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2-03-14T05:00+01:00[Europe/Oslo]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string" calcext:value-type="string">
            <text:p>2022-03-14T06:00+01:00[Europe/Oslo]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2-03-14T07:00+01:00[Europe/Oslo]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2022-03-14T08:00+01:00[Europe/Oslo]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2022-03-14T09:00+01:00[Europe/Oslo]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string" calcext:value-type="string">
            <text:p>2022-03-14T10:00+01:00[Europe/Oslo]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2022-03-14T11:00+01:00[Europe/Oslo]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2022-03-14T12:00+01:00[Europe/Oslo]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2022-03-14T13:00+01:00[Europe/Oslo]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2022-03-14T14:00+01:00[Europe/Oslo]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string" calcext:value-type="string">
            <text:p>2022-03-14T15:00+01:00[Europe/Oslo]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2022-03-14T16:00+01:00[Europe/Oslo]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2022-03-14T17:00+01:00[Europe/Oslo]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2-03-14T18:00+01:00[Europe/Oslo]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2022-03-14T19:00+01:00[Europe/Oslo]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2022-03-14T20:00+01:00[Europe/Oslo]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2022-03-14T21:00+01:00[Europe/Oslo]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2022-03-14T22:00+01:00[Europe/Oslo]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string" calcext:value-type="string">
            <text:p>2022-03-14T23:00+01:00[Europe/Oslo]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2022-03-15T00:00+01:00[Europe/Oslo]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string" calcext:value-type="string">
            <text:p>2022-03-15T01:00+01:00[Europe/Oslo]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2022-03-15T02:00+01:00[Europe/Oslo]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2022-03-15T03:00+01:00[Europe/Oslo]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2-03-15T04:00+01:00[Europe/Oslo]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2022-03-15T05:00+01:00[Europe/Oslo]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2022-03-15T06:00+01:00[Europe/Oslo]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2022-03-15T07:00+01:00[Europe/Oslo]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string" calcext:value-type="string">
            <text:p>2022-03-15T08:00+01:00[Europe/Oslo]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2022-03-15T09:00+01:00[Europe/Oslo]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2022-03-15T10:00+01:00[Europe/Oslo]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2022-03-15T11:00+01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2-03-15T12:00+01:00[Europe/Oslo]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string" calcext:value-type="string">
            <text:p>2022-03-15T13:00+01:00[Europe/Oslo]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2022-03-15T14:00+01:00[Europe/Oslo]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2022-03-15T15:00+01:00[Europe/Oslo]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2022-03-15T16:00+01:00[Europe/Oslo]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2022-03-15T17:00+01:00[Europe/Oslo]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2-03-15T18:00+01:00[Europe/Oslo]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2022-03-15T19:00+01:00[Europe/Oslo]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2022-03-15T20:00+01:00[Europe/Oslo]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2-03-15T21:00+01:00[Europe/Oslo]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2022-03-15T22:00+01:00[Europe/Oslo]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2022-03-15T23:00+01:00[Europe/Oslo]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2022-03-16T00:00+01:00[Europe/Oslo]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2-03-16T01:00+01:00[Europe/Oslo]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2022-03-16T02:00+01:00[Europe/Oslo]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2022-03-16T03:00+01:00[Europe/Oslo]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2022-03-16T04:00+01:00[Europe/Oslo]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2022-03-16T05:00+01:00[Europe/Oslo]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2022-03-16T06:00+01:00[Europe/Oslo]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string" calcext:value-type="string">
            <text:p>2022-03-16T07:00+01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2-03-16T08:00+01:00[Europe/Oslo]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2022-03-16T09:00+01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2-03-16T10:00+01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2-03-16T11:00+01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2-03-16T12:00+01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2-03-16T13:00+01:00[Europe/Oslo]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2022-03-16T14:00+01:00[Europe/Oslo]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2022-03-16T15:00+01:00[Europe/Oslo]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2-03-16T16:00+01:00[Europe/Oslo]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string" calcext:value-type="string">
            <text:p>2022-03-16T17:00+01:00[Europe/Oslo]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22-03-16T18:00+01:00[Europe/Oslo]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2022-03-16T19:00+01:00[Europe/Oslo]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2022-03-16T20:00+01:00[Europe/Oslo]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string" calcext:value-type="string">
            <text:p>2022-03-16T21:00+01:00[Europe/Oslo]</text:p>
          </table:table-cell>
          <table:table-cell office:value-type="float" office:value="1.157" calcext:value-type="float">
            <text:p>1.157</text:p>
          </table:table-cell>
        </table:table-row>
        <table:table-row table:style-name="ro1">
          <table:table-cell office:value-type="string" calcext:value-type="string">
            <text:p>2022-03-16T22:00+01:00[Europe/Oslo]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string" calcext:value-type="string">
            <text:p>2022-03-16T23:00+01:00[Europe/Oslo]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string" calcext:value-type="string">
            <text:p>2022-03-17T00:00+01:00[Europe/Oslo]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2022-03-17T01:00+01:00[Europe/Oslo]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string" calcext:value-type="string">
            <text:p>2022-03-17T02:00+01:00[Europe/Oslo]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2-03-17T03:00+01:00[Europe/Oslo]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string" calcext:value-type="string">
            <text:p>2022-03-17T04:00+01:00[Europe/Oslo]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2-03-17T05:00+01:00[Europe/Oslo]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2022-03-17T06:00+01:00[Europe/Oslo]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2022-03-17T07:00+01:00[Europe/Oslo]</text:p>
          </table:table-cell>
          <table:table-cell office:value-type="float" office:value="1.293" calcext:value-type="float">
            <text:p>1.293</text:p>
          </table:table-cell>
        </table:table-row>
        <table:table-row table:style-name="ro1">
          <table:table-cell office:value-type="string" calcext:value-type="string">
            <text:p>2022-03-17T08:00+01:00[Europe/Oslo]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2-03-17T09:00+01:00[Europe/Oslo]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2022-03-17T10:00+01:00[Europe/Oslo]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2022-03-17T11:00+01:00[Europe/Oslo]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2022-03-17T12:00+01:00[Europe/Oslo]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2-03-17T13:00+01:00[Europe/Oslo]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string" calcext:value-type="string">
            <text:p>2022-03-17T14:00+01:00[Europe/Oslo]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2-03-17T15:00+01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2-03-17T16:00+01:00[Europe/Oslo]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2022-03-17T17:00+01:00[Europe/Oslo]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2022-03-17T18:00+01:00[Europe/Oslo]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string" calcext:value-type="string">
            <text:p>2022-03-17T19:00+01:00[Europe/Oslo]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2022-03-17T20:00+01:00[Europe/Oslo]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string" calcext:value-type="string">
            <text:p>2022-03-17T21:00+01:00[Europe/Oslo]</text:p>
          </table:table-cell>
          <table:table-cell office:value-type="float" office:value="1.241" calcext:value-type="float">
            <text:p>1.241</text:p>
          </table:table-cell>
        </table:table-row>
        <table:table-row table:style-name="ro1">
          <table:table-cell office:value-type="string" calcext:value-type="string">
            <text:p>2022-03-17T22:00+01:00[Europe/Oslo]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string" calcext:value-type="string">
            <text:p>2022-03-17T23:00+01:00[Europe/Oslo]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2022-03-18T00:00+01:00[Europe/Oslo]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2022-03-18T01:00+01:00[Europe/Oslo]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2022-03-18T02:00+01:00[Europe/Oslo]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2022-03-18T03:00+01:00[Europe/Oslo]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2022-03-18T04:00+01:00[Europe/Oslo]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string" calcext:value-type="string">
            <text:p>2022-03-18T05:00+01:00[Europe/Oslo]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2022-03-18T06:00+01:00[Europe/Oslo]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2022-03-18T07:00+01:00[Europe/Oslo]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string" calcext:value-type="string">
            <text:p>2022-03-18T08:00+01:00[Europe/Oslo]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2022-03-18T09:00+01:00[Europe/Oslo]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2022-03-18T10:00+01:00[Europe/Oslo]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2022-03-18T11:00+01:00[Europe/Oslo]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2-03-18T12:00+01:00[Europe/Oslo]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string" calcext:value-type="string">
            <text:p>2022-03-18T13:00+01:00[Europe/Oslo]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2022-03-18T14:00+01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2-03-18T15:00+01:00[Europe/Oslo]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2022-03-18T16:00+01:00[Europe/Oslo]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2022-03-18T17:00+01:00[Europe/Oslo]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string" calcext:value-type="string">
            <text:p>2022-03-18T18:00+01:00[Europe/Oslo]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string" calcext:value-type="string">
            <text:p>2022-03-18T19:00+01:00[Europe/Oslo]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string" calcext:value-type="string">
            <text:p>2022-03-18T20:00+01:00[Europe/Oslo]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2022-03-18T21:00+01:00[Europe/Oslo]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2-03-18T22:00+01:00[Europe/Oslo]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2022-03-18T23:00+01:00[Europe/Oslo]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2022-03-19T00:00+01:00[Europe/Oslo]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2022-03-19T01:00+01:00[Europe/Oslo]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2022-03-19T02:00+01:00[Europe/Oslo]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2022-03-19T03:00+01:00[Europe/Oslo]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2022-03-19T04:00+01:00[Europe/Oslo]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2022-03-19T05:00+01:00[Europe/Oslo]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2022-03-19T06:00+01:00[Europe/Oslo]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string" calcext:value-type="string">
            <text:p>2022-03-19T07:00+01:00[Europe/Oslo]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2022-03-19T08:00+01:00[Europe/Oslo]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2022-03-19T09:00+01:00[Europe/Oslo]</text:p>
          </table:table-cell>
          <table:table-cell office:value-type="float" office:value="1.198" calcext:value-type="float">
            <text:p>1.198</text:p>
          </table:table-cell>
        </table:table-row>
        <table:table-row table:style-name="ro1">
          <table:table-cell office:value-type="string" calcext:value-type="string">
            <text:p>2022-03-19T10:00+01:00[Europe/Oslo]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 office:value-type="string" calcext:value-type="string">
            <text:p>2022-03-19T11:00+01:00[Europe/Oslo]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2022-03-19T12:00+01:00[Europe/Oslo]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22-03-19T13:00+01:00[Europe/Oslo]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2022-03-19T14:00+01:00[Europe/Oslo]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2022-03-19T15:00+01:00[Europe/Oslo]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2022-03-19T16:00+01:00[Europe/Oslo]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string" calcext:value-type="string">
            <text:p>2022-03-19T17:00+01:00[Europe/Oslo]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2022-03-19T18:00+01:00[Europe/Oslo]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2022-03-19T19:00+01:00[Europe/Oslo]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string" calcext:value-type="string">
            <text:p>2022-03-19T20:00+01:00[Europe/Oslo]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2022-03-19T21:00+01:00[Europe/Oslo]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2022-03-19T22:00+01:00[Europe/Oslo]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2022-03-19T23:00+01:00[Europe/Oslo]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2022-03-20T00:00+01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2-03-20T01:00+01:00[Europe/Oslo]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string" calcext:value-type="string">
            <text:p>2022-03-20T02:00+01:00[Europe/Oslo]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2022-03-20T03:00+01:00[Europe/Oslo]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2022-03-20T04:00+01:00[Europe/Oslo]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22-03-20T05:00+01:00[Europe/Oslo]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2022-03-20T06:00+01:00[Europe/Oslo]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2022-03-20T07:00+01:00[Europe/Oslo]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2022-03-20T08:00+01:00[Europe/Oslo]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2022-03-20T09:00+01:00[Europe/Oslo]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2022-03-20T10:00+01:00[Europe/Oslo]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2022-03-20T11:00+01:00[Europe/Oslo]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2022-03-20T12:00+01:00[Europe/Oslo]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2022-03-20T13:00+01:00[Europe/Oslo]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2022-03-20T14:00+01:00[Europe/Oslo]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 office:value-type="string" calcext:value-type="string">
            <text:p>2022-03-20T15:00+01:00[Europe/Oslo]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string" calcext:value-type="string">
            <text:p>2022-03-20T16:00+01:00[Europe/Oslo]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string" calcext:value-type="string">
            <text:p>2022-03-20T17:00+01:00[Europe/Oslo]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2022-03-20T18:00+01:00[Europe/Oslo]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2022-03-20T19:00+01:00[Europe/Oslo]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2022-03-20T20:00+01:00[Europe/Oslo]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 office:value-type="string" calcext:value-type="string">
            <text:p>2022-03-20T21:00+01:00[Europe/Oslo]</text:p>
          </table:table-cell>
          <table:table-cell office:value-type="float" office:value="1.439" calcext:value-type="float">
            <text:p>1.439</text:p>
          </table:table-cell>
        </table:table-row>
        <table:table-row table:style-name="ro1">
          <table:table-cell office:value-type="string" calcext:value-type="string">
            <text:p>2022-03-20T22:00+01:00[Europe/Oslo]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2022-03-20T23:00+01:00[Europe/Oslo]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string" calcext:value-type="string">
            <text:p>2022-03-21T00:00+01:00[Europe/Oslo]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2022-03-21T01:00+01:00[Europe/Oslo]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22-03-21T02:00+01:00[Europe/Oslo]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2022-03-21T03:00+01:00[Europe/Oslo]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string" calcext:value-type="string">
            <text:p>2022-03-21T04:00+01:00[Europe/Oslo]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2022-03-21T05:00+01:00[Europe/Oslo]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2022-03-21T06:00+01:00[Europe/Oslo]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2022-03-21T07:00+01:00[Europe/Oslo]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2022-03-21T08:00+01:00[Europe/Oslo]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2022-03-21T09:00+01:00[Europe/Oslo]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2022-03-21T10:00+01:00[Europe/Oslo]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2022-03-21T11:00+01:00[Europe/Oslo]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2022-03-21T12:00+01:00[Europe/Oslo]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2022-03-21T13:00+01:00[Europe/Oslo]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2022-03-21T14:00+01:00[Europe/Oslo]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2022-03-21T15:00+01:00[Europe/Oslo]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2022-03-21T16:00+01:00[Europe/Oslo]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2022-03-21T17:00+01:00[Europe/Oslo]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2022-03-21T18:00+01:00[Europe/Oslo]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2022-03-21T19:00+01:00[Europe/Oslo]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2022-03-21T20:00+01:00[Europe/Oslo]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2022-03-21T21:00+01:00[Europe/Oslo]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2022-03-21T22:00+01:00[Europe/Oslo]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2022-03-21T23:00+01:00[Europe/Oslo]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2022-03-22T00:00+01:00[Europe/Oslo]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2022-03-22T01:00+01:00[Europe/Oslo]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2022-03-22T02:00+01:00[Europe/Oslo]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2022-03-22T03:00+01:00[Europe/Oslo]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2022-03-22T04:00+01:00[Europe/Oslo]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2022-03-22T05:00+01:00[Europe/Oslo]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string" calcext:value-type="string">
            <text:p>2022-03-22T06:00+01:00[Europe/Oslo]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2-03-22T07:00+01:00[Europe/Oslo]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2022-03-22T08:00+01:00[Europe/Oslo]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2022-03-22T09:00+01:00[Europe/Oslo]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2022-03-22T10:00+01:00[Europe/Oslo]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2022-03-22T11:00+01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2-03-22T12:00+01:00[Europe/Oslo]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2022-03-22T13:00+01:00[Europe/Oslo]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2022-03-22T14:00+01:00[Europe/Oslo]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2022-03-22T15:00+01:00[Europe/Oslo]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2022-03-22T16:00+01:00[Europe/Oslo]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2022-03-22T17:00+01:00[Europe/Oslo]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2022-03-22T18:00+01:00[Europe/Oslo]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2022-03-22T19:00+01:00[Europe/Oslo]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2022-03-22T20:00+01:00[Europe/Oslo]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2022-03-22T21:00+01:00[Europe/Oslo]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string" calcext:value-type="string">
            <text:p>2022-03-22T22:00+01:00[Europe/Oslo]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string" calcext:value-type="string">
            <text:p>2022-03-22T23:00+01:00[Europe/Oslo]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string" calcext:value-type="string">
            <text:p>2022-03-23T00:00+01:00[Europe/Oslo]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string" calcext:value-type="string">
            <text:p>2022-03-23T01:00+01:00[Europe/Oslo]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2-03-23T02:00+01:00[Europe/Oslo]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2022-03-23T03:00+01:00[Europe/Oslo]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2022-03-23T04:00+01:00[Europe/Oslo]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string" calcext:value-type="string">
            <text:p>2022-03-23T05:00+01:00[Europe/Oslo]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string" calcext:value-type="string">
            <text:p>2022-03-23T06:00+01:00[Europe/Oslo]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string" calcext:value-type="string">
            <text:p>2022-03-23T07:00+01:00[Europe/Oslo]</text:p>
          </table:table-cell>
          <table:table-cell office:value-type="float" office:value="1.325" calcext:value-type="float">
            <text:p>1.325</text:p>
          </table:table-cell>
        </table:table-row>
        <table:table-row table:style-name="ro1">
          <table:table-cell office:value-type="string" calcext:value-type="string">
            <text:p>2022-03-23T08:00+01:00[Europe/Oslo]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22-03-23T09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2-03-23T10:00+01:00[Europe/Oslo]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2022-03-23T11:00+01:00[Europe/Oslo]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2022-03-23T12:00+01:00[Europe/Oslo]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2022-03-23T13:00+01:00[Europe/Oslo]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2022-03-23T14:00+01:00[Europe/Oslo]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2-03-23T15:00+01:00[Europe/Oslo]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2022-03-23T16:00+01:00[Europe/Oslo]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2022-03-23T17:00+01:00[Europe/Oslo]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2022-03-23T18:00+01:00[Europe/Oslo]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2022-03-23T19:00+01:00[Europe/Oslo]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2022-03-23T20:00+01:00[Europe/Oslo]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2022-03-23T21:00+01:00[Europe/Oslo]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2022-03-23T22:00+01:00[Europe/Oslo]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2022-03-23T23:00+01:00[Europe/Oslo]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string" calcext:value-type="string">
            <text:p>2022-03-24T00:00+01:00[Europe/Oslo]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2022-03-24T01:00+01:00[Europe/Oslo]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2022-03-24T02:00+01:00[Europe/Oslo]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2022-03-24T03:00+01:00[Europe/Oslo]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string" calcext:value-type="string">
            <text:p>2022-03-24T04:00+01:00[Europe/Oslo]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2022-03-24T05:00+01:00[Europe/Oslo]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string" calcext:value-type="string">
            <text:p>2022-03-24T06:00+01:00[Europe/Oslo]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022-03-24T07:00+01:00[Europe/Oslo]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2022-03-24T08:00+01:00[Europe/Oslo]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2022-03-24T09:00+01:00[Europe/Oslo]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2022-03-24T10:00+01:00[Europe/Oslo]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2022-03-24T11:00+01:00[Europe/Oslo]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2022-03-24T12:00+01:00[Europe/Oslo]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2022-03-24T13:00+01:00[Europe/Oslo]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2022-03-24T14:00+01:00[Europe/Oslo]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2022-03-24T15:00+01:00[Europe/Oslo]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2022-03-24T16:00+01:00[Europe/Oslo]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2022-03-24T17:00+01:00[Europe/Oslo]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2022-03-24T18:00+01:00[Europe/Oslo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2022-03-24T19:00+01:00[Europe/Oslo]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2022-03-24T20:00+01:00[Europe/Oslo]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2022-03-24T21:00+01:00[Europe/Oslo]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office:value-type="string" calcext:value-type="string">
            <text:p>2022-03-24T22:00+01:00[Europe/Oslo]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string" calcext:value-type="string">
            <text:p>2022-03-24T23:00+01:00[Europe/Oslo]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2022-03-25T00:00+01:00[Europe/Oslo]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2022-03-25T01:00+01:00[Europe/Oslo]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2022-03-25T02:00+01:00[Europe/Oslo]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2-03-25T03:00+01:00[Europe/Oslo]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2022-03-25T04:00+01:00[Europe/Oslo]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2022-03-25T05:00+01:00[Europe/Oslo]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2022-03-25T06:00+01:00[Europe/Oslo]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2022-03-25T07:00+01:00[Europe/Oslo]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string" calcext:value-type="string">
            <text:p>2022-03-25T08:00+01:00[Europe/Oslo]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string" calcext:value-type="string">
            <text:p>2022-03-25T09:00+01:00[Europe/Oslo]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2022-03-25T10:00+01:00[Europe/Oslo]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2022-03-25T11:00+01:00[Europe/Oslo]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2022-03-25T12:00+01:00[Europe/Oslo]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2022-03-25T13:00+01:00[Europe/Oslo]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2022-03-25T14:00+01:00[Europe/Oslo]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2022-03-25T15:00+01:00[Europe/Oslo]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2022-03-25T16:00+01:00[Europe/Oslo]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2022-03-25T17:00+01:00[Europe/Oslo]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2022-03-25T18:00+01:00[Europe/Oslo]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2022-03-25T19:00+01:00[Europe/Oslo]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2022-03-25T20:00+01:00[Europe/Oslo]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2022-03-25T21:00+01:00[Europe/Oslo]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2022-03-25T22:00+01:00[Europe/Oslo]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2022-03-25T23:00+01:00[Europe/Oslo]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2022-03-26T00:00+01:00[Europe/Oslo]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2022-03-26T01:00+01:00[Europe/Oslo]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2022-03-26T02:00+01:00[Europe/Oslo]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2-03-26T03:00+01:00[Europe/Oslo]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2022-03-26T04:00+01:00[Europe/Oslo]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2022-03-26T05:00+01:00[Europe/Oslo]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2022-03-26T06:00+01:00[Europe/Oslo]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2022-03-26T07:00+01:00[Europe/Oslo]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string" calcext:value-type="string">
            <text:p>2022-03-26T08:00+01:00[Europe/Oslo]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2022-03-26T09:00+01:00[Europe/Oslo]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2022-03-26T10:00+01:00[Europe/Oslo]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2022-03-26T11:00+01:00[Europe/Oslo]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2022-03-26T12:00+01:00[Europe/Oslo]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2022-03-26T13:00+01:00[Europe/Oslo]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2022-03-26T14:00+01:00[Europe/Oslo]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string" calcext:value-type="string">
            <text:p>2022-03-26T15:00+01:00[Europe/Oslo]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2022-03-26T16:00+01:00[Europe/Oslo]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2022-03-26T17:00+01:00[Europe/Oslo]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2022-03-26T18:00+01:00[Europe/Oslo]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2022-03-26T19:00+01:00[Europe/Oslo]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2022-03-26T20:00+01:00[Europe/Oslo]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2022-03-26T21:00+01:00[Europe/Oslo]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2022-03-26T22:00+01:00[Europe/Oslo]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2022-03-26T23:00+01:00[Europe/Oslo]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2022-03-27T00:00+01:00[Europe/Oslo]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2022-03-27T01:00+01:00[Europe/Oslo]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table:style-name="ce2" office:value-type="string" calcext:value-type="string">
            <text:p>2022-03-27T02:00+02:00[Europe/Oslo]</text:p>
          </table:table-cell>
          <table:table-cell table:style-name="ce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2022-03-27T03:00+02:00[Europe/Oslo]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2022-03-27T04:00+02:00[Europe/Oslo]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2022-03-27T05:00+02:00[Europe/Oslo]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2022-03-27T06:00+02:00[Europe/Oslo]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2022-03-27T07:00+02:00[Europe/Oslo]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2022-03-27T08:00+02:00[Europe/Oslo]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2022-03-27T09:00+02:00[Europe/Oslo]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2022-03-27T10:00+02:00[Europe/Oslo]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string" calcext:value-type="string">
            <text:p>2022-03-27T11:00+02:00[Europe/Oslo]</text:p>
          </table:table-cell>
          <table:table-cell office:value-type="float" office:value="1.302" calcext:value-type="float">
            <text:p>1.302</text:p>
          </table:table-cell>
        </table:table-row>
        <table:table-row table:style-name="ro1">
          <table:table-cell office:value-type="string" calcext:value-type="string">
            <text:p>2022-03-27T12:00+02:00[Europe/Oslo]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2022-03-27T13:00+02:00[Europe/Oslo]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2022-03-27T14:00+02:00[Europe/Oslo]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2022-03-27T15:00+02:00[Europe/Oslo]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2022-03-27T16:00+02:00[Europe/Oslo]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2022-03-27T17:00+02:00[Europe/Oslo]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2022-03-27T18:00+02:00[Europe/Oslo]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2022-03-27T19:00+02:00[Europe/Oslo]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2022-03-27T20:00+02:00[Europe/Oslo]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string" calcext:value-type="string">
            <text:p>2022-03-27T21:00+02:00[Europe/Oslo]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2022-03-27T22:00+02:00[Europe/Oslo]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2022-03-27T23:00+02:00[Europe/Oslo]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string" calcext:value-type="string">
            <text:p>2022-03-28T00:00+02:00[Europe/Oslo]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022-03-28T01:00+02:00[Europe/Oslo]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2022-03-28T02:00+02:00[Europe/Oslo]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2022-03-28T03:00+02:00[Europe/Oslo]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2022-03-28T04:00+02:00[Europe/Oslo]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2022-03-28T05:00+02:00[Europe/Oslo]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2022-03-28T06:00+02:00[Europe/Oslo]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2022-03-28T07:00+02:00[Europe/Oslo]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2022-03-28T08:00+02:00[Europe/Oslo]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2022-03-28T09:00+02:00[Europe/Oslo]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2022-03-28T10:00+02:00[Europe/Oslo]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2022-03-28T11:00+02:00[Europe/Oslo]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string" calcext:value-type="string">
            <text:p>2022-03-28T12:00+02:00[Europe/Oslo]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2022-03-28T13:00+02:00[Europe/Oslo]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2022-03-28T14:00+02:00[Europe/Oslo]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2022-03-28T15:00+02:00[Europe/Oslo]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2022-03-28T16:00+02:00[Europe/Oslo]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string" calcext:value-type="string">
            <text:p>2022-03-28T17:00+02:00[Europe/Oslo]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2022-03-28T18:00+02:00[Europe/Oslo]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2022-03-28T19:00+02:00[Europe/Oslo]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2022-03-28T20:00+02:00[Europe/Oslo]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2022-03-28T21:00+02:00[Europe/Oslo]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2022-03-28T22:00+02:00[Europe/Oslo]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office:value-type="string" calcext:value-type="string">
            <text:p>2022-03-28T23:00+02:00[Europe/Oslo]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string" calcext:value-type="string">
            <text:p>2022-03-29T00:00+02:00[Europe/Oslo]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2022-03-29T01:00+02:00[Europe/Oslo]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2022-03-29T02:00+02:00[Europe/Oslo]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2022-03-29T03:00+02:00[Europe/Oslo]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2022-03-29T04:00+02:00[Europe/Oslo]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string" calcext:value-type="string">
            <text:p>2022-03-29T05:00+02:00[Europe/Oslo]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2022-03-29T06:00+02:00[Europe/Oslo]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2022-03-29T07:00+02:00[Europe/Oslo]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>
          <table:table-cell office:value-type="string" calcext:value-type="string">
            <text:p>2022-03-29T08:00+02:00[Europe/Oslo]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>
          <table:table-cell office:value-type="string" calcext:value-type="string">
            <text:p>2022-03-29T09:00+02:00[Europe/Oslo]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string" calcext:value-type="string">
            <text:p>2022-03-29T10:00+02:00[Europe/Oslo]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2022-03-29T11:00+02:00[Europe/Oslo]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2-03-29T12:00+02:00[Europe/Oslo]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2022-03-29T13:00+02:00[Europe/Oslo]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2022-03-29T14:00+02:00[Europe/Oslo]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2022-03-29T15:00+02:00[Europe/Oslo]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2022-03-29T16:00+02:00[Europe/Oslo]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string" calcext:value-type="string">
            <text:p>2022-03-29T17:00+02:00[Europe/Oslo]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2022-03-29T18:00+02:00[Europe/Oslo]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2-03-29T19:00+02:00[Europe/Oslo]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2022-03-29T20:00+02:00[Europe/Oslo]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string" calcext:value-type="string">
            <text:p>2022-03-29T21:00+02:00[Europe/Oslo]</text:p>
          </table:table-cell>
          <table:table-cell office:value-type="float" office:value="1.318" calcext:value-type="float">
            <text:p>1.318</text:p>
          </table:table-cell>
        </table:table-row>
        <table:table-row table:style-name="ro1">
          <table:table-cell office:value-type="string" calcext:value-type="string">
            <text:p>2022-03-29T22:00+02:00[Europe/Oslo]</text:p>
          </table:table-cell>
          <table:table-cell office:value-type="float" office:value="1.087" calcext:value-type="float">
            <text:p>1.087</text:p>
          </table:table-cell>
        </table:table-row>
        <table:table-row table:style-name="ro1">
          <table:table-cell office:value-type="string" calcext:value-type="string">
            <text:p>2022-03-29T23:00+02:00[Europe/Oslo]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022-03-30T00:00+02:00[Europe/Oslo]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string" calcext:value-type="string">
            <text:p>2022-03-30T01:00+02:00[Europe/Oslo]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string" calcext:value-type="string">
            <text:p>2022-03-30T02:00+02:00[Europe/Oslo]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2022-03-30T03:00+02:00[Europe/Oslo]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2022-03-30T04:00+02:00[Europe/Oslo]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2022-03-30T05:00+02:00[Europe/Oslo]</text:p>
          </table:table-cell>
          <table:table-cell office:value-type="float" office:value="1.133" calcext:value-type="float">
            <text:p>1.133</text:p>
          </table:table-cell>
        </table:table-row>
        <table:table-row table:style-name="ro1">
          <table:table-cell office:value-type="string" calcext:value-type="string">
            <text:p>2022-03-30T06:00+02:00[Europe/Oslo]</text:p>
          </table:table-cell>
          <table:table-cell office:value-type="float" office:value="1.138" calcext:value-type="float">
            <text:p>1.138</text:p>
          </table:table-cell>
        </table:table-row>
        <table:table-row table:style-name="ro1">
          <table:table-cell office:value-type="string" calcext:value-type="string">
            <text:p>2022-03-30T07:00+02:00[Europe/Oslo]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string" calcext:value-type="string">
            <text:p>2022-03-30T08:00+02:00[Europe/Oslo]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string" calcext:value-type="string">
            <text:p>2022-03-30T09:00+02:00[Europe/Oslo]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string" calcext:value-type="string">
            <text:p>2022-03-30T10:00+02:00[Europe/Oslo]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2022-03-30T11:00+02:00[Europe/Oslo]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2022-03-30T12:00+02:00[Europe/Oslo]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2022-03-30T13:00+02:00[Europe/Oslo]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2022-03-30T14:00+02:00[Europe/Oslo]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string" calcext:value-type="string">
            <text:p>2022-03-30T15:00+02:00[Europe/Oslo]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2022-03-30T16:00+02:00[Europe/Oslo]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2022-03-30T17:00+02:00[Europe/Oslo]</text:p>
          </table:table-cell>
          <table:table-cell office:value-type="float" office:value="1.334" calcext:value-type="float">
            <text:p>1.334</text:p>
          </table:table-cell>
        </table:table-row>
        <table:table-row table:style-name="ro1">
          <table:table-cell office:value-type="string" calcext:value-type="string">
            <text:p>2022-03-30T18:00+02:00[Europe/Oslo]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2022-03-30T19:00+02:00[Europe/Oslo]</text:p>
          </table:table-cell>
          <table:table-cell office:value-type="float" office:value="1.844" calcext:value-type="float">
            <text:p>1.844</text:p>
          </table:table-cell>
        </table:table-row>
        <table:table-row table:style-name="ro1">
          <table:table-cell office:value-type="string" calcext:value-type="string">
            <text:p>2022-03-30T20:00+02:00[Europe/Oslo]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2022-03-30T21:00+02:00[Europe/Oslo]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string" calcext:value-type="string">
            <text:p>2022-03-30T22:00+02:00[Europe/Oslo]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2022-03-30T23:00+02:00[Europe/Oslo]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string" calcext:value-type="string">
            <text:p>2022-03-31T00:00+02:00[Europe/Oslo]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022-03-31T01:00+02:00[Europe/Oslo]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string" calcext:value-type="string">
            <text:p>2022-03-31T02:00+02:00[Europe/Oslo]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string" calcext:value-type="string">
            <text:p>2022-03-31T03:00+02:00[Europe/Oslo]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string" calcext:value-type="string">
            <text:p>2022-03-31T04:00+02:00[Europe/Oslo]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2022-03-31T05:00+02:00[Europe/Oslo]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string" calcext:value-type="string">
            <text:p>2022-03-31T06:00+02:00[Europe/Oslo]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2022-03-31T07:00+02:00[Europe/Oslo]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 office:value-type="string" calcext:value-type="string">
            <text:p>2022-03-31T08:00+02:00[Europe/Oslo]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2022-03-31T09:00+02:00[Europe/Oslo]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2022-03-31T10:00+02:00[Europe/Oslo]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2022-03-31T11:00+02:00[Europe/Oslo]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2022-03-31T12:00+02:00[Europe/Oslo]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2022-03-31T13:00+02:00[Europe/Oslo]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string" calcext:value-type="string">
            <text:p>2022-03-31T14:00+02:00[Europe/Oslo]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2022-03-31T15:00+02:00[Europe/Oslo]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2022-03-31T16:00+02:00[Europe/Oslo]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string" calcext:value-type="string">
            <text:p>2022-03-31T17:00+02:00[Europe/Oslo]</text:p>
          </table:table-cell>
          <table:table-cell office:value-type="float" office:value="1.233" calcext:value-type="float">
            <text:p>1.233</text:p>
          </table:table-cell>
        </table:table-row>
        <table:table-row table:style-name="ro1">
          <table:table-cell office:value-type="string" calcext:value-type="string">
            <text:p>2022-03-31T18:00+02:00[Europe/Oslo]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string" calcext:value-type="string">
            <text:p>2022-03-31T19:00+02:00[Europe/Oslo]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 office:value-type="string" calcext:value-type="string">
            <text:p>2022-03-31T20:00+02:00[Europe/Oslo]</text:p>
          </table:table-cell>
          <table:table-cell office:value-type="float" office:value="1.819" calcext:value-type="float">
            <text:p>1.819</text:p>
          </table:table-cell>
        </table:table-row>
        <table:table-row table:style-name="ro1">
          <table:table-cell office:value-type="string" calcext:value-type="string">
            <text:p>2022-03-31T21:00+02:00[Europe/Oslo]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2-03-31T22:00+02:00[Europe/Oslo]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2022-03-31T23:00+02:00[Europe/Oslo]</text:p>
          </table:table-cell>
          <table:table-cell office:value-type="float" office:value="0.93" calcext:value-type="float">
            <text:p>0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50:20.226174731</meta:creation-date>
    <dc:date>2022-11-28T13:05:24.530487264</dc:date>
    <meta:editing-duration>PT14M37S</meta:editing-duration>
    <meta:editing-cycles>10</meta:editing-cycles>
    <meta:generator>LibreOffice/7.4.3.2$Linux_X86_64 LibreOffice_project/40$Build-2</meta:generator>
    <meta:document-statistic meta:table-count="3" meta:cell-count="9750" meta:object-count="0"/>
  </office:meta>
</office:document-meta>
</file>